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  <style:font-face style:name="Tahoma1" svg:font-family="Tahom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FFFF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3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8">
      <style:table-cell-properties fo:border-top="thin solid #000000" fo:border-bottom="none" fo:border-left="thin solid #000000" fo:border-right="thin solid #000000" fo:background-color="#FFFFFF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fo:font-weight="bold" style:font-weight-asian="bold" style:font-weight-complex="bold"/>
    </style:style>
    <style:style style:name="ce18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8">
      <style:table-cell-properties fo:border-top="none" fo:border-bottom="none" fo:border-left="thin solid #000000" fo:border-right="thin solid #000000" fo:background-color="#FFFFFF"/>
    </style:style>
    <style:style style:name="ce21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3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32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3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9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9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4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50" style:family="table-cell" style:parent-style-name="Comma" style:data-style-name="N38">
      <style:table-cell-properties fo:border-top="none" fo:border-bottom="none" fo:border-left="thin solid #000000" fo:border-right="thin solid #000000" style:vertical-align="automatic" fo:background-color="#FFFFFF"/>
    </style:style>
    <style:style style:name="ce5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2" style:family="table-cell" style:parent-style-name="Comma" style:data-style-name="N3">
      <style:table-cell-properties style:vertical-align="automatic" fo:background-color="#FFFFFF"/>
    </style:style>
    <style:style style:name="ce53" style:family="table-cell" style:parent-style-name="Default" style:data-style-name="N3">
      <style:table-cell-properties fo:background-color="#FFFFFF"/>
    </style:style>
    <style:style style:name="ce5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C9211E" fo:font-weight="bold" style:font-weight-asian="bold" style:font-weight-complex="bold"/>
    </style:style>
    <style:style style:name="ce65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Default" style:data-style-name="N42">
      <style:table-cell-properties fo:border="thin solid #000000" style:vertical-align="automatic" fo:background-color="#FFFFFF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fo:background-color="#FFFFFF"/>
    </style:style>
    <style:style style:name="ce69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Excel_32_Built-in_32_Comma" style:data-style-name="N43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75" style:family="table-cell" style:parent-style-name="Default" style:data-style-name="N0">
      <style:text-properties fo:font-weight="bold" style:font-weight-asian="bold" style:font-weight-complex="bold"/>
    </style:style>
    <style:style style:name="ce76" style:family="table-cell" style:parent-style-name="Default" style:data-style-name="N0">
      <style:text-properties fo:font-style="italic" style:font-style-asian="italic" style:font-style-complex="italic"/>
    </style:style>
    <style:style style:name="ce7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1" style:family="table-cell" style:parent-style-name="Default" style:data-style-name="N44">
      <style:table-cell-properties fo:border-top="none" fo:border-bottom="none" fo:border-left="thin solid #000000" fo:border-right="thin solid #000000"/>
    </style:style>
    <style:style style:name="ce82" style:family="table-cell" style:parent-style-name="Comma" style:data-style-name="N45">
      <style:table-cell-properties fo:border-top="none" fo:border-bottom="none" fo:border-left="thin solid #000000" fo:border-right="thin solid #000000" style:vertical-align="automatic" fo:background-color="transparent"/>
    </style:style>
    <style:style style:name="ce83" style:family="table-cell" style:parent-style-name="Default" style:data-style-name="N0">
      <style:table-cell-properties fo:border="thin solid #000000"/>
    </style:style>
    <style:style style:name="ce84" style:family="table-cell" style:parent-style-name="Default" style:data-style-name="N44">
      <style:table-cell-properties fo:border="thin solid #000000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6" style:family="table-cell" style:parent-style-name="Default" style:data-style-name="N3">
      <style:text-properties fo:font-size="8pt" style:font-size-asian="8pt" style:font-size-complex="8pt"/>
    </style:style>
    <style:style style:name="ce87" style:family="table-cell" style:parent-style-name="Default" style:data-style-name="N0">
      <style:text-properties fo:font-size="8pt" style:font-size-asian="8pt" style:font-size-complex="8pt"/>
    </style:style>
    <style:style style:name="ce88" style:family="table-cell" style:parent-style-name="Default" style:data-style-name="N0">
      <style:text-properties style:text-underline-style="solid" style:text-underline-type="single"/>
    </style:style>
    <style:style style:name="ce89" style:family="table-cell" style:parent-style-name="Default" style:data-style-name="N3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0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1" style:family="table-cell" style:parent-style-name="Default" style:data-style-name="N0">
      <style:text-properties fo:font-size="7pt" style:font-size-asian="7pt" style:font-size-complex="7pt" fo:font-weight="bold" style:font-weight-asian="bold" style:font-weight-complex="bold"/>
    </style:style>
    <style:style style:name="ce92" style:family="table-cell" style:parent-style-name="Default" style:data-style-name="N3">
      <style:text-properties style:font-name="Tahoma" style:font-name-asian="Tahoma" style:font-name-complex="Tahoma" style:font-family-generic="swiss"/>
    </style:style>
    <style:style style:name="ce93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94" style:family="table-cell" style:parent-style-name="Comma" style:data-style-name="N44">
      <style:table-cell-properties style:vertical-align="automatic" fo:background-color="transparent"/>
      <style:text-properties style:font-name="Tahoma1" style:font-name-asian="Tahoma1" style:font-name-complex="Tahoma1"/>
    </style:style>
    <style:style style:name="ce95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3"/>
    <style:style style:name="ce98" style:family="table-cell" style:parent-style-name="Default" style:data-style-name="N19"/>
    <style:style style:name="ce99" style:family="table-cell" style:parent-style-name="Default" style:data-style-name="N4"/>
    <style:style style:name="ce100" style:family="table-cell" style:parent-style-name="Comma" style:data-style-name="N37">
      <style:table-cell-properties style:vertical-align="automatic" fo:background-color="transparent"/>
    </style:style>
    <style:style style:name="ce101" style:family="table-cell" style:parent-style-name="Default" style:data-style-name="N4">
      <style:table-cell-properties fo:border="2pt solid #000000"/>
      <style:text-properties fo:font-weight="bold" style:font-weight-asian="bold" style:font-weight-complex="bold"/>
    </style:style>
    <style:style style:name="ce102" style:family="table-cell" style:parent-style-name="Default" style:data-style-name="N38">
      <style:table-cell-properties fo:background-color="#FFFFFF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6.746875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9.47208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09020833333333cm"/>
    </style:style>
    <style:style style:name="co15" style:family="table-column">
      <style:table-column-properties fo:break-before="auto" style:column-width="10.398125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1.61395833333333cm"/>
    </style:style>
    <style:style style:name="co18" style:family="table-column">
      <style:table-column-properties fo:break-before="auto" style:column-width="0.714375cm"/>
    </style:style>
    <style:style style:name="co19" style:family="table-column">
      <style:table-column-properties fo:break-before="auto" style:column-width="12.54125cm"/>
    </style:style>
    <style:style style:name="co20" style:family="table-column">
      <style:table-column-properties fo:break-before="auto" style:column-width="1.71979166666667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1.29645833333333cm"/>
    </style:style>
    <style:style style:name="co23" style:family="table-column">
      <style:table-column-properties fo:break-before="auto" style:column-width="1.56104166666667cm"/>
    </style:style>
    <style:style style:name="co24" style:family="table-column">
      <style:table-column-properties fo:break-before="auto" style:column-width="1.05833333333333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1.13770833333333cm"/>
    </style:style>
    <style:style style:name="co27" style:family="table-column">
      <style:table-column-properties fo:break-before="auto" style:column-width="2.11666666666667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0.687916666666667cm"/>
    </style:style>
    <style:style style:name="co30" style:family="table-column">
      <style:table-column-properties fo:break-before="auto" style:column-width="1.32291666666667cm"/>
    </style:style>
    <style:style style:name="co31" style:family="table-column">
      <style:table-column-properties fo:break-before="auto" style:column-width="1.666875cm"/>
    </style:style>
    <style:style style:name="co32" style:family="table-column">
      <style:table-column-properties fo:break-before="auto" style:column-width="1.85208333333333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11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number-columns-repeated="1009" table:default-cell-style-name="ce5"/>
        <table:table-column table:style-name="co8" table:default-cell-style-name="ce5"/>
        <table:table-column table:style-name="co9" table:number-columns-repeated="3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3">
            <text:p>Gráficas Impacto GRAFIMPAC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7301" table:number-columns-spanned="2" table:number-rows-spanned="1" table:style-name="ce64">
            <text:p>73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3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5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3">
            <text:p>Gastos de administracion y venta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1-11-15T00:00:00" table:number-columns-spanned="2" table:number-rows-spanned="1" table:style-name="ce66">
            <text:p>15/11/2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3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67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3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8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69"/>
          <table:covered-table-cell table:number-columns-repeated="10"/>
          <table:table-cell table:number-columns-repeated="1013" table:style-name="ce5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number-columns-spanned="1" table:number-rows-spanned="2" table:style-name="ce71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2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style-name="ce8">
            <text:p>Saldos auditados al</text:p>
          </table:table-cell>
          <table:table-cell office:value-type="string" table:number-columns-spanned="1" table:number-rows-spanned="2" table:style-name="ce73">
            <text:p>Variación</text:p>
          </table:table-cell>
          <table:table-cell table:number-columns-repeated="50" table:style-name="ce4"/>
          <table:table-cell table:number-columns-repeated="16323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10">
            <text:p>30-sep-21</text:p>
          </table:table-cell>
          <table:table-cell office:value-type="string" table:style-name="ce11">
            <text:p>Débitos</text:p>
          </table:table-cell>
          <table:table-cell office:value-type="string" table:style-name="ce11">
            <text:p>Créditos</text:p>
          </table:table-cell>
          <table:table-cell office:value-type="date" office:date-value="2021-12-31T00:00:00" table:style-name="ce11">
            <text:p>31-dic-21</text:p>
          </table:table-cell>
          <table:covered-table-cell/>
          <table:covered-table-cell/>
          <table:table-cell office:value-type="date" office:date-value="2020-12-31T00:00:00" table:style-name="ce11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9"/>
        </table:table-row>
        <table:table-row table:style-name="ro2">
          <table:table-cell table:number-columns-repeated="3" table:style-name="ce12"/>
          <table:table-cell table:number-columns-repeated="4" table:style-name="ce13"/>
          <table:table-cell table:number-columns-repeated="2" table:style-name="ce12"/>
          <table:table-cell table:style-name="ce14"/>
          <table:table-cell table:style-name="ce15"/>
          <table:table-cell table:number-columns-repeated="50" table:style-name="ce4"/>
          <table:table-cell table:number-columns-repeated="16323" table:style-name="ce9"/>
        </table:table-row>
        <table:table-row table:style-name="ro1">
          <table:table-cell table:style-name="ce16"/>
          <table:table-cell office:value-type="string" table:style-name="ce17">
            <text:p>Gastos de Ventas</text:p>
          </table:table-cell>
          <table:table-cell table:style-name="ce16"/>
          <table:table-cell table:number-columns-repeated="4" table:style-name="ce18"/>
          <table:table-cell table:style-name="ce16"/>
          <table:table-cell office:value-type="string" table:style-name="ce17">
            <text:p>Gastos de Ventas</text:p>
          </table:table-cell>
          <table:table-cell table:style-name="ce19"/>
          <table:table-cell table:style-name="ce20"/>
          <table:table-cell table:number-columns-repeated="50" table:style-name="ce4"/>
          <table:table-cell table:number-columns-repeated="16323" table:style-name="ce9"/>
        </table:table-row>
        <table:table-row table:style-name="ro2">
          <table:table-cell table:style-name="ce16"/>
          <table:table-cell office:value-type="string" table:style-name="ce21">
            <text:p>Nomina de Ventas</text:p>
          </table:table-cell>
          <table:table-cell table:style-name="ce16"/>
          <table:table-cell table:number-columns-repeated="4" table:style-name="ce18"/>
          <table:table-cell table:style-name="ce16"/>
          <table:table-cell office:value-type="string" table:style-name="ce21">
            <text:p>Nomina de Ventas</text:p>
          </table:table-cell>
          <table:table-cell table:style-name="ce19"/>
          <table:table-cell table:style-name="ce20"/>
          <table:table-cell table:number-columns-repeated="50" table:style-name="ce4"/>
          <table:table-cell table:number-columns-repeated="16323" table:style-name="ce9"/>
        </table:table-row>
        <table:table-row table:style-name="ro2">
          <table:table-cell office:value-type="float" office:value="520101010001" table:style-name="ce22">
            <text:p>520101010001<text:s/></text:p>
          </table:table-cell>
          <table:table-cell office:value-type="string" table:style-name="ce23">
            <text:p>Sueldos<text:s text:c="73"/></text:p>
          </table:table-cell>
          <table:table-cell table:style-name="ce24"/>
          <table:table-cell office:value-type="float" office:value="104343" table:style-name="ce25">
            <text:p>104.343</text:p>
          </table:table-cell>
          <table:table-cell table:number-columns-repeated="2" table:style-name="ce25"/>
          <table:table-cell office:value-type="float" office:value="104343" table:formula="of:=[.D12]-[.E12]+[.F12]" table:style-name="ce25">
            <text:p>104.343</text:p>
          </table:table-cell>
          <table:table-cell office:value-type="float" office:value="520101010001" table:style-name="ce22">
            <text:p>520101010001<text:s/></text:p>
          </table:table-cell>
          <table:table-cell office:value-type="string" table:style-name="ce23">
            <text:p>Sueldos<text:s text:c="73"/></text:p>
          </table:table-cell>
          <table:table-cell office:value-type="float" office:value="163375.78" table:style-name="ce25">
            <text:p>163.376</text:p>
          </table:table-cell>
          <table:table-cell office:value-type="float" office:value="-59032.78" table:formula="of:=[.G12]-[.J12]" table:style-name="ce26">
            <text:p>(59.03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2" table:style-name="ce22">
            <text:p>520101010002<text:s/></text:p>
          </table:table-cell>
          <table:table-cell office:value-type="string" table:style-name="ce23">
            <text:p>Sobretiempos<text:s text:c="68"/></text:p>
          </table:table-cell>
          <table:table-cell table:style-name="ce24"/>
          <table:table-cell office:value-type="float" office:value="12681" table:style-name="ce25">
            <text:p>12.681</text:p>
          </table:table-cell>
          <table:table-cell table:number-columns-repeated="2" table:style-name="ce25"/>
          <table:table-cell office:value-type="float" office:value="12681" table:formula="of:=[.D13]-[.E13]+[.F13]" table:style-name="ce25">
            <text:p>12.681</text:p>
          </table:table-cell>
          <table:table-cell office:value-type="float" office:value="520101010002" table:style-name="ce22">
            <text:p>520101010002<text:s/></text:p>
          </table:table-cell>
          <table:table-cell office:value-type="string" table:style-name="ce23">
            <text:p>Sobretiempos<text:s text:c="68"/></text:p>
          </table:table-cell>
          <table:table-cell office:value-type="float" office:value="10455.129999999999" table:style-name="ce25">
            <text:p>10.455</text:p>
          </table:table-cell>
          <table:table-cell office:value-type="float" office:value="2225.8700000000008" table:formula="of:=[.G13]-[.J13]" table:style-name="ce26">
            <text:p>2.22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3" table:style-name="ce22">
            <text:p>520101010003<text:s/></text:p>
          </table:table-cell>
          <table:table-cell office:value-type="string" table:style-name="ce23">
            <text:p>Comisiones<text:s text:c="70"/></text:p>
          </table:table-cell>
          <table:table-cell table:style-name="ce24"/>
          <table:table-cell office:value-type="float" office:value="61678" table:style-name="ce25">
            <text:p>61.678</text:p>
          </table:table-cell>
          <table:table-cell table:number-columns-repeated="2" table:style-name="ce25"/>
          <table:table-cell office:value-type="float" office:value="61678" table:formula="of:=[.D14]-[.E14]+[.F14]" table:style-name="ce25">
            <text:p>61.678</text:p>
          </table:table-cell>
          <table:table-cell office:value-type="float" office:value="520101010003" table:style-name="ce22">
            <text:p>520101010003<text:s/></text:p>
          </table:table-cell>
          <table:table-cell office:value-type="string" table:style-name="ce23">
            <text:p>Comisiones<text:s text:c="70"/></text:p>
          </table:table-cell>
          <table:table-cell office:value-type="float" office:value="66389.679999999993" table:style-name="ce25">
            <text:p>66.390</text:p>
          </table:table-cell>
          <table:table-cell office:value-type="float" office:value="-4711.679999999993" table:formula="of:=[.G14]-[.J14]" table:style-name="ce26">
            <text:p>(4.71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4" table:style-name="ce22">
            <text:p>520101010004<text:s/></text:p>
          </table:table-cell>
          <table:table-cell office:value-type="string" table:style-name="ce23">
            <text:p>Aporte Patronal 12.15%<text:s text:c="58"/></text:p>
          </table:table-cell>
          <table:table-cell table:style-name="ce24"/>
          <table:table-cell office:value-type="float" office:value="21715" table:style-name="ce25">
            <text:p>21.715</text:p>
          </table:table-cell>
          <table:table-cell table:number-columns-repeated="2" table:style-name="ce25"/>
          <table:table-cell office:value-type="float" office:value="21715" table:formula="of:=[.D15]-[.E15]+[.F15]" table:style-name="ce25">
            <text:p>21.715</text:p>
          </table:table-cell>
          <table:table-cell office:value-type="float" office:value="520101010004" table:style-name="ce22">
            <text:p>520101010004<text:s/></text:p>
          </table:table-cell>
          <table:table-cell office:value-type="string" table:style-name="ce23">
            <text:p>Aporte Patronal 12.15%<text:s text:c="58"/></text:p>
          </table:table-cell>
          <table:table-cell office:value-type="float" office:value="32258.67" table:style-name="ce25">
            <text:p>32.259</text:p>
          </table:table-cell>
          <table:table-cell office:value-type="float" office:value="-10543.669999999998" table:formula="of:=[.G15]-[.J15]" table:style-name="ce26">
            <text:p>(10.54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5" table:style-name="ce22">
            <text:p>520101010005<text:s/></text:p>
          </table:table-cell>
          <table:table-cell office:value-type="string" table:style-name="ce23">
            <text:p>Fondo de Reserva<text:s text:c="64"/></text:p>
          </table:table-cell>
          <table:table-cell table:style-name="ce24"/>
          <table:table-cell office:value-type="float" office:value="11736" table:style-name="ce25">
            <text:p>11.736</text:p>
          </table:table-cell>
          <table:table-cell table:number-columns-repeated="2" table:style-name="ce25"/>
          <table:table-cell office:value-type="float" office:value="11736" table:formula="of:=[.D16]-[.E16]+[.F16]" table:style-name="ce25">
            <text:p>11.736</text:p>
          </table:table-cell>
          <table:table-cell office:value-type="float" office:value="520101010005" table:style-name="ce22">
            <text:p>520101010005<text:s/></text:p>
          </table:table-cell>
          <table:table-cell office:value-type="string" table:style-name="ce23">
            <text:p>Fondo de Reserva<text:s text:c="64"/></text:p>
          </table:table-cell>
          <table:table-cell office:value-type="float" office:value="19593.72" table:style-name="ce25">
            <text:p>19.594</text:p>
          </table:table-cell>
          <table:table-cell office:value-type="float" office:value="-7857.7200000000012" table:formula="of:=[.G16]-[.J16]" table:style-name="ce26">
            <text:p>(7.85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6" table:style-name="ce22">
            <text:p>520101010006<text:s/></text:p>
          </table:table-cell>
          <table:table-cell office:value-type="string" table:style-name="ce23">
            <text:p>Decimo Tercer Sueldo<text:s text:c="60"/></text:p>
          </table:table-cell>
          <table:table-cell table:style-name="ce24"/>
          <table:table-cell office:value-type="float" office:value="14825" table:style-name="ce25">
            <text:p>14.825</text:p>
          </table:table-cell>
          <table:table-cell table:number-columns-repeated="2" table:style-name="ce25"/>
          <table:table-cell office:value-type="float" office:value="14825" table:formula="of:=[.D17]-[.E17]+[.F17]" table:style-name="ce25">
            <text:p>14.825</text:p>
          </table:table-cell>
          <table:table-cell office:value-type="float" office:value="520101010006" table:style-name="ce22">
            <text:p>520101010006<text:s/></text:p>
          </table:table-cell>
          <table:table-cell office:value-type="string" table:style-name="ce23">
            <text:p>Decimo Tercer Sueldo<text:s text:c="60"/></text:p>
          </table:table-cell>
          <table:table-cell office:value-type="float" office:value="22075.5" table:style-name="ce25">
            <text:p>22.076</text:p>
          </table:table-cell>
          <table:table-cell office:value-type="float" office:value="-7250.5" table:formula="of:=[.G17]-[.J17]" table:style-name="ce26">
            <text:p>(7.25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7" table:style-name="ce22">
            <text:p>520101010007<text:s/></text:p>
          </table:table-cell>
          <table:table-cell office:value-type="string" table:style-name="ce23">
            <text:p>Decimo Cuarto Sueldo<text:s text:c="60"/></text:p>
          </table:table-cell>
          <table:table-cell table:style-name="ce24"/>
          <table:table-cell office:value-type="float" office:value="5045" table:style-name="ce25">
            <text:p>5.045</text:p>
          </table:table-cell>
          <table:table-cell table:number-columns-repeated="2" table:style-name="ce25"/>
          <table:table-cell office:value-type="float" office:value="5045" table:formula="of:=[.D18]-[.E18]+[.F18]" table:style-name="ce25">
            <text:p>5.045</text:p>
          </table:table-cell>
          <table:table-cell office:value-type="float" office:value="520101010007" table:style-name="ce22">
            <text:p>520101010007<text:s/></text:p>
          </table:table-cell>
          <table:table-cell office:value-type="string" table:style-name="ce23">
            <text:p>Decimo Cuarto Sueldo<text:s text:c="60"/></text:p>
          </table:table-cell>
          <table:table-cell office:value-type="float" office:value="5850.55" table:style-name="ce25">
            <text:p>5.851</text:p>
          </table:table-cell>
          <table:table-cell office:value-type="float" office:value="-805.55000000000018" table:formula="of:=[.G18]-[.J18]" table:style-name="ce26">
            <text:p>(80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8" table:style-name="ce22">
            <text:p>520101010008<text:s/></text:p>
          </table:table-cell>
          <table:table-cell office:value-type="string" table:style-name="ce23">
            <text:p>Vacaciones<text:s text:c="70"/></text:p>
          </table:table-cell>
          <table:table-cell table:style-name="ce24"/>
          <table:table-cell office:value-type="float" office:value="3398" table:style-name="ce25">
            <text:p>3.398</text:p>
          </table:table-cell>
          <table:table-cell table:number-columns-repeated="2" table:style-name="ce25"/>
          <table:table-cell office:value-type="float" office:value="3398" table:formula="of:=[.D19]-[.E19]+[.F19]" table:style-name="ce25">
            <text:p>3.398</text:p>
          </table:table-cell>
          <table:table-cell office:value-type="float" office:value="520101010008" table:style-name="ce22">
            <text:p>520101010008<text:s/></text:p>
          </table:table-cell>
          <table:table-cell office:value-type="string" table:style-name="ce23">
            <text:p>Vacaciones<text:s text:c="70"/></text:p>
          </table:table-cell>
          <table:table-cell office:value-type="float" office:value="18253.599999999999" table:style-name="ce25">
            <text:p>18.254</text:p>
          </table:table-cell>
          <table:table-cell office:value-type="float" office:value="-14855.599999999999" table:formula="of:=[.G19]-[.J19]" table:style-name="ce26">
            <text:p>(14.85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9" table:style-name="ce22">
            <text:p>520101010009<text:s/></text:p>
          </table:table-cell>
          <table:table-cell office:value-type="string" table:style-name="ce23">
            <text:p>Desahucio Ventas<text:s text:c="64"/></text:p>
          </table:table-cell>
          <table:table-cell table:style-name="ce24"/>
          <table:table-cell office:value-type="float" office:value="3050" table:style-name="ce25">
            <text:p>3.050</text:p>
          </table:table-cell>
          <table:table-cell table:number-columns-repeated="2" table:style-name="ce25"/>
          <table:table-cell office:value-type="float" office:value="3050" table:formula="of:=[.D20]-[.E20]+[.F20]" table:style-name="ce25">
            <text:p>3.050</text:p>
          </table:table-cell>
          <table:table-cell office:value-type="float" office:value="520101010009" table:style-name="ce22">
            <text:p>520101010009<text:s/></text:p>
          </table:table-cell>
          <table:table-cell office:value-type="string" table:style-name="ce23">
            <text:p>Desahucio Ventas<text:s text:c="64"/></text:p>
          </table:table-cell>
          <table:table-cell office:value-type="float" office:value="11242.62" table:style-name="ce25">
            <text:p>11.243</text:p>
          </table:table-cell>
          <table:table-cell office:value-type="float" office:value="-8192.6200000000008" table:formula="of:=[.G20]-[.J20]" table:style-name="ce26">
            <text:p>(8.19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11" table:style-name="ce22">
            <text:p>520101010011<text:s/></text:p>
          </table:table-cell>
          <table:table-cell office:value-type="string" table:style-name="ce23">
            <text:p>Bonificaciones Voluntarias Ventas<text:s text:c="47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21]-[.E21]+[.F21]" table:style-name="ce25">
            <text:p>0</text:p>
          </table:table-cell>
          <table:table-cell office:value-type="float" office:value="520101010011" table:style-name="ce22">
            <text:p>520101010011<text:s/></text:p>
          </table:table-cell>
          <table:table-cell office:value-type="string" table:style-name="ce23">
            <text:p>Bonificaciones Voluntarias Ventas<text:s text:c="47"/></text:p>
          </table:table-cell>
          <table:table-cell office:value-type="float" office:value="24821" table:style-name="ce25">
            <text:p>24.821</text:p>
          </table:table-cell>
          <table:table-cell office:value-type="float" office:value="-24821" table:formula="of:=[.G21]-[.J21]" table:style-name="ce26">
            <text:p>(24.82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12" table:style-name="ce22">
            <text:p>520101010012<text:s/></text:p>
          </table:table-cell>
          <table:table-cell office:value-type="string" table:style-name="ce23">
            <text:p>Jubilación Patronal Ventas<text:s text:c="54"/></text:p>
          </table:table-cell>
          <table:table-cell table:style-name="ce24"/>
          <table:table-cell office:value-type="float" office:value="8854" table:style-name="ce25">
            <text:p>8.854</text:p>
          </table:table-cell>
          <table:table-cell table:number-columns-repeated="2" table:style-name="ce25"/>
          <table:table-cell office:value-type="float" office:value="8854" table:formula="of:=[.D22]-[.E22]+[.F22]" table:style-name="ce25">
            <text:p>8.854</text:p>
          </table:table-cell>
          <table:table-cell office:value-type="float" office:value="520101010012" table:style-name="ce22">
            <text:p>520101010012<text:s/></text:p>
          </table:table-cell>
          <table:table-cell office:value-type="string" table:style-name="ce23">
            <text:p>Jubilación Patronal Ventas<text:s text:c="54"/></text:p>
          </table:table-cell>
          <table:table-cell office:value-type="float" office:value="28718.23" table:style-name="ce25">
            <text:p>28.718</text:p>
          </table:table-cell>
          <table:table-cell office:value-type="float" office:value="-19864.23" table:formula="of:=[.G22]-[.J22]" table:style-name="ce26">
            <text:p>(19.86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23]-[.E23]+[.F23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23]-[.J23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Otros Gastos personal Ventas</text:p>
          </table:table-cell>
          <table:table-cell table:style-name="ce24"/>
          <table:table-cell table:number-columns-repeated="3" table:style-name="ce25"/>
          <table:table-cell office:value-type="float" office:value="0" table:formula="of:=[.D24]-[.E24]+[.F24]" table:style-name="ce25">
            <text:p>0</text:p>
          </table:table-cell>
          <table:table-cell table:style-name="ce22"/>
          <table:table-cell office:value-type="string" table:style-name="ce21">
            <text:p>Otros Gastos personal Ventas</text:p>
          </table:table-cell>
          <table:table-cell table:style-name="ce25"/>
          <table:table-cell office:value-type="float" office:value="0" table:formula="of:=[.G24]-[.J24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2" table:style-name="ce22">
            <text:p>520101020002<text:s/></text:p>
          </table:table-cell>
          <table:table-cell office:value-type="string" table:style-name="ce23">
            <text:p>Alimentación Ventas<text:s text:c="61"/></text:p>
          </table:table-cell>
          <table:table-cell table:style-name="ce24"/>
          <table:table-cell office:value-type="float" office:value="8229" table:style-name="ce25">
            <text:p>8.229</text:p>
          </table:table-cell>
          <table:table-cell table:number-columns-repeated="2" table:style-name="ce25"/>
          <table:table-cell office:value-type="float" office:value="8229" table:formula="of:=[.D25]-[.E25]+[.F25]" table:style-name="ce25">
            <text:p>8.229</text:p>
          </table:table-cell>
          <table:table-cell office:value-type="float" office:value="520101020002" table:style-name="ce22">
            <text:p>520101020002<text:s/></text:p>
          </table:table-cell>
          <table:table-cell office:value-type="string" table:style-name="ce23">
            <text:p>Alimentacion Ventas<text:s text:c="61"/></text:p>
          </table:table-cell>
          <table:table-cell office:value-type="float" office:value="6887.82" table:style-name="ce25">
            <text:p>6.888</text:p>
          </table:table-cell>
          <table:table-cell office:value-type="float" office:value="1341.1800000000003" table:formula="of:=[.G25]-[.J25]" table:style-name="ce26">
            <text:p>1.34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6" table:style-name="ce22">
            <text:p>520101020006<text:s/></text:p>
          </table:table-cell>
          <table:table-cell office:value-type="string" table:style-name="ce23">
            <text:p>Capacitación y Seminarios Ventas<text:s text:c="48"/></text:p>
          </table:table-cell>
          <table:table-cell table:style-name="ce24"/>
          <table:table-cell office:value-type="float" office:value="793" table:style-name="ce25">
            <text:p>793</text:p>
          </table:table-cell>
          <table:table-cell table:number-columns-repeated="2" table:style-name="ce25"/>
          <table:table-cell office:value-type="float" office:value="793" table:formula="of:=[.D26]-[.E26]+[.F26]" table:style-name="ce25">
            <text:p>793</text:p>
          </table:table-cell>
          <table:table-cell office:value-type="float" office:value="520101020006" table:style-name="ce22">
            <text:p>520101020006<text:s/></text:p>
          </table:table-cell>
          <table:table-cell office:value-type="string" table:style-name="ce23">
            <text:p>Capacitación y Seminarios Ventas<text:s text:c="48"/></text:p>
          </table:table-cell>
          <table:table-cell office:value-type="float" office:value="2141" table:style-name="ce25">
            <text:p>2.141</text:p>
          </table:table-cell>
          <table:table-cell office:value-type="float" office:value="-1348" table:formula="of:=[.G26]-[.J26]" table:style-name="ce26">
            <text:p>(1.34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7" table:style-name="ce22">
            <text:p>520101020007<text:s/></text:p>
          </table:table-cell>
          <table:table-cell office:value-type="string" table:style-name="ce23">
            <text:p>Agasajo al Personal Ventas<text:s text:c="5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27]-[.E27]+[.F27]" table:style-name="ce25">
            <text:p>0</text:p>
          </table:table-cell>
          <table:table-cell office:value-type="float" office:value="520101020007" table:style-name="ce22">
            <text:p>520101020007<text:s/></text:p>
          </table:table-cell>
          <table:table-cell office:value-type="string" table:style-name="ce23">
            <text:p>Agasajo al Personal Ventas<text:s text:c="54"/></text:p>
          </table:table-cell>
          <table:table-cell office:value-type="float" office:value="66.66" table:style-name="ce25">
            <text:p>67</text:p>
          </table:table-cell>
          <table:table-cell office:value-type="float" office:value="-66.66" table:formula="of:=[.G27]-[.J27]" table:style-name="ce26">
            <text:p>(6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8" table:style-name="ce22">
            <text:p>520101020008<text:s/></text:p>
          </table:table-cell>
          <table:table-cell office:value-type="string" table:style-name="ce23">
            <text:p>Otros Gastos personal Ventas</text:p>
          </table:table-cell>
          <table:table-cell table:style-name="ce24"/>
          <table:table-cell office:value-type="float" office:value="116" table:style-name="ce25">
            <text:p>116</text:p>
          </table:table-cell>
          <table:table-cell table:number-columns-repeated="2" table:style-name="ce25"/>
          <table:table-cell office:value-type="float" office:value="116" table:formula="of:=[.D28]-[.E28]+[.F28]" table:style-name="ce25">
            <text:p>116</text:p>
          </table:table-cell>
          <table:table-cell table:style-name="ce22"/>
          <table:table-cell table:style-name="ce27"/>
          <table:table-cell table:style-name="ce25"/>
          <table:table-cell office:value-type="float" office:value="116" table:formula="of:=[.G28]-[.J28]" table:style-name="ce26">
            <text:p>11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29]-[.E29]+[.F29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29]-[.J29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Gastos General de Ventas</text:p>
          </table:table-cell>
          <table:table-cell table:style-name="ce24"/>
          <table:table-cell table:number-columns-repeated="3" table:style-name="ce25"/>
          <table:table-cell office:value-type="float" office:value="0" table:formula="of:=[.D30]-[.E30]+[.F30]" table:style-name="ce25">
            <text:p>0</text:p>
          </table:table-cell>
          <table:table-cell table:style-name="ce22"/>
          <table:table-cell office:value-type="string" table:style-name="ce21">
            <text:p>Gastos General de Ventas</text:p>
          </table:table-cell>
          <table:table-cell table:style-name="ce25"/>
          <table:table-cell office:value-type="float" office:value="0" table:formula="of:=[.G30]-[.J30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2" table:style-name="ce22">
            <text:p>520101030002<text:s/></text:p>
          </table:table-cell>
          <table:table-cell office:value-type="string" table:style-name="ce23">
            <text:p>Promoción y Publicidad<text:s text:c="58"/></text:p>
          </table:table-cell>
          <table:table-cell table:style-name="ce24"/>
          <table:table-cell office:value-type="float" office:value="5720" table:style-name="ce25">
            <text:p>5.720</text:p>
          </table:table-cell>
          <table:table-cell table:number-columns-repeated="2" table:style-name="ce25"/>
          <table:table-cell office:value-type="float" office:value="5720" table:formula="of:=[.D31]-[.E31]+[.F31]" table:style-name="ce25">
            <text:p>5.720</text:p>
          </table:table-cell>
          <table:table-cell office:value-type="float" office:value="520101030002" table:style-name="ce22">
            <text:p>520101030002<text:s/></text:p>
          </table:table-cell>
          <table:table-cell office:value-type="string" table:style-name="ce23">
            <text:p>Promoción y Publicidad<text:s text:c="58"/></text:p>
          </table:table-cell>
          <table:table-cell office:value-type="float" office:value="11587.93" table:style-name="ce25">
            <text:p>11.588</text:p>
          </table:table-cell>
          <table:table-cell office:value-type="float" office:value="-5867.93" table:formula="of:=[.G31]-[.J31]" table:style-name="ce26">
            <text:p>(5.86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3" table:style-name="ce22">
            <text:p>520101030003<text:s/></text:p>
          </table:table-cell>
          <table:table-cell office:value-type="string" table:style-name="ce23">
            <text:p>Gastos de Viaje Ventas<text:s text:c="58"/></text:p>
          </table:table-cell>
          <table:table-cell table:style-name="ce24"/>
          <table:table-cell office:value-type="float" office:value="1594" table:style-name="ce25">
            <text:p>1.594</text:p>
          </table:table-cell>
          <table:table-cell table:number-columns-repeated="2" table:style-name="ce25"/>
          <table:table-cell office:value-type="float" office:value="1594" table:formula="of:=[.D32]-[.E32]+[.F32]" table:style-name="ce25">
            <text:p>1.594</text:p>
          </table:table-cell>
          <table:table-cell office:value-type="float" office:value="520101030003" table:style-name="ce22">
            <text:p>520101030003<text:s/></text:p>
          </table:table-cell>
          <table:table-cell office:value-type="string" table:style-name="ce23">
            <text:p>Gastos de Viaje Ventas<text:s text:c="58"/></text:p>
          </table:table-cell>
          <table:table-cell office:value-type="float" office:value="1969" table:style-name="ce25">
            <text:p>1.969</text:p>
          </table:table-cell>
          <table:table-cell office:value-type="float" office:value="-375" table:formula="of:=[.G32]-[.J32]" table:style-name="ce26">
            <text:p>(37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4" table:style-name="ce22">
            <text:p>520101030004<text:s/></text:p>
          </table:table-cell>
          <table:table-cell office:value-type="string" table:style-name="ce23">
            <text:p>Mant. Vehiculos Ventas<text:s text:c="58"/></text:p>
          </table:table-cell>
          <table:table-cell table:style-name="ce24"/>
          <table:table-cell office:value-type="float" office:value="4770" table:style-name="ce25">
            <text:p>4.770</text:p>
          </table:table-cell>
          <table:table-cell table:number-columns-repeated="2" table:style-name="ce25"/>
          <table:table-cell office:value-type="float" office:value="4770" table:formula="of:=[.D33]-[.E33]+[.F33]" table:style-name="ce25">
            <text:p>4.770</text:p>
          </table:table-cell>
          <table:table-cell office:value-type="float" office:value="520101030004" table:style-name="ce22">
            <text:p>520101030004<text:s/></text:p>
          </table:table-cell>
          <table:table-cell office:value-type="string" table:style-name="ce23">
            <text:p>Mant. Vehiculos Ventas<text:s text:c="58"/></text:p>
          </table:table-cell>
          <table:table-cell office:value-type="float" office:value="1139.52" table:style-name="ce25">
            <text:p>1.140</text:p>
          </table:table-cell>
          <table:table-cell office:value-type="float" office:value="3630.48" table:formula="of:=[.G33]-[.J33]" table:style-name="ce26">
            <text:p>3.63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5" table:style-name="ce22">
            <text:p>520101030005<text:s/></text:p>
          </table:table-cell>
          <table:table-cell office:value-type="string" table:style-name="ce23">
            <text:p>Combustibles Ventas<text:s text:c="61"/></text:p>
          </table:table-cell>
          <table:table-cell table:style-name="ce24"/>
          <table:table-cell office:value-type="float" office:value="8375" table:style-name="ce25">
            <text:p>8.375</text:p>
          </table:table-cell>
          <table:table-cell table:number-columns-repeated="2" table:style-name="ce25"/>
          <table:table-cell office:value-type="float" office:value="8375" table:formula="of:=[.D34]-[.E34]+[.F34]" table:style-name="ce25">
            <text:p>8.375</text:p>
          </table:table-cell>
          <table:table-cell office:value-type="float" office:value="520101030005" table:style-name="ce22">
            <text:p>520101030005<text:s/></text:p>
          </table:table-cell>
          <table:table-cell office:value-type="string" table:style-name="ce23">
            <text:p>Combustibles Ventas<text:s text:c="61"/></text:p>
          </table:table-cell>
          <table:table-cell office:value-type="float" office:value="8770.34" table:style-name="ce25">
            <text:p>8.770</text:p>
          </table:table-cell>
          <table:table-cell office:value-type="float" office:value="-395.34000000000015" table:formula="of:=[.G34]-[.J34]" table:style-name="ce26">
            <text:p>(39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6" table:style-name="ce22">
            <text:p>520101030006<text:s/></text:p>
          </table:table-cell>
          <table:table-cell office:value-type="string" table:style-name="ce23">
            <text:p>Gastos de Exportación<text:s text:c="59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35]-[.E35]+[.F35]" table:style-name="ce25">
            <text:p>0</text:p>
          </table:table-cell>
          <table:table-cell office:value-type="float" office:value="520101030006" table:style-name="ce22">
            <text:p>520101030006<text:s/></text:p>
          </table:table-cell>
          <table:table-cell office:value-type="string" table:style-name="ce23">
            <text:p>Gastos de Exportación<text:s text:c="59"/></text:p>
          </table:table-cell>
          <table:table-cell office:value-type="float" office:value="140484.82999999999" table:style-name="ce25">
            <text:p>140.485</text:p>
          </table:table-cell>
          <table:table-cell office:value-type="float" office:value="-140484.82999999999" table:formula="of:=[.G35]-[.J35]" table:style-name="ce26">
            <text:p>(140.48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7" table:style-name="ce22">
            <text:p>520101030007<text:s/></text:p>
          </table:table-cell>
          <table:table-cell office:value-type="string" table:style-name="ce23">
            <text:p>Atención a clientes<text:s text:c="61"/></text:p>
          </table:table-cell>
          <table:table-cell table:style-name="ce24"/>
          <table:table-cell office:value-type="float" office:value="823" table:style-name="ce25">
            <text:p>823</text:p>
          </table:table-cell>
          <table:table-cell table:number-columns-repeated="2" table:style-name="ce25"/>
          <table:table-cell office:value-type="float" office:value="823" table:formula="of:=[.D36]-[.E36]+[.F36]" table:style-name="ce25">
            <text:p>823</text:p>
          </table:table-cell>
          <table:table-cell office:value-type="float" office:value="520101030007" table:style-name="ce22">
            <text:p>520101030007<text:s/></text:p>
          </table:table-cell>
          <table:table-cell office:value-type="string" table:style-name="ce23">
            <text:p>Atención a clientes<text:s text:c="61"/></text:p>
          </table:table-cell>
          <table:table-cell office:value-type="float" office:value="961.54" table:style-name="ce25">
            <text:p>962</text:p>
          </table:table-cell>
          <table:table-cell office:value-type="float" office:value="-138.53999999999996" table:formula="of:=[.G36]-[.J36]" table:style-name="ce26">
            <text:p>(13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8" table:style-name="ce22">
            <text:p>520101030008<text:s/></text:p>
          </table:table-cell>
          <table:table-cell office:value-type="string" table:style-name="ce23">
            <text:p>Gastos Viaticos<text:s text:c="65"/></text:p>
          </table:table-cell>
          <table:table-cell table:style-name="ce24"/>
          <table:table-cell office:value-type="float" office:value="592" table:style-name="ce25">
            <text:p>592</text:p>
          </table:table-cell>
          <table:table-cell table:number-columns-repeated="2" table:style-name="ce25"/>
          <table:table-cell office:value-type="float" office:value="592" table:formula="of:=[.D37]-[.E37]+[.F37]" table:style-name="ce25">
            <text:p>592</text:p>
          </table:table-cell>
          <table:table-cell office:value-type="float" office:value="520101030008" table:style-name="ce22">
            <text:p>520101030008<text:s/></text:p>
          </table:table-cell>
          <table:table-cell office:value-type="string" table:style-name="ce23">
            <text:p>Gastos Viaticos<text:s text:c="65"/></text:p>
          </table:table-cell>
          <table:table-cell office:value-type="float" office:value="2221.29" table:style-name="ce25">
            <text:p>2.221</text:p>
          </table:table-cell>
          <table:table-cell office:value-type="float" office:value="-1629.29" table:formula="of:=[.G37]-[.J37]" table:style-name="ce26">
            <text:p>(1.62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9" table:style-name="ce22">
            <text:p>520101030009<text:s/></text:p>
          </table:table-cell>
          <table:table-cell office:value-type="string" table:style-name="ce23">
            <text:p>Telefonía celular ventas<text:s text:c="56"/></text:p>
          </table:table-cell>
          <table:table-cell table:style-name="ce24"/>
          <table:table-cell office:value-type="float" office:value="2020" table:style-name="ce25">
            <text:p>2.020</text:p>
          </table:table-cell>
          <table:table-cell table:number-columns-repeated="2" table:style-name="ce25"/>
          <table:table-cell office:value-type="float" office:value="2020" table:formula="of:=[.D38]-[.E38]+[.F38]" table:style-name="ce25">
            <text:p>2.020</text:p>
          </table:table-cell>
          <table:table-cell office:value-type="float" office:value="520101030009" table:style-name="ce22">
            <text:p>520101030009<text:s/></text:p>
          </table:table-cell>
          <table:table-cell office:value-type="string" table:style-name="ce23">
            <text:p>Telefonía celular ventas<text:s text:c="56"/></text:p>
          </table:table-cell>
          <table:table-cell office:value-type="float" office:value="3006.56" table:style-name="ce25">
            <text:p>3.007</text:p>
          </table:table-cell>
          <table:table-cell office:value-type="float" office:value="-986.56" table:formula="of:=[.G38]-[.J38]" table:style-name="ce26">
            <text:p>(98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0" table:style-name="ce22">
            <text:p>520101030010<text:s/></text:p>
          </table:table-cell>
          <table:table-cell office:value-type="string" table:style-name="ce23">
            <text:p>Suministros, materiales y repuestos Ventas<text:s text:c="38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39]-[.E39]+[.F39]" table:style-name="ce25">
            <text:p>0</text:p>
          </table:table-cell>
          <table:table-cell office:value-type="float" office:value="520101030010" table:style-name="ce22">
            <text:p>520101030010<text:s/></text:p>
          </table:table-cell>
          <table:table-cell office:value-type="string" table:style-name="ce23">
            <text:p>Suministros, materiales y repuestos Ventas<text:s text:c="38"/></text:p>
          </table:table-cell>
          <table:table-cell office:value-type="float" office:value="124" table:style-name="ce25">
            <text:p>124</text:p>
          </table:table-cell>
          <table:table-cell office:value-type="float" office:value="-124" table:formula="of:=[.G39]-[.J39]" table:style-name="ce26">
            <text:p>(12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1" table:style-name="ce22">
            <text:p>520101030011<text:s/></text:p>
          </table:table-cell>
          <table:table-cell office:value-type="string" table:style-name="ce23">
            <text:p>Suministros de oficina y comput ventas y diseño<text:s text:c="33"/></text:p>
          </table:table-cell>
          <table:table-cell table:style-name="ce24"/>
          <table:table-cell office:value-type="float" office:value="1669" table:style-name="ce25">
            <text:p>1.669</text:p>
          </table:table-cell>
          <table:table-cell table:number-columns-repeated="2" table:style-name="ce25"/>
          <table:table-cell office:value-type="float" office:value="1669" table:formula="of:=[.D40]-[.E40]+[.F40]" table:style-name="ce25">
            <text:p>1.669</text:p>
          </table:table-cell>
          <table:table-cell office:value-type="float" office:value="520101030011" table:style-name="ce22">
            <text:p>520101030011<text:s/></text:p>
          </table:table-cell>
          <table:table-cell office:value-type="string" table:style-name="ce23">
            <text:p>Suministros de oficina y comput ventas y diseño<text:s text:c="33"/></text:p>
          </table:table-cell>
          <table:table-cell office:value-type="float" office:value="8468.1" table:style-name="ce25">
            <text:p>8.468</text:p>
          </table:table-cell>
          <table:table-cell office:value-type="float" office:value="-6799.1" table:formula="of:=[.G40]-[.J40]" table:style-name="ce26">
            <text:p>(6.79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2" table:style-name="ce22">
            <text:p>520101030012<text:s/></text:p>
          </table:table-cell>
          <table:table-cell office:value-type="string" table:style-name="ce23">
            <text:p>Movilizacion Ventas<text:s text:c="61"/></text:p>
          </table:table-cell>
          <table:table-cell table:style-name="ce24"/>
          <table:table-cell office:value-type="float" office:value="147" table:style-name="ce25">
            <text:p>147</text:p>
          </table:table-cell>
          <table:table-cell table:number-columns-repeated="2" table:style-name="ce25"/>
          <table:table-cell office:value-type="float" office:value="147" table:formula="of:=[.D41]-[.E41]+[.F41]" table:style-name="ce25">
            <text:p>147</text:p>
          </table:table-cell>
          <table:table-cell office:value-type="float" office:value="520101030012" table:style-name="ce22">
            <text:p>520101030012<text:s/></text:p>
          </table:table-cell>
          <table:table-cell office:value-type="string" table:style-name="ce23">
            <text:p>Movilizacion Ventas<text:s text:c="61"/></text:p>
          </table:table-cell>
          <table:table-cell office:value-type="float" office:value="22" table:style-name="ce25">
            <text:p>22</text:p>
          </table:table-cell>
          <table:table-cell office:value-type="float" office:value="125" table:formula="of:=[.G41]-[.J41]" table:style-name="ce26">
            <text:p>125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3" table:style-name="ce22">
            <text:p>520101030013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table:style-name="ce24"/>
          <table:table-cell office:value-type="float" office:value="587" table:style-name="ce25">
            <text:p>587</text:p>
          </table:table-cell>
          <table:table-cell table:number-columns-repeated="2" table:style-name="ce25"/>
          <table:table-cell office:value-type="float" office:value="587" table:formula="of:=[.D42]-[.E42]+[.F42]" table:style-name="ce25">
            <text:p>587</text:p>
          </table:table-cell>
          <table:table-cell office:value-type="float" office:value="520101030013" table:style-name="ce22">
            <text:p>520101030013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office:value-type="float" office:value="2672.55" table:style-name="ce25">
            <text:p>2.673</text:p>
          </table:table-cell>
          <table:table-cell office:value-type="float" office:value="-2085.5500000000002" table:formula="of:=[.G42]-[.J42]" table:style-name="ce26">
            <text:p>(2.08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4" table:style-name="ce22">
            <text:p>520101030014<text:s/></text:p>
          </table:table-cell>
          <table:table-cell office:value-type="string" table:style-name="ce23">
            <text:p>Gastos de depreciación de equipos de computación<text:s text:c="32"/></text:p>
          </table:table-cell>
          <table:table-cell table:style-name="ce24"/>
          <table:table-cell office:value-type="float" office:value="1527" table:style-name="ce25">
            <text:p>1.527</text:p>
          </table:table-cell>
          <table:table-cell table:number-columns-repeated="2" table:style-name="ce25"/>
          <table:table-cell office:value-type="float" office:value="1527" table:formula="of:=[.D43]-[.E43]+[.F43]" table:style-name="ce25">
            <text:p>1.527</text:p>
          </table:table-cell>
          <table:table-cell office:value-type="float" office:value="520101030014" table:style-name="ce22">
            <text:p>520101030014<text:s/></text:p>
          </table:table-cell>
          <table:table-cell office:value-type="string" table:style-name="ce23">
            <text:p>Gastos de depreciación de equipos de computación<text:s text:c="32"/></text:p>
          </table:table-cell>
          <table:table-cell office:value-type="float" office:value="3588.72" table:style-name="ce25">
            <text:p>3.589</text:p>
          </table:table-cell>
          <table:table-cell office:value-type="float" office:value="-2061.7199999999998" table:formula="of:=[.G43]-[.J43]" table:style-name="ce26">
            <text:p>(2.06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5" table:style-name="ce22">
            <text:p>520101030015<text:s/></text:p>
          </table:table-cell>
          <table:table-cell office:value-type="string" table:style-name="ce23">
            <text:p>Seguros vehículos ventas<text:s text:c="56"/></text:p>
          </table:table-cell>
          <table:table-cell table:style-name="ce24"/>
          <table:table-cell office:value-type="float" office:value="231" table:style-name="ce25">
            <text:p>231</text:p>
          </table:table-cell>
          <table:table-cell table:number-columns-repeated="2" table:style-name="ce25"/>
          <table:table-cell office:value-type="float" office:value="231" table:formula="of:=[.D44]-[.E44]+[.F44]" table:style-name="ce25">
            <text:p>231</text:p>
          </table:table-cell>
          <table:table-cell office:value-type="float" office:value="520101030015" table:style-name="ce22">
            <text:p>520101030015<text:s/></text:p>
          </table:table-cell>
          <table:table-cell office:value-type="string" table:style-name="ce23">
            <text:p>Seguros vehículos ventas<text:s text:c="56"/></text:p>
          </table:table-cell>
          <table:table-cell office:value-type="float" office:value="104.09" table:style-name="ce25">
            <text:p>104</text:p>
          </table:table-cell>
          <table:table-cell office:value-type="float" office:value="126.91" table:formula="of:=[.G44]-[.J44]" table:style-name="ce26">
            <text:p>12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6" table:style-name="ce22">
            <text:p>520101030016<text:s/></text:p>
          </table:table-cell>
          <table:table-cell office:value-type="string" table:style-name="ce23">
            <text:p>Mantenimiento <text:s/>Instalaciones<text:s text:c="52"/></text:p>
          </table:table-cell>
          <table:table-cell table:style-name="ce24"/>
          <table:table-cell office:value-type="float" office:value="2393" table:style-name="ce25">
            <text:p>2.393</text:p>
          </table:table-cell>
          <table:table-cell table:number-columns-repeated="2" table:style-name="ce25"/>
          <table:table-cell office:value-type="float" office:value="2393" table:formula="of:=[.D45]-[.E45]+[.F45]" table:style-name="ce25">
            <text:p>2.393</text:p>
          </table:table-cell>
          <table:table-cell office:value-type="float" office:value="520101030016" table:style-name="ce22">
            <text:p>520101030016<text:s/></text:p>
          </table:table-cell>
          <table:table-cell office:value-type="string" table:style-name="ce23">
            <text:p>Mantenimiento <text:s/>Instalaciones<text:s text:c="52"/></text:p>
          </table:table-cell>
          <table:table-cell office:value-type="float" office:value="3476.92" table:style-name="ce25">
            <text:p>3.477</text:p>
          </table:table-cell>
          <table:table-cell office:value-type="float" office:value="-1083.92" table:formula="of:=[.G45]-[.J45]" table:style-name="ce26">
            <text:p>(1.08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7" table:style-name="ce22">
            <text:p>520101030017<text:s/></text:p>
          </table:table-cell>
          <table:table-cell office:value-type="string" table:style-name="ce23">
            <text:p>Mantenimiento Muebles y equipos<text:s text:c="49"/></text:p>
          </table:table-cell>
          <table:table-cell table:style-name="ce24"/>
          <table:table-cell office:value-type="float" office:value="2828" table:style-name="ce25">
            <text:p>2.828</text:p>
          </table:table-cell>
          <table:table-cell table:number-columns-repeated="2" table:style-name="ce25"/>
          <table:table-cell office:value-type="float" office:value="2828" table:formula="of:=[.D46]-[.E46]+[.F46]" table:style-name="ce25">
            <text:p>2.828</text:p>
          </table:table-cell>
          <table:table-cell office:value-type="float" office:value="520101030017" table:style-name="ce22">
            <text:p>520101030017<text:s/></text:p>
          </table:table-cell>
          <table:table-cell office:value-type="string" table:style-name="ce23">
            <text:p>Mantenimiento Muebles y equipos<text:s text:c="49"/></text:p>
          </table:table-cell>
          <table:table-cell office:value-type="float" office:value="6788.84" table:style-name="ce25">
            <text:p>6.789</text:p>
          </table:table-cell>
          <table:table-cell office:value-type="float" office:value="-3960.84" table:formula="of:=[.G46]-[.J46]" table:style-name="ce26">
            <text:p>(3.96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8" table:style-name="ce22">
            <text:p>520101030018<text:s/></text:p>
          </table:table-cell>
          <table:table-cell office:value-type="string" table:style-name="ce23">
            <text:p>Gasto de Depreciacion Muebles y Enseres<text:s text:c="41"/></text:p>
          </table:table-cell>
          <table:table-cell table:style-name="ce24"/>
          <table:table-cell office:value-type="float" office:value="145" table:style-name="ce25">
            <text:p>145</text:p>
          </table:table-cell>
          <table:table-cell table:number-columns-repeated="2" table:style-name="ce25"/>
          <table:table-cell office:value-type="float" office:value="145" table:formula="of:=[.D47]-[.E47]+[.F47]" table:style-name="ce25">
            <text:p>145</text:p>
          </table:table-cell>
          <table:table-cell office:value-type="float" office:value="520101030018" table:style-name="ce22">
            <text:p>520101030018<text:s/></text:p>
          </table:table-cell>
          <table:table-cell office:value-type="string" table:style-name="ce23">
            <text:p>Gasto de Depreciacion Muebles y Enseres<text:s text:c="41"/></text:p>
          </table:table-cell>
          <table:table-cell office:value-type="float" office:value="230.33" table:style-name="ce25">
            <text:p>230</text:p>
          </table:table-cell>
          <table:table-cell office:value-type="float" office:value="-85.330000000000013" table:formula="of:=[.G47]-[.J47]" table:style-name="ce26">
            <text:p>(8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9" table:style-name="ce22">
            <text:p>520101030019<text:s/></text:p>
          </table:table-cell>
          <table:table-cell office:value-type="string" table:style-name="ce23">
            <text:p>Gasto de Depreciacion de Vehiculos<text:s text:c="46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48]-[.E48]+[.F48]" table:style-name="ce25">
            <text:p>0</text:p>
          </table:table-cell>
          <table:table-cell office:value-type="float" office:value="520101030019" table:style-name="ce22">
            <text:p>520101030019<text:s/></text:p>
          </table:table-cell>
          <table:table-cell office:value-type="string" table:style-name="ce23">
            <text:p>Gasto de Depreciacion de Vehiculos<text:s text:c="46"/></text:p>
          </table:table-cell>
          <table:table-cell office:value-type="float" office:value="4560.38" table:style-name="ce25">
            <text:p>4.560</text:p>
          </table:table-cell>
          <table:table-cell office:value-type="float" office:value="-4560.38" table:formula="of:=[.G48]-[.J48]" table:style-name="ce26">
            <text:p>(4.56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0" table:style-name="ce22">
            <text:p>520101030020<text:s/></text:p>
          </table:table-cell>
          <table:table-cell office:value-type="string" table:style-name="ce23">
            <text:p>Otros pagos bienes y servicios ventas<text:s text:c="43"/></text:p>
          </table:table-cell>
          <table:table-cell table:style-name="ce24"/>
          <table:table-cell office:value-type="float" office:value="1703" table:style-name="ce25">
            <text:p>1.703</text:p>
          </table:table-cell>
          <table:table-cell table:number-columns-repeated="2" table:style-name="ce25"/>
          <table:table-cell office:value-type="float" office:value="1703" table:formula="of:=[.D49]-[.E49]+[.F49]" table:style-name="ce25">
            <text:p>1.703</text:p>
          </table:table-cell>
          <table:table-cell office:value-type="float" office:value="520101030020" table:style-name="ce22">
            <text:p>520101030020<text:s/></text:p>
          </table:table-cell>
          <table:table-cell office:value-type="string" table:style-name="ce23">
            <text:p>Otros pagos bienes y servicios ventas<text:s text:c="43"/></text:p>
          </table:table-cell>
          <table:table-cell office:value-type="float" office:value="11642.07" table:style-name="ce25">
            <text:p>11.642</text:p>
          </table:table-cell>
          <table:table-cell office:value-type="float" office:value="-9939.07" table:formula="of:=[.G49]-[.J49]" table:style-name="ce26">
            <text:p>(9.93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1" table:style-name="ce22">
            <text:p>520101030021<text:s/></text:p>
          </table:table-cell>
          <table:table-cell office:value-type="string" table:style-name="ce23">
            <text:p>Mant equipos de computo<text:s text:c="57"/></text:p>
          </table:table-cell>
          <table:table-cell table:style-name="ce24"/>
          <table:table-cell office:value-type="float" office:value="3006" table:style-name="ce25">
            <text:p>3.006</text:p>
          </table:table-cell>
          <table:table-cell table:number-columns-repeated="2" table:style-name="ce25"/>
          <table:table-cell office:value-type="float" office:value="3006" table:formula="of:=[.D50]-[.E50]+[.F50]" table:style-name="ce25">
            <text:p>3.006</text:p>
          </table:table-cell>
          <table:table-cell office:value-type="float" office:value="520101030021" table:style-name="ce22">
            <text:p>520101030021<text:s/></text:p>
          </table:table-cell>
          <table:table-cell office:value-type="string" table:style-name="ce23">
            <text:p>Mant equipos de computo<text:s text:c="57"/></text:p>
          </table:table-cell>
          <table:table-cell office:value-type="float" office:value="755" table:style-name="ce25">
            <text:p>755</text:p>
          </table:table-cell>
          <table:table-cell office:value-type="float" office:value="2251" table:formula="of:=[.G50]-[.J50]" table:style-name="ce26">
            <text:p>2.25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2" table:style-name="ce22">
            <text:p>520101030022<text:s/></text:p>
          </table:table-cell>
          <table:table-cell office:value-type="string" table:style-name="ce23">
            <text:p>Correo y Courrier<text:s text:c="63"/></text:p>
          </table:table-cell>
          <table:table-cell table:style-name="ce24"/>
          <table:table-cell office:value-type="float" office:value="16592" table:style-name="ce25">
            <text:p>16.592</text:p>
          </table:table-cell>
          <table:table-cell table:number-columns-repeated="2" table:style-name="ce25"/>
          <table:table-cell office:value-type="float" office:value="16592" table:formula="of:=[.D51]-[.E51]+[.F51]" table:style-name="ce25">
            <text:p>16.592</text:p>
          </table:table-cell>
          <table:table-cell office:value-type="float" office:value="520101030022" table:style-name="ce22">
            <text:p>520101030022<text:s/></text:p>
          </table:table-cell>
          <table:table-cell office:value-type="string" table:style-name="ce23">
            <text:p>Correo y Courrier<text:s text:c="63"/></text:p>
          </table:table-cell>
          <table:table-cell office:value-type="float" office:value="18098.73" table:style-name="ce25">
            <text:p>18.099</text:p>
          </table:table-cell>
          <table:table-cell office:value-type="float" office:value="-1506.7299999999996" table:formula="of:=[.G51]-[.J51]" table:style-name="ce26">
            <text:p>(1.50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3" table:style-name="ce22">
            <text:p>520101030023<text:s/></text:p>
          </table:table-cell>
          <table:table-cell office:value-type="string" table:style-name="ce23">
            <text:p>Iva No aplicado ( Gasto)<text:s text:c="56"/></text:p>
          </table:table-cell>
          <table:table-cell table:style-name="ce24"/>
          <table:table-cell office:value-type="float" office:value="5686" table:style-name="ce25">
            <text:p>5.686</text:p>
          </table:table-cell>
          <table:table-cell table:number-columns-repeated="2" table:style-name="ce25"/>
          <table:table-cell office:value-type="float" office:value="5686" table:formula="of:=[.D52]-[.E52]+[.F52]" table:style-name="ce25">
            <text:p>5.686</text:p>
          </table:table-cell>
          <table:table-cell office:value-type="float" office:value="520101030023" table:style-name="ce22">
            <text:p>520101030023<text:s/></text:p>
          </table:table-cell>
          <table:table-cell office:value-type="string" table:style-name="ce23">
            <text:p>Iva No aplicado ( Gasto)<text:s text:c="56"/></text:p>
          </table:table-cell>
          <table:table-cell office:value-type="float" office:value="13000.73" table:style-name="ce25">
            <text:p>13.001</text:p>
          </table:table-cell>
          <table:table-cell office:value-type="float" office:value="-7314.73" table:formula="of:=[.G52]-[.J52]" table:style-name="ce26">
            <text:p>(7.31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4" table:style-name="ce22">
            <text:p>520101030024<text:s/></text:p>
          </table:table-cell>
          <table:table-cell office:value-type="string" table:style-name="ce23">
            <text:p>Seguros de Exportación<text:s text:c="58"/></text:p>
          </table:table-cell>
          <table:table-cell table:style-name="ce24"/>
          <table:table-cell office:value-type="float" office:value="6418" table:style-name="ce25">
            <text:p>6.418</text:p>
          </table:table-cell>
          <table:table-cell table:number-columns-repeated="2" table:style-name="ce25"/>
          <table:table-cell office:value-type="float" office:value="6418" table:formula="of:=[.D53]-[.E53]+[.F53]" table:style-name="ce25">
            <text:p>6.418</text:p>
          </table:table-cell>
          <table:table-cell office:value-type="float" office:value="520101030024" table:style-name="ce22">
            <text:p>520101030024<text:s/></text:p>
          </table:table-cell>
          <table:table-cell office:value-type="string" table:style-name="ce23">
            <text:p>Seguros de Exportación<text:s text:c="58"/></text:p>
          </table:table-cell>
          <table:table-cell office:value-type="float" office:value="14242.71" table:style-name="ce25">
            <text:p>14.243</text:p>
          </table:table-cell>
          <table:table-cell office:value-type="float" office:value="-7824.7099999999991" table:formula="of:=[.G53]-[.J53]" table:style-name="ce26">
            <text:p>(7.82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54]-[.E54]+[.F54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54]-[.J54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2"/>
          <table:table-cell office:value-type="string" table:style-name="ce17">
            <text:p>Gastos de Administración</text:p>
          </table:table-cell>
          <table:table-cell table:style-name="ce24"/>
          <table:table-cell table:number-columns-repeated="3" table:style-name="ce25"/>
          <table:table-cell office:value-type="float" office:value="0" table:formula="of:=[.D55]-[.E55]+[.F55]" table:style-name="ce25">
            <text:p>0</text:p>
          </table:table-cell>
          <table:table-cell table:style-name="ce22"/>
          <table:table-cell office:value-type="string" table:style-name="ce17">
            <text:p>Gastos de Administración</text:p>
          </table:table-cell>
          <table:table-cell table:style-name="ce25"/>
          <table:table-cell office:value-type="float" office:value="0" table:formula="of:=[.G55]-[.J55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Nomina de Administración</text:p>
          </table:table-cell>
          <table:table-cell table:style-name="ce24"/>
          <table:table-cell table:number-columns-repeated="3" table:style-name="ce25"/>
          <table:table-cell office:value-type="float" office:value="0" table:formula="of:=[.D56]-[.E56]+[.F56]" table:style-name="ce25">
            <text:p>0</text:p>
          </table:table-cell>
          <table:table-cell table:style-name="ce22"/>
          <table:table-cell office:value-type="string" table:style-name="ce21">
            <text:p>Nomina de Administración</text:p>
          </table:table-cell>
          <table:table-cell table:style-name="ce25"/>
          <table:table-cell office:value-type="float" office:value="0" table:formula="of:=[.G56]-[.J56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1" table:style-name="ce22">
            <text:p>520201010001<text:s/></text:p>
          </table:table-cell>
          <table:table-cell office:value-type="string" table:style-name="ce23">
            <text:p>Sueldos<text:s text:c="73"/></text:p>
          </table:table-cell>
          <table:table-cell table:style-name="ce24"/>
          <table:table-cell office:value-type="float" office:value="184275" table:style-name="ce25">
            <text:p>184.275</text:p>
          </table:table-cell>
          <table:table-cell table:number-columns-repeated="2" table:style-name="ce25"/>
          <table:table-cell office:value-type="float" office:value="184275" table:formula="of:=[.D57]-[.E57]+[.F57]" table:style-name="ce25">
            <text:p>184.275</text:p>
          </table:table-cell>
          <table:table-cell office:value-type="float" office:value="520201010001" table:style-name="ce22">
            <text:p>520201010001<text:s/></text:p>
          </table:table-cell>
          <table:table-cell office:value-type="string" table:style-name="ce23">
            <text:p>Sueldos<text:s text:c="73"/></text:p>
          </table:table-cell>
          <table:table-cell office:value-type="float" office:value="246110.74" table:style-name="ce25">
            <text:p>246.111</text:p>
          </table:table-cell>
          <table:table-cell office:value-type="float" office:value="-61835.739999999991" table:formula="of:=[.G57]-[.J57]" table:style-name="ce26">
            <text:p>(61.83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2" table:style-name="ce22">
            <text:p>520201010002<text:s/></text:p>
          </table:table-cell>
          <table:table-cell office:value-type="string" table:style-name="ce23">
            <text:p>Sobretiempos<text:s text:c="68"/></text:p>
          </table:table-cell>
          <table:table-cell table:style-name="ce24"/>
          <table:table-cell office:value-type="float" office:value="5187" table:style-name="ce25">
            <text:p>5.187</text:p>
          </table:table-cell>
          <table:table-cell table:number-columns-repeated="2" table:style-name="ce25"/>
          <table:table-cell office:value-type="float" office:value="5187" table:formula="of:=[.D58]-[.E58]+[.F58]" table:style-name="ce25">
            <text:p>5.187</text:p>
          </table:table-cell>
          <table:table-cell office:value-type="float" office:value="520201010002" table:style-name="ce22">
            <text:p>520201010002<text:s/></text:p>
          </table:table-cell>
          <table:table-cell office:value-type="string" table:style-name="ce23">
            <text:p>Sobretiempos<text:s text:c="68"/></text:p>
          </table:table-cell>
          <table:table-cell office:value-type="float" office:value="7389.93" table:style-name="ce25">
            <text:p>7.390</text:p>
          </table:table-cell>
          <table:table-cell office:value-type="float" office:value="-2202.9300000000003" table:formula="of:=[.G58]-[.J58]" table:style-name="ce26">
            <text:p>(2.20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3" table:style-name="ce22">
            <text:p>520201010003<text:s/></text:p>
          </table:table-cell>
          <table:table-cell office:value-type="string" table:style-name="ce23">
            <text:p>Aporte Patronal 12.15%<text:s text:c="58"/></text:p>
          </table:table-cell>
          <table:table-cell table:style-name="ce24"/>
          <table:table-cell office:value-type="float" office:value="23806" table:style-name="ce25">
            <text:p>23.806</text:p>
          </table:table-cell>
          <table:table-cell table:number-columns-repeated="2" table:style-name="ce25"/>
          <table:table-cell office:value-type="float" office:value="23806" table:formula="of:=[.D59]-[.E59]+[.F59]" table:style-name="ce25">
            <text:p>23.806</text:p>
          </table:table-cell>
          <table:table-cell office:value-type="float" office:value="520201010003" table:style-name="ce22">
            <text:p>520201010003<text:s/></text:p>
          </table:table-cell>
          <table:table-cell office:value-type="string" table:style-name="ce23">
            <text:p>Aporte Patronal 12.15%<text:s text:c="58"/></text:p>
          </table:table-cell>
          <table:table-cell office:value-type="float" office:value="31280.560000000001" table:style-name="ce25">
            <text:p>31.281</text:p>
          </table:table-cell>
          <table:table-cell office:value-type="float" office:value="-7474.5600000000013" table:formula="of:=[.G59]-[.J59]" table:style-name="ce26">
            <text:p>(7.47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4" table:style-name="ce22">
            <text:p>520201010004<text:s/></text:p>
          </table:table-cell>
          <table:table-cell office:value-type="string" table:style-name="ce23">
            <text:p>Fondo de Reserva<text:s text:c="64"/></text:p>
          </table:table-cell>
          <table:table-cell table:style-name="ce24"/>
          <table:table-cell office:value-type="float" office:value="14777" table:style-name="ce25">
            <text:p>14.777</text:p>
          </table:table-cell>
          <table:table-cell table:number-columns-repeated="2" table:style-name="ce25"/>
          <table:table-cell office:value-type="float" office:value="14777" table:formula="of:=[.D60]-[.E60]+[.F60]" table:style-name="ce25">
            <text:p>14.777</text:p>
          </table:table-cell>
          <table:table-cell office:value-type="float" office:value="520201010004" table:style-name="ce22">
            <text:p>520201010004<text:s/></text:p>
          </table:table-cell>
          <table:table-cell office:value-type="string" table:style-name="ce23">
            <text:p>Fondo de Reserva<text:s text:c="64"/></text:p>
          </table:table-cell>
          <table:table-cell office:value-type="float" office:value="17974.650000000001" table:style-name="ce25">
            <text:p>17.975</text:p>
          </table:table-cell>
          <table:table-cell office:value-type="float" office:value="-3197.6500000000015" table:formula="of:=[.G60]-[.J60]" table:style-name="ce26">
            <text:p>(3.19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5" table:style-name="ce22">
            <text:p>520201010005<text:s/></text:p>
          </table:table-cell>
          <table:table-cell office:value-type="string" table:style-name="ce23">
            <text:p>Decimo Tercer Sueldo<text:s text:c="60"/></text:p>
          </table:table-cell>
          <table:table-cell table:style-name="ce24"/>
          <table:table-cell office:value-type="float" office:value="15606" table:style-name="ce25">
            <text:p>15.606</text:p>
          </table:table-cell>
          <table:table-cell table:number-columns-repeated="2" table:style-name="ce25"/>
          <table:table-cell office:value-type="float" office:value="15606" table:formula="of:=[.D61]-[.E61]+[.F61]" table:style-name="ce25">
            <text:p>15.606</text:p>
          </table:table-cell>
          <table:table-cell office:value-type="float" office:value="520201010005" table:style-name="ce22">
            <text:p>520201010005<text:s/></text:p>
          </table:table-cell>
          <table:table-cell office:value-type="string" table:style-name="ce23">
            <text:p>Decimo Tercer Sueldo<text:s text:c="60"/></text:p>
          </table:table-cell>
          <table:table-cell office:value-type="float" office:value="21003.46" table:style-name="ce25">
            <text:p>21.003</text:p>
          </table:table-cell>
          <table:table-cell office:value-type="float" office:value="-5397.4599999999991" table:formula="of:=[.G61]-[.J61]" table:style-name="ce26">
            <text:p>(5.39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6" table:style-name="ce22">
            <text:p>520201010006<text:s/></text:p>
          </table:table-cell>
          <table:table-cell office:value-type="string" table:style-name="ce23">
            <text:p>Decimo Cuarto Sueldo<text:s text:c="60"/></text:p>
          </table:table-cell>
          <table:table-cell table:style-name="ce24"/>
          <table:table-cell office:value-type="float" office:value="6425" table:style-name="ce25">
            <text:p>6.425</text:p>
          </table:table-cell>
          <table:table-cell table:number-columns-repeated="2" table:style-name="ce25"/>
          <table:table-cell office:value-type="float" office:value="6425" table:formula="of:=[.D62]-[.E62]+[.F62]" table:style-name="ce25">
            <text:p>6.425</text:p>
          </table:table-cell>
          <table:table-cell office:value-type="float" office:value="520201010006" table:style-name="ce22">
            <text:p>520201010006<text:s/></text:p>
          </table:table-cell>
          <table:table-cell office:value-type="string" table:style-name="ce23">
            <text:p>Decimo Cuarto Sueldo<text:s text:c="60"/></text:p>
          </table:table-cell>
          <table:table-cell office:value-type="float" office:value="9253.5300000000007" table:style-name="ce25">
            <text:p>9.254</text:p>
          </table:table-cell>
          <table:table-cell office:value-type="float" office:value="-2828.5300000000007" table:formula="of:=[.G62]-[.J62]" table:style-name="ce26">
            <text:p>(2.82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7" table:style-name="ce22">
            <text:p>520201010007<text:s/></text:p>
          </table:table-cell>
          <table:table-cell office:value-type="string" table:style-name="ce23">
            <text:p>Vacaciones<text:s text:c="70"/></text:p>
          </table:table-cell>
          <table:table-cell table:style-name="ce24"/>
          <table:table-cell office:value-type="float" office:value="5918" table:style-name="ce25">
            <text:p>5.918</text:p>
          </table:table-cell>
          <table:table-cell table:number-columns-repeated="2" table:style-name="ce25"/>
          <table:table-cell office:value-type="float" office:value="5918" table:formula="of:=[.D63]-[.E63]+[.F63]" table:style-name="ce25">
            <text:p>5.918</text:p>
          </table:table-cell>
          <table:table-cell office:value-type="float" office:value="520201010007" table:style-name="ce22">
            <text:p>520201010007<text:s/></text:p>
          </table:table-cell>
          <table:table-cell office:value-type="string" table:style-name="ce23">
            <text:p>Vacaciones<text:s text:c="70"/></text:p>
          </table:table-cell>
          <table:table-cell office:value-type="float" office:value="29605.86" table:style-name="ce25">
            <text:p>29.606</text:p>
          </table:table-cell>
          <table:table-cell office:value-type="float" office:value="-23687.86" table:formula="of:=[.G63]-[.J63]" table:style-name="ce26">
            <text:p>(23.68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8" table:style-name="ce22">
            <text:p>520201010008<text:s/></text:p>
          </table:table-cell>
          <table:table-cell office:value-type="string" table:style-name="ce23">
            <text:p>Desahucio Administración<text:s text:c="56"/></text:p>
          </table:table-cell>
          <table:table-cell table:style-name="ce24"/>
          <table:table-cell office:value-type="float" office:value="4000" table:style-name="ce25">
            <text:p>4.000</text:p>
          </table:table-cell>
          <table:table-cell table:number-columns-repeated="2" table:style-name="ce25"/>
          <table:table-cell office:value-type="float" office:value="4000" table:formula="of:=[.D64]-[.E64]+[.F64]" table:style-name="ce25">
            <text:p>4.000</text:p>
          </table:table-cell>
          <table:table-cell office:value-type="float" office:value="520201010008" table:style-name="ce22">
            <text:p>520201010008<text:s/></text:p>
          </table:table-cell>
          <table:table-cell office:value-type="string" table:style-name="ce23">
            <text:p>Desahucio Administración<text:s text:c="56"/></text:p>
          </table:table-cell>
          <table:table-cell office:value-type="float" office:value="10791.38" table:style-name="ce25">
            <text:p>10.791</text:p>
          </table:table-cell>
          <table:table-cell office:value-type="float" office:value="-6791.3799999999992" table:formula="of:=[.G64]-[.J64]" table:style-name="ce26">
            <text:p>(6.79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10" table:style-name="ce22">
            <text:p>520201010010<text:s/></text:p>
          </table:table-cell>
          <table:table-cell office:value-type="string" table:style-name="ce23">
            <text:p>Bonificaciones Voluntarias Administración<text:s text:c="39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65]-[.E65]+[.F65]" table:style-name="ce25">
            <text:p>0</text:p>
          </table:table-cell>
          <table:table-cell office:value-type="float" office:value="520201010010" table:style-name="ce22">
            <text:p>520201010010<text:s/></text:p>
          </table:table-cell>
          <table:table-cell office:value-type="string" table:style-name="ce23">
            <text:p>Bonificaciones Voluntarias Administración<text:s text:c="39"/></text:p>
          </table:table-cell>
          <table:table-cell office:value-type="float" office:value="372.5" table:style-name="ce25">
            <text:p>373</text:p>
          </table:table-cell>
          <table:table-cell office:value-type="float" office:value="-372.5" table:formula="of:=[.G65]-[.J65]" table:style-name="ce26">
            <text:p>(37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11" table:style-name="ce22">
            <text:p>520201010011<text:s/></text:p>
          </table:table-cell>
          <table:table-cell office:value-type="string" table:style-name="ce23">
            <text:p>Jubilación Patronal Administración<text:s text:c="46"/></text:p>
          </table:table-cell>
          <table:table-cell table:style-name="ce24"/>
          <table:table-cell office:value-type="float" office:value="8893" table:style-name="ce25">
            <text:p>8.893</text:p>
          </table:table-cell>
          <table:table-cell table:number-columns-repeated="2" table:style-name="ce25"/>
          <table:table-cell office:value-type="float" office:value="8893" table:formula="of:=[.D66]-[.E66]+[.F66]" table:style-name="ce25">
            <text:p>8.893</text:p>
          </table:table-cell>
          <table:table-cell office:value-type="float" office:value="520201010011" table:style-name="ce22">
            <text:p>520201010011<text:s/></text:p>
          </table:table-cell>
          <table:table-cell office:value-type="string" table:style-name="ce23">
            <text:p>Jubilación Patronal Administración<text:s text:c="46"/></text:p>
          </table:table-cell>
          <table:table-cell office:value-type="float" office:value="21735.94" table:style-name="ce25">
            <text:p>21.736</text:p>
          </table:table-cell>
          <table:table-cell office:value-type="float" office:value="-12842.939999999999" table:formula="of:=[.G66]-[.J66]" table:style-name="ce26">
            <text:p>(12.84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67]-[.E67]+[.F67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67]-[.J67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Otros Gastos del personal</text:p>
          </table:table-cell>
          <table:table-cell table:style-name="ce24"/>
          <table:table-cell table:number-columns-repeated="3" table:style-name="ce25"/>
          <table:table-cell office:value-type="float" office:value="0" table:formula="of:=[.D68]-[.E68]+[.F68]" table:style-name="ce25">
            <text:p>0</text:p>
          </table:table-cell>
          <table:table-cell table:style-name="ce22"/>
          <table:table-cell office:value-type="string" table:style-name="ce21">
            <text:p>Otros Gastos del personal</text:p>
          </table:table-cell>
          <table:table-cell table:style-name="ce25"/>
          <table:table-cell office:value-type="float" office:value="0" table:formula="of:=[.G68]-[.J68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2" table:style-name="ce22">
            <text:p>520201020002<text:s/></text:p>
          </table:table-cell>
          <table:table-cell office:value-type="string" table:style-name="ce23">
            <text:p>Alimentacion Administración<text:s text:c="53"/></text:p>
          </table:table-cell>
          <table:table-cell table:style-name="ce24"/>
          <table:table-cell office:value-type="float" office:value="7134" table:style-name="ce25">
            <text:p>7.134</text:p>
          </table:table-cell>
          <table:table-cell table:number-columns-repeated="2" table:style-name="ce25"/>
          <table:table-cell office:value-type="float" office:value="7134" table:formula="of:=[.D69]-[.E69]+[.F69]" table:style-name="ce25">
            <text:p>7.134</text:p>
          </table:table-cell>
          <table:table-cell office:value-type="float" office:value="520201020002" table:style-name="ce22">
            <text:p>520201020002<text:s/></text:p>
          </table:table-cell>
          <table:table-cell office:value-type="string" table:style-name="ce23">
            <text:p>Alimentacion Administración<text:s text:c="53"/></text:p>
          </table:table-cell>
          <table:table-cell office:value-type="float" office:value="12561.52" table:style-name="ce25">
            <text:p>12.562</text:p>
          </table:table-cell>
          <table:table-cell office:value-type="float" office:value="-5427.52" table:formula="of:=[.G69]-[.J69]" table:style-name="ce26">
            <text:p>(5.42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3" table:style-name="ce22">
            <text:p>520201020003<text:s/></text:p>
          </table:table-cell>
          <table:table-cell office:value-type="string" table:style-name="ce23">
            <text:p>Movilizacion/Transp de Personal Administración<text:s text:c="34"/></text:p>
          </table:table-cell>
          <table:table-cell table:style-name="ce24"/>
          <table:table-cell office:value-type="float" office:value="540" table:style-name="ce25">
            <text:p>540</text:p>
          </table:table-cell>
          <table:table-cell table:number-columns-repeated="2" table:style-name="ce25"/>
          <table:table-cell office:value-type="float" office:value="540" table:formula="of:=[.D70]-[.E70]+[.F70]" table:style-name="ce25">
            <text:p>540</text:p>
          </table:table-cell>
          <table:table-cell office:value-type="float" office:value="520201020003" table:style-name="ce22">
            <text:p>520201020003<text:s/></text:p>
          </table:table-cell>
          <table:table-cell office:value-type="string" table:style-name="ce23">
            <text:p>Movilizacion/Transp de Personal Administración<text:s text:c="34"/></text:p>
          </table:table-cell>
          <table:table-cell office:value-type="float" office:value="720" table:style-name="ce25">
            <text:p>720</text:p>
          </table:table-cell>
          <table:table-cell office:value-type="float" office:value="-180" table:formula="of:=[.G70]-[.J70]" table:style-name="ce26">
            <text:p>(18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4" table:style-name="ce22">
            <text:p>520201020004<text:s/></text:p>
          </table:table-cell>
          <table:table-cell office:value-type="string" table:style-name="ce23">
            <text:p>Gastos Médicos ventas y administración<text:s text:c="42"/></text:p>
          </table:table-cell>
          <table:table-cell table:style-name="ce24"/>
          <table:table-cell office:value-type="float" office:value="10412" table:style-name="ce25">
            <text:p>10.412</text:p>
          </table:table-cell>
          <table:table-cell table:number-columns-repeated="2" table:style-name="ce25"/>
          <table:table-cell office:value-type="float" office:value="10412" table:formula="of:=[.D71]-[.E71]+[.F71]" table:style-name="ce25">
            <text:p>10.412</text:p>
          </table:table-cell>
          <table:table-cell office:value-type="float" office:value="520201020004" table:style-name="ce22">
            <text:p>520201020004<text:s/></text:p>
          </table:table-cell>
          <table:table-cell office:value-type="string" table:style-name="ce23">
            <text:p>Gastos Médicos ventas y administración<text:s text:c="42"/></text:p>
          </table:table-cell>
          <table:table-cell office:value-type="float" office:value="3096.2" table:style-name="ce25">
            <text:p>3.096</text:p>
          </table:table-cell>
          <table:table-cell office:value-type="float" office:value="7315.8" table:formula="of:=[.G71]-[.J71]" table:style-name="ce26">
            <text:p>7.31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6" table:style-name="ce22">
            <text:p>520201020006<text:s/></text:p>
          </table:table-cell>
          <table:table-cell office:value-type="string" table:style-name="ce23">
            <text:p>Capacitación y Seminarios Administración<text:s text:c="40"/></text:p>
          </table:table-cell>
          <table:table-cell table:style-name="ce24"/>
          <table:table-cell office:value-type="float" office:value="2720" table:style-name="ce25">
            <text:p>2.720</text:p>
          </table:table-cell>
          <table:table-cell table:number-columns-repeated="2" table:style-name="ce25"/>
          <table:table-cell office:value-type="float" office:value="2720" table:formula="of:=[.D72]-[.E72]+[.F72]" table:style-name="ce25">
            <text:p>2.720</text:p>
          </table:table-cell>
          <table:table-cell office:value-type="float" office:value="520201020006" table:style-name="ce22">
            <text:p>520201020006<text:s/></text:p>
          </table:table-cell>
          <table:table-cell office:value-type="string" table:style-name="ce23">
            <text:p>Capacitación y Seminarios Administración<text:s text:c="40"/></text:p>
          </table:table-cell>
          <table:table-cell office:value-type="float" office:value="2563" table:style-name="ce25">
            <text:p>2.563</text:p>
          </table:table-cell>
          <table:table-cell office:value-type="float" office:value="157" table:formula="of:=[.G72]-[.J72]" table:style-name="ce26">
            <text:p>15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7" table:style-name="ce22">
            <text:p>520201020007<text:s/></text:p>
          </table:table-cell>
          <table:table-cell office:value-type="string" table:style-name="ce23">
            <text:p>Agasajo al Personal Administración<text:s text:c="46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73]-[.E73]+[.F73]" table:style-name="ce25">
            <text:p>0</text:p>
          </table:table-cell>
          <table:table-cell office:value-type="float" office:value="520201020007" table:style-name="ce22">
            <text:p>520201020007<text:s/></text:p>
          </table:table-cell>
          <table:table-cell office:value-type="string" table:style-name="ce23">
            <text:p>Agasajo al Personal Administración<text:s text:c="46"/></text:p>
          </table:table-cell>
          <table:table-cell office:value-type="float" office:value="31594.99" table:style-name="ce25">
            <text:p>31.595</text:p>
          </table:table-cell>
          <table:table-cell office:value-type="float" office:value="-31594.99" table:formula="of:=[.G73]-[.J73]" table:style-name="ce26">
            <text:p>(31.59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74]-[.E74]+[.F74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74]-[.J74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Honorarios</text:p>
          </table:table-cell>
          <table:table-cell table:style-name="ce24"/>
          <table:table-cell table:number-columns-repeated="3" table:style-name="ce25"/>
          <table:table-cell office:value-type="float" office:value="0" table:formula="of:=[.D75]-[.E75]+[.F75]" table:style-name="ce25">
            <text:p>0</text:p>
          </table:table-cell>
          <table:table-cell table:style-name="ce22"/>
          <table:table-cell office:value-type="string" table:style-name="ce21">
            <text:p>Honorarios</text:p>
          </table:table-cell>
          <table:table-cell table:style-name="ce25"/>
          <table:table-cell office:value-type="float" office:value="0" table:formula="of:=[.G75]-[.J75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2010001" table:style-name="ce22">
            <text:p>520202010001<text:s/></text:p>
          </table:table-cell>
          <table:table-cell office:value-type="string" table:style-name="ce23">
            <text:p>Honorarios Profesionales<text:s text:c="56"/></text:p>
          </table:table-cell>
          <table:table-cell table:style-name="ce24"/>
          <table:table-cell office:value-type="float" office:value="132304" table:style-name="ce25">
            <text:p>132.304</text:p>
          </table:table-cell>
          <table:table-cell table:number-columns-repeated="2" table:style-name="ce25"/>
          <table:table-cell office:value-type="float" office:value="132304" table:formula="of:=[.D76]-[.E76]+[.F76]" table:style-name="ce25">
            <text:p>132.304</text:p>
          </table:table-cell>
          <table:table-cell office:value-type="float" office:value="520202010001" table:style-name="ce22">
            <text:p>520202010001<text:s/></text:p>
          </table:table-cell>
          <table:table-cell office:value-type="string" table:style-name="ce23">
            <text:p>Honorarios Profesionales<text:s text:c="56"/></text:p>
          </table:table-cell>
          <table:table-cell office:value-type="float" office:value="362385.14" table:style-name="ce25">
            <text:p>362.385</text:p>
          </table:table-cell>
          <table:table-cell office:value-type="float" office:value="-230081.14" table:formula="of:=[.G76]-[.J76]" table:style-name="ce26">
            <text:p>(230.08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2010002" table:style-name="ce22">
            <text:p>520202010002<text:s/></text:p>
          </table:table-cell>
          <table:table-cell office:value-type="string" table:style-name="ce23">
            <text:p>Servicios de Contabilidad - Asesorias<text:s text:c="43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77]-[.E77]+[.F77]" table:style-name="ce25">
            <text:p>0</text:p>
          </table:table-cell>
          <table:table-cell office:value-type="float" office:value="520202010002" table:style-name="ce22">
            <text:p>520202010002<text:s/></text:p>
          </table:table-cell>
          <table:table-cell office:value-type="string" table:style-name="ce23">
            <text:p>Servicios de Contabilidad - Asesorias<text:s text:c="43"/></text:p>
          </table:table-cell>
          <table:table-cell office:value-type="float" office:value="13030" table:style-name="ce25">
            <text:p>13.030</text:p>
          </table:table-cell>
          <table:table-cell office:value-type="float" office:value="-13030" table:formula="of:=[.G77]-[.J77]" table:style-name="ce26">
            <text:p>(13.03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2010005" table:style-name="ce22">
            <text:p>520202010005<text:s/></text:p>
          </table:table-cell>
          <table:table-cell office:value-type="string" table:style-name="ce23">
            <text:p>Auditorías<text:s text:c="70"/></text:p>
          </table:table-cell>
          <table:table-cell table:style-name="ce24"/>
          <table:table-cell office:value-type="float" office:value="3348" table:style-name="ce25">
            <text:p>3.348</text:p>
          </table:table-cell>
          <table:table-cell table:number-columns-repeated="2" table:style-name="ce25"/>
          <table:table-cell office:value-type="float" office:value="3348" table:formula="of:=[.D78]-[.E78]+[.F78]" table:style-name="ce25">
            <text:p>3.348</text:p>
          </table:table-cell>
          <table:table-cell office:value-type="float" office:value="520202010005" table:style-name="ce22">
            <text:p>520202010005<text:s/></text:p>
          </table:table-cell>
          <table:table-cell office:value-type="string" table:style-name="ce23">
            <text:p>Auditorías<text:s text:c="70"/></text:p>
          </table:table-cell>
          <table:table-cell office:value-type="float" office:value="7514.72" table:style-name="ce25">
            <text:p>7.515</text:p>
          </table:table-cell>
          <table:table-cell office:value-type="float" office:value="-4166.72" table:formula="of:=[.G78]-[.J78]" table:style-name="ce26">
            <text:p>(4.16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79]-[.E79]+[.F79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79]-[.J79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Mantenimiento y reparaciones</text:p>
          </table:table-cell>
          <table:table-cell table:style-name="ce24"/>
          <table:table-cell table:number-columns-repeated="3" table:style-name="ce25"/>
          <table:table-cell office:value-type="float" office:value="0" table:formula="of:=[.D80]-[.E80]+[.F80]" table:style-name="ce25">
            <text:p>0</text:p>
          </table:table-cell>
          <table:table-cell table:style-name="ce22"/>
          <table:table-cell office:value-type="string" table:style-name="ce21">
            <text:p>Mantenimiento y reparaciones</text:p>
          </table:table-cell>
          <table:table-cell table:style-name="ce25"/>
          <table:table-cell office:value-type="float" office:value="0" table:formula="of:=[.G80]-[.J80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1" table:style-name="ce22">
            <text:p>520203010001<text:s/></text:p>
          </table:table-cell>
          <table:table-cell office:value-type="string" table:style-name="ce23">
            <text:p>Mantenimiento de Edificios y oficinas Administración<text:s text:c="28"/></text:p>
          </table:table-cell>
          <table:table-cell table:style-name="ce24"/>
          <table:table-cell office:value-type="float" office:value="1000" table:style-name="ce25">
            <text:p>1.000</text:p>
          </table:table-cell>
          <table:table-cell table:number-columns-repeated="2" table:style-name="ce25"/>
          <table:table-cell office:value-type="float" office:value="1000" table:formula="of:=[.D81]-[.E81]+[.F81]" table:style-name="ce25">
            <text:p>1.000</text:p>
          </table:table-cell>
          <table:table-cell office:value-type="float" office:value="520203010001" table:style-name="ce22">
            <text:p>520203010001<text:s/></text:p>
          </table:table-cell>
          <table:table-cell office:value-type="string" table:style-name="ce23">
            <text:p>Mantenimiento de Edificios y oficinas Administración<text:s text:c="28"/></text:p>
          </table:table-cell>
          <table:table-cell office:value-type="float" office:value="2236.9499999999998" table:style-name="ce25">
            <text:p>2.237</text:p>
          </table:table-cell>
          <table:table-cell office:value-type="float" office:value="-1236.9499999999998" table:formula="of:=[.G81]-[.J81]" table:style-name="ce26">
            <text:p>(1.23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2" table:style-name="ce22">
            <text:p>520203010002<text:s/></text:p>
          </table:table-cell>
          <table:table-cell office:value-type="string" table:style-name="ce23">
            <text:p>Mantenimiento Instalaciones<text:s text:c="53"/></text:p>
          </table:table-cell>
          <table:table-cell table:style-name="ce24"/>
          <table:table-cell office:value-type="float" office:value="970" table:style-name="ce25">
            <text:p>970</text:p>
          </table:table-cell>
          <table:table-cell table:number-columns-repeated="2" table:style-name="ce25"/>
          <table:table-cell office:value-type="float" office:value="970" table:formula="of:=[.D82]-[.E82]+[.F82]" table:style-name="ce25">
            <text:p>970</text:p>
          </table:table-cell>
          <table:table-cell office:value-type="float" office:value="520203010002" table:style-name="ce22">
            <text:p>520203010002<text:s/></text:p>
          </table:table-cell>
          <table:table-cell office:value-type="string" table:style-name="ce23">
            <text:p>Mantenimiento Instalaciones<text:s text:c="53"/></text:p>
          </table:table-cell>
          <table:table-cell office:value-type="float" office:value="3428.84" table:style-name="ce25">
            <text:p>3.429</text:p>
          </table:table-cell>
          <table:table-cell office:value-type="float" office:value="-2458.84" table:formula="of:=[.G82]-[.J82]" table:style-name="ce26">
            <text:p>(2.45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3" table:style-name="ce22">
            <text:p>520203010003<text:s/></text:p>
          </table:table-cell>
          <table:table-cell office:value-type="string" table:style-name="ce23">
            <text:p>Mant. Vehiculos Administracion<text:s text:c="50"/></text:p>
          </table:table-cell>
          <table:table-cell table:style-name="ce24"/>
          <table:table-cell office:value-type="float" office:value="10647" table:style-name="ce25">
            <text:p>10.647</text:p>
          </table:table-cell>
          <table:table-cell table:number-columns-repeated="2" table:style-name="ce25"/>
          <table:table-cell office:value-type="float" office:value="10647" table:formula="of:=[.D83]-[.E83]+[.F83]" table:style-name="ce25">
            <text:p>10.647</text:p>
          </table:table-cell>
          <table:table-cell office:value-type="float" office:value="520203010003" table:style-name="ce22">
            <text:p>520203010003<text:s/></text:p>
          </table:table-cell>
          <table:table-cell office:value-type="string" table:style-name="ce23">
            <text:p>Mant. Vehiculos Administracion<text:s text:c="50"/></text:p>
          </table:table-cell>
          <table:table-cell office:value-type="float" office:value="8217.9599999999991" table:style-name="ce25">
            <text:p>8.218</text:p>
          </table:table-cell>
          <table:table-cell office:value-type="float" office:value="2429.0400000000009" table:formula="of:=[.G83]-[.J83]" table:style-name="ce26">
            <text:p>2.42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4" table:style-name="ce22">
            <text:p>520203010004<text:s/></text:p>
          </table:table-cell>
          <table:table-cell office:value-type="string" table:style-name="ce23">
            <text:p>Mantenimiento Muebles y Equipos Administración<text:s text:c="34"/></text:p>
          </table:table-cell>
          <table:table-cell table:style-name="ce24"/>
          <table:table-cell office:value-type="float" office:value="9393" table:style-name="ce25">
            <text:p>9.393</text:p>
          </table:table-cell>
          <table:table-cell table:number-columns-repeated="2" table:style-name="ce25"/>
          <table:table-cell office:value-type="float" office:value="9393" table:formula="of:=[.D84]-[.E84]+[.F84]" table:style-name="ce25">
            <text:p>9.393</text:p>
          </table:table-cell>
          <table:table-cell office:value-type="float" office:value="520203010004" table:style-name="ce22">
            <text:p>520203010004<text:s/></text:p>
          </table:table-cell>
          <table:table-cell office:value-type="string" table:style-name="ce23">
            <text:p>Mantenimiento Muebles y Equipos Administración<text:s text:c="34"/></text:p>
          </table:table-cell>
          <table:table-cell office:value-type="float" office:value="12591.87" table:style-name="ce25">
            <text:p>12.592</text:p>
          </table:table-cell>
          <table:table-cell office:value-type="float" office:value="-3198.8700000000008" table:formula="of:=[.G84]-[.J84]" table:style-name="ce26">
            <text:p>(3.19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5" table:style-name="ce22">
            <text:p>520203010005<text:s/></text:p>
          </table:table-cell>
          <table:table-cell office:value-type="string" table:style-name="ce23">
            <text:p>Combustibles Administración<text:s text:c="53"/></text:p>
          </table:table-cell>
          <table:table-cell table:style-name="ce24"/>
          <table:table-cell office:value-type="float" office:value="6244" table:style-name="ce25">
            <text:p>6.244</text:p>
          </table:table-cell>
          <table:table-cell table:number-columns-repeated="2" table:style-name="ce25"/>
          <table:table-cell office:value-type="float" office:value="6244" table:formula="of:=[.D85]-[.E85]+[.F85]" table:style-name="ce25">
            <text:p>6.244</text:p>
          </table:table-cell>
          <table:table-cell office:value-type="float" office:value="520203010005" table:style-name="ce22">
            <text:p>520203010005<text:s/></text:p>
          </table:table-cell>
          <table:table-cell office:value-type="string" table:style-name="ce23">
            <text:p>Combustibles Administración<text:s text:c="53"/></text:p>
          </table:table-cell>
          <table:table-cell office:value-type="float" office:value="6949.55" table:style-name="ce25">
            <text:p>6.950</text:p>
          </table:table-cell>
          <table:table-cell office:value-type="float" office:value="-705.55000000000018" table:formula="of:=[.G85]-[.J85]" table:style-name="ce26">
            <text:p>(70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7" table:style-name="ce22">
            <text:p>520203010007<text:s/></text:p>
          </table:table-cell>
          <table:table-cell office:value-type="string" table:style-name="ce23">
            <text:p>Matricula e impuestos <text:s/>vehicular <text:s/>Adm<text:s text:c="43"/></text:p>
          </table:table-cell>
          <table:table-cell table:style-name="ce24"/>
          <table:table-cell office:value-type="float" office:value="8309" table:style-name="ce25">
            <text:p>8.309</text:p>
          </table:table-cell>
          <table:table-cell table:number-columns-repeated="2" table:style-name="ce25"/>
          <table:table-cell office:value-type="float" office:value="8309" table:formula="of:=[.D86]-[.E86]+[.F86]" table:style-name="ce25">
            <text:p>8.309</text:p>
          </table:table-cell>
          <table:table-cell office:value-type="float" office:value="520203010007" table:style-name="ce22">
            <text:p>520203010007<text:s/></text:p>
          </table:table-cell>
          <table:table-cell office:value-type="string" table:style-name="ce23">
            <text:p>Matricula e impuestos <text:s/>vehicular <text:s/>Adm<text:s text:c="43"/></text:p>
          </table:table-cell>
          <table:table-cell office:value-type="float" office:value="11789.94" table:style-name="ce25">
            <text:p>11.790</text:p>
          </table:table-cell>
          <table:table-cell office:value-type="float" office:value="-3480.9400000000005" table:formula="of:=[.G86]-[.J86]" table:style-name="ce26">
            <text:p>(3.48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87]-[.E87]+[.F87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87]-[.J87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Seguros y reaseguros</text:p>
          </table:table-cell>
          <table:table-cell table:style-name="ce24"/>
          <table:table-cell table:number-columns-repeated="3" table:style-name="ce25"/>
          <table:table-cell office:value-type="float" office:value="0" table:formula="of:=[.D88]-[.E88]+[.F88]" table:style-name="ce25">
            <text:p>0</text:p>
          </table:table-cell>
          <table:table-cell table:style-name="ce22"/>
          <table:table-cell office:value-type="string" table:style-name="ce21">
            <text:p>Seguros y reaseguros</text:p>
          </table:table-cell>
          <table:table-cell table:style-name="ce25"/>
          <table:table-cell office:value-type="float" office:value="0" table:formula="of:=[.G88]-[.J88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1" table:style-name="ce22">
            <text:p>520204010001<text:s/></text:p>
          </table:table-cell>
          <table:table-cell office:value-type="string" table:style-name="ce23">
            <text:p>Seguro Responsabilidad Civil<text:s text:c="52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89]-[.E89]+[.F89]" table:style-name="ce25">
            <text:p>0</text:p>
          </table:table-cell>
          <table:table-cell office:value-type="float" office:value="520204010001" table:style-name="ce22">
            <text:p>520204010001<text:s/></text:p>
          </table:table-cell>
          <table:table-cell office:value-type="string" table:style-name="ce23">
            <text:p>Seguro Responsabilidad Civil<text:s text:c="52"/></text:p>
          </table:table-cell>
          <table:table-cell office:value-type="float" office:value="10.88" table:style-name="ce25">
            <text:p>11</text:p>
          </table:table-cell>
          <table:table-cell office:value-type="float" office:value="-10.88" table:formula="of:=[.G89]-[.J89]" table:style-name="ce26">
            <text:p>(1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2" table:style-name="ce22">
            <text:p>520204010002<text:s/></text:p>
          </table:table-cell>
          <table:table-cell office:value-type="string" table:style-name="ce23">
            <text:p>Seguro de Vehiculos<text:s text:c="61"/></text:p>
          </table:table-cell>
          <table:table-cell table:style-name="ce24"/>
          <table:table-cell office:value-type="float" office:value="8373" table:style-name="ce25">
            <text:p>8.373</text:p>
          </table:table-cell>
          <table:table-cell table:number-columns-repeated="2" table:style-name="ce25"/>
          <table:table-cell office:value-type="float" office:value="8373" table:formula="of:=[.D90]-[.E90]+[.F90]" table:style-name="ce25">
            <text:p>8.373</text:p>
          </table:table-cell>
          <table:table-cell office:value-type="float" office:value="520204010002" table:style-name="ce22">
            <text:p>520204010002<text:s/></text:p>
          </table:table-cell>
          <table:table-cell office:value-type="string" table:style-name="ce23">
            <text:p>Seguro de Vehiculos<text:s text:c="61"/></text:p>
          </table:table-cell>
          <table:table-cell office:value-type="float" office:value="1996.24" table:style-name="ce25">
            <text:p>1.996</text:p>
          </table:table-cell>
          <table:table-cell office:value-type="float" office:value="6376.76" table:formula="of:=[.G90]-[.J90]" table:style-name="ce26">
            <text:p>6.37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3" table:style-name="ce22">
            <text:p>520204010003<text:s/></text:p>
          </table:table-cell>
          <table:table-cell office:value-type="string" table:style-name="ce23">
            <text:p>Seguro de Contra Incendios<text:s text:c="5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91]-[.E91]+[.F91]" table:style-name="ce25">
            <text:p>0</text:p>
          </table:table-cell>
          <table:table-cell office:value-type="float" office:value="520204010003" table:style-name="ce22">
            <text:p>520204010003<text:s/></text:p>
          </table:table-cell>
          <table:table-cell office:value-type="string" table:style-name="ce23">
            <text:p>Seguro de Contra Incendios<text:s text:c="54"/></text:p>
          </table:table-cell>
          <table:table-cell office:value-type="float" office:value="178.34" table:style-name="ce25">
            <text:p>178</text:p>
          </table:table-cell>
          <table:table-cell office:value-type="float" office:value="-178.34" table:formula="of:=[.G91]-[.J91]" table:style-name="ce26">
            <text:p>(17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4" table:style-name="ce22">
            <text:p>520204010004<text:s/></text:p>
          </table:table-cell>
          <table:table-cell office:value-type="string" table:style-name="ce23">
            <text:p>Seguro Contra Asalto y Robos<text:s text:c="52"/></text:p>
          </table:table-cell>
          <table:table-cell table:style-name="ce24"/>
          <table:table-cell office:value-type="float" office:value="3998" table:style-name="ce25">
            <text:p>3.998</text:p>
          </table:table-cell>
          <table:table-cell table:number-columns-repeated="2" table:style-name="ce25"/>
          <table:table-cell office:value-type="float" office:value="3998" table:formula="of:=[.D92]-[.E92]+[.F92]" table:style-name="ce25">
            <text:p>3.998</text:p>
          </table:table-cell>
          <table:table-cell office:value-type="float" office:value="520204010004" table:style-name="ce22">
            <text:p>520204010004<text:s/></text:p>
          </table:table-cell>
          <table:table-cell office:value-type="string" table:style-name="ce23">
            <text:p>Seguro Contra Asalto y Robos<text:s text:c="52"/></text:p>
          </table:table-cell>
          <table:table-cell office:value-type="float" office:value="14.62" table:style-name="ce25">
            <text:p>15</text:p>
          </table:table-cell>
          <table:table-cell office:value-type="float" office:value="3983.38" table:formula="of:=[.G92]-[.J92]" table:style-name="ce26">
            <text:p>3.983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5" table:style-name="ce22">
            <text:p>520204010005<text:s/></text:p>
          </table:table-cell>
          <table:table-cell office:value-type="string" table:style-name="ce23">
            <text:p>Seguro SENAE<text:s text:c="68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93]-[.E93]+[.F93]" table:style-name="ce25">
            <text:p>0</text:p>
          </table:table-cell>
          <table:table-cell office:value-type="float" office:value="520204010005" table:style-name="ce22">
            <text:p>520204010005<text:s/></text:p>
          </table:table-cell>
          <table:table-cell office:value-type="string" table:style-name="ce23">
            <text:p>Seguro SENAE<text:s text:c="68"/></text:p>
          </table:table-cell>
          <table:table-cell office:value-type="float" office:value="5577.09" table:style-name="ce25">
            <text:p>5.577</text:p>
          </table:table-cell>
          <table:table-cell office:value-type="float" office:value="-5577.09" table:formula="of:=[.G93]-[.J93]" table:style-name="ce26">
            <text:p>(5.57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7" table:style-name="ce22">
            <text:p>520204010007<text:s/></text:p>
          </table:table-cell>
          <table:table-cell office:value-type="string" table:style-name="ce23">
            <text:p>Otros seguros<text:s text:c="67"/></text:p>
          </table:table-cell>
          <table:table-cell table:style-name="ce24"/>
          <table:table-cell office:value-type="float" office:value="18543" table:style-name="ce25">
            <text:p>18.543</text:p>
          </table:table-cell>
          <table:table-cell table:number-columns-repeated="2" table:style-name="ce25"/>
          <table:table-cell office:value-type="float" office:value="18543" table:formula="of:=[.D94]-[.E94]+[.F94]" table:style-name="ce25">
            <text:p>18.543</text:p>
          </table:table-cell>
          <table:table-cell office:value-type="float" office:value="520204010007" table:style-name="ce22">
            <text:p>520204010007<text:s/></text:p>
          </table:table-cell>
          <table:table-cell office:value-type="string" table:style-name="ce23">
            <text:p>Otros seguros<text:s text:c="67"/></text:p>
          </table:table-cell>
          <table:table-cell office:value-type="float" office:value="462.06" table:style-name="ce25">
            <text:p>462</text:p>
          </table:table-cell>
          <table:table-cell office:value-type="float" office:value="18080.939999999999" table:formula="of:=[.G94]-[.J94]" table:style-name="ce26">
            <text:p>18.08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95]-[.E95]+[.F95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95]-[.J95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Otros Gastos</text:p>
          </table:table-cell>
          <table:table-cell table:style-name="ce24"/>
          <table:table-cell table:number-columns-repeated="3" table:style-name="ce25"/>
          <table:table-cell office:value-type="float" office:value="0" table:formula="of:=[.D96]-[.E96]+[.F96]" table:style-name="ce25">
            <text:p>0</text:p>
          </table:table-cell>
          <table:table-cell table:style-name="ce22"/>
          <table:table-cell office:value-type="string" table:style-name="ce21">
            <text:p>Otros Gastos</text:p>
          </table:table-cell>
          <table:table-cell table:style-name="ce25"/>
          <table:table-cell office:value-type="float" office:value="0" table:formula="of:=[.G96]-[.J96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1" table:style-name="ce22">
            <text:p>520205010001<text:s/></text:p>
          </table:table-cell>
          <table:table-cell office:value-type="string" table:style-name="ce23">
            <text:p>Gastos de Viaje Administración<text:s text:c="50"/></text:p>
          </table:table-cell>
          <table:table-cell table:style-name="ce24"/>
          <table:table-cell office:value-type="float" office:value="996" table:style-name="ce25">
            <text:p>996</text:p>
          </table:table-cell>
          <table:table-cell table:number-columns-repeated="2" table:style-name="ce25"/>
          <table:table-cell office:value-type="float" office:value="996" table:formula="of:=[.D97]-[.E97]+[.F97]" table:style-name="ce25">
            <text:p>996</text:p>
          </table:table-cell>
          <table:table-cell office:value-type="float" office:value="520205010001" table:style-name="ce22">
            <text:p>520205010001<text:s/></text:p>
          </table:table-cell>
          <table:table-cell office:value-type="string" table:style-name="ce23">
            <text:p>Gastos de Viaje Administración<text:s text:c="50"/></text:p>
          </table:table-cell>
          <table:table-cell office:value-type="float" office:value="1494.54" table:style-name="ce25">
            <text:p>1.495</text:p>
          </table:table-cell>
          <table:table-cell office:value-type="float" office:value="-498.53999999999996" table:formula="of:=[.G97]-[.J97]" table:style-name="ce26">
            <text:p>(49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2" table:style-name="ce22">
            <text:p>520205010002<text:s/></text:p>
          </table:table-cell>
          <table:table-cell office:value-type="string" table:style-name="ce23">
            <text:p>Gastos de Gestión<text:s text:c="63"/></text:p>
          </table:table-cell>
          <table:table-cell table:style-name="ce24"/>
          <table:table-cell office:value-type="float" office:value="12346" table:style-name="ce25">
            <text:p>12.346</text:p>
          </table:table-cell>
          <table:table-cell table:number-columns-repeated="2" table:style-name="ce25"/>
          <table:table-cell office:value-type="float" office:value="12346" table:formula="of:=[.D98]-[.E98]+[.F98]" table:style-name="ce25">
            <text:p>12.346</text:p>
          </table:table-cell>
          <table:table-cell office:value-type="float" office:value="520205010002" table:style-name="ce22">
            <text:p>520205010002<text:s/></text:p>
          </table:table-cell>
          <table:table-cell office:value-type="string" table:style-name="ce23">
            <text:p>Gastos de Gestión<text:s text:c="63"/></text:p>
          </table:table-cell>
          <table:table-cell office:value-type="float" office:value="3891.76" table:style-name="ce25">
            <text:p>3.892</text:p>
          </table:table-cell>
          <table:table-cell office:value-type="float" office:value="8454.24" table:formula="of:=[.G98]-[.J98]" table:style-name="ce26">
            <text:p>8.45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3" table:style-name="ce22">
            <text:p>520205010003<text:s/></text:p>
          </table:table-cell>
          <table:table-cell office:value-type="string" table:style-name="ce23">
            <text:p>Telefonía Celular<text:s text:c="63"/></text:p>
          </table:table-cell>
          <table:table-cell table:style-name="ce24"/>
          <table:table-cell office:value-type="float" office:value="1456" table:style-name="ce25">
            <text:p>1.456</text:p>
          </table:table-cell>
          <table:table-cell table:number-columns-repeated="2" table:style-name="ce25"/>
          <table:table-cell office:value-type="float" office:value="1456" table:formula="of:=[.D99]-[.E99]+[.F99]" table:style-name="ce25">
            <text:p>1.456</text:p>
          </table:table-cell>
          <table:table-cell office:value-type="float" office:value="520205010003" table:style-name="ce22">
            <text:p>520205010003<text:s/></text:p>
          </table:table-cell>
          <table:table-cell office:value-type="string" table:style-name="ce23">
            <text:p>Telefonía Celular<text:s text:c="63"/></text:p>
          </table:table-cell>
          <table:table-cell office:value-type="float" office:value="2368.64" table:style-name="ce25">
            <text:p>2.369</text:p>
          </table:table-cell>
          <table:table-cell office:value-type="float" office:value="-912.63999999999987" table:formula="of:=[.G99]-[.J99]" table:style-name="ce26">
            <text:p>(91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4" table:style-name="ce22">
            <text:p>520205010004<text:s/></text:p>
          </table:table-cell>
          <table:table-cell office:value-type="string" table:style-name="ce23">
            <text:p>Correo y Courrier<text:s text:c="63"/></text:p>
          </table:table-cell>
          <table:table-cell table:style-name="ce24"/>
          <table:table-cell office:value-type="float" office:value="4" table:style-name="ce25">
            <text:p>4</text:p>
          </table:table-cell>
          <table:table-cell table:number-columns-repeated="2" table:style-name="ce25"/>
          <table:table-cell office:value-type="float" office:value="4" table:formula="of:=[.D100]-[.E100]+[.F100]" table:style-name="ce25">
            <text:p>4</text:p>
          </table:table-cell>
          <table:table-cell office:value-type="float" office:value="520205010004" table:style-name="ce22">
            <text:p>520205010004<text:s/></text:p>
          </table:table-cell>
          <table:table-cell office:value-type="string" table:style-name="ce23">
            <text:p>Correo y Courrier<text:s text:c="63"/></text:p>
          </table:table-cell>
          <table:table-cell office:value-type="float" office:value="1076.3499999999999" table:style-name="ce25">
            <text:p>1.076</text:p>
          </table:table-cell>
          <table:table-cell office:value-type="float" office:value="-1072.3499999999999" table:formula="of:=[.G100]-[.J100]" table:style-name="ce26">
            <text:p>(1.07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5" table:style-name="ce22">
            <text:p>520205010005<text:s/></text:p>
          </table:table-cell>
          <table:table-cell office:value-type="string" table:style-name="ce23">
            <text:p>Suministros de Oficina y Computación<text:s text:c="44"/></text:p>
          </table:table-cell>
          <table:table-cell table:style-name="ce24"/>
          <table:table-cell office:value-type="float" office:value="10676" table:style-name="ce25">
            <text:p>10.676</text:p>
          </table:table-cell>
          <table:table-cell table:number-columns-repeated="2" table:style-name="ce25"/>
          <table:table-cell office:value-type="float" office:value="10676" table:formula="of:=[.D101]-[.E101]+[.F101]" table:style-name="ce25">
            <text:p>10.676</text:p>
          </table:table-cell>
          <table:table-cell office:value-type="float" office:value="520205010005" table:style-name="ce22">
            <text:p>520205010005<text:s/></text:p>
          </table:table-cell>
          <table:table-cell office:value-type="string" table:style-name="ce23">
            <text:p>Suministros de Oficina y Computación<text:s text:c="44"/></text:p>
          </table:table-cell>
          <table:table-cell office:value-type="float" office:value="14489.43" table:style-name="ce25">
            <text:p>14.489</text:p>
          </table:table-cell>
          <table:table-cell office:value-type="float" office:value="-3813.4300000000003" table:formula="of:=[.G101]-[.J101]" table:style-name="ce26">
            <text:p>(3.81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6" table:style-name="ce22">
            <text:p>520205010006<text:s/></text:p>
          </table:table-cell>
          <table:table-cell office:value-type="string" table:style-name="ce23">
            <text:p>Energía Eléctrica Administración<text:s text:c="48"/></text:p>
          </table:table-cell>
          <table:table-cell table:style-name="ce24"/>
          <table:table-cell office:value-type="float" office:value="18380" table:style-name="ce25">
            <text:p>18.380</text:p>
          </table:table-cell>
          <table:table-cell table:number-columns-repeated="2" table:style-name="ce25"/>
          <table:table-cell office:value-type="float" office:value="18380" table:formula="of:=[.D102]-[.E102]+[.F102]" table:style-name="ce25">
            <text:p>18.380</text:p>
          </table:table-cell>
          <table:table-cell office:value-type="float" office:value="520205010006" table:style-name="ce22">
            <text:p>520205010006<text:s/></text:p>
          </table:table-cell>
          <table:table-cell office:value-type="string" table:style-name="ce23">
            <text:p>Energía Eléctrica Administración<text:s text:c="48"/></text:p>
          </table:table-cell>
          <table:table-cell office:value-type="float" office:value="23721.95" table:style-name="ce25">
            <text:p>23.722</text:p>
          </table:table-cell>
          <table:table-cell office:value-type="float" office:value="-5341.9500000000007" table:formula="of:=[.G102]-[.J102]" table:style-name="ce26">
            <text:p>(5.34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7" table:style-name="ce22">
            <text:p>520205010007<text:s/></text:p>
          </table:table-cell>
          <table:table-cell office:value-type="string" table:style-name="ce23">
            <text:p>Agua Administración<text:s text:c="61"/></text:p>
          </table:table-cell>
          <table:table-cell table:style-name="ce24"/>
          <table:table-cell office:value-type="float" office:value="650" table:style-name="ce25">
            <text:p>650</text:p>
          </table:table-cell>
          <table:table-cell table:number-columns-repeated="2" table:style-name="ce25"/>
          <table:table-cell office:value-type="float" office:value="650" table:formula="of:=[.D103]-[.E103]+[.F103]" table:style-name="ce25">
            <text:p>650</text:p>
          </table:table-cell>
          <table:table-cell office:value-type="float" office:value="520205010007" table:style-name="ce22">
            <text:p>520205010007<text:s/></text:p>
          </table:table-cell>
          <table:table-cell office:value-type="string" table:style-name="ce23">
            <text:p>Agua Administración<text:s text:c="61"/></text:p>
          </table:table-cell>
          <table:table-cell office:value-type="float" office:value="2273.15" table:style-name="ce25">
            <text:p>2.273</text:p>
          </table:table-cell>
          <table:table-cell office:value-type="float" office:value="-1623.15" table:formula="of:=[.G103]-[.J103]" table:style-name="ce26">
            <text:p>(1.62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8" table:style-name="ce22">
            <text:p>520205010008<text:s/></text:p>
          </table:table-cell>
          <table:table-cell office:value-type="string" table:style-name="ce23">
            <text:p>Telefonía Convencional<text:s text:c="58"/></text:p>
          </table:table-cell>
          <table:table-cell table:style-name="ce24"/>
          <table:table-cell office:value-type="float" office:value="2301" table:style-name="ce25">
            <text:p>2.301</text:p>
          </table:table-cell>
          <table:table-cell table:number-columns-repeated="2" table:style-name="ce25"/>
          <table:table-cell office:value-type="float" office:value="2301" table:formula="of:=[.D104]-[.E104]+[.F104]" table:style-name="ce25">
            <text:p>2.301</text:p>
          </table:table-cell>
          <table:table-cell office:value-type="float" office:value="520205010008" table:style-name="ce22">
            <text:p>520205010008<text:s/></text:p>
          </table:table-cell>
          <table:table-cell office:value-type="string" table:style-name="ce23">
            <text:p>Telefonía Convencional<text:s text:c="58"/></text:p>
          </table:table-cell>
          <table:table-cell office:value-type="float" office:value="3982.02" table:style-name="ce25">
            <text:p>3.982</text:p>
          </table:table-cell>
          <table:table-cell office:value-type="float" office:value="-1681.02" table:formula="of:=[.G104]-[.J104]" table:style-name="ce26">
            <text:p>(1.68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9" table:style-name="ce22">
            <text:p>520205010009<text:s/></text:p>
          </table:table-cell>
          <table:table-cell office:value-type="string" table:style-name="ce23">
            <text:p>Internet<text:s text:c="72"/></text:p>
          </table:table-cell>
          <table:table-cell table:style-name="ce24"/>
          <table:table-cell office:value-type="float" office:value="9684" table:style-name="ce25">
            <text:p>9.684</text:p>
          </table:table-cell>
          <table:table-cell table:number-columns-repeated="2" table:style-name="ce25"/>
          <table:table-cell office:value-type="float" office:value="9684" table:formula="of:=[.D105]-[.E105]+[.F105]" table:style-name="ce25">
            <text:p>9.684</text:p>
          </table:table-cell>
          <table:table-cell office:value-type="float" office:value="520205010009" table:style-name="ce22">
            <text:p>520205010009<text:s/></text:p>
          </table:table-cell>
          <table:table-cell office:value-type="string" table:style-name="ce23">
            <text:p>Internet<text:s text:c="72"/></text:p>
          </table:table-cell>
          <table:table-cell office:value-type="float" office:value="11836" table:style-name="ce25">
            <text:p>11.836</text:p>
          </table:table-cell>
          <table:table-cell office:value-type="float" office:value="-2152" table:formula="of:=[.G105]-[.J105]" table:style-name="ce26">
            <text:p>(2.15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0" table:style-name="ce22">
            <text:p>520205010010<text:s/></text:p>
          </table:table-cell>
          <table:table-cell office:value-type="string" table:style-name="ce23">
            <text:p>Utiles de Limpieza/Cafeteria<text:s text:c="52"/></text:p>
          </table:table-cell>
          <table:table-cell table:style-name="ce24"/>
          <table:table-cell office:value-type="float" office:value="1561" table:style-name="ce25">
            <text:p>1.561</text:p>
          </table:table-cell>
          <table:table-cell table:number-columns-repeated="2" table:style-name="ce25"/>
          <table:table-cell office:value-type="float" office:value="1561" table:formula="of:=[.D106]-[.E106]+[.F106]" table:style-name="ce25">
            <text:p>1.561</text:p>
          </table:table-cell>
          <table:table-cell office:value-type="float" office:value="520205010010" table:style-name="ce22">
            <text:p>520205010010<text:s/></text:p>
          </table:table-cell>
          <table:table-cell office:value-type="string" table:style-name="ce23">
            <text:p>Utiles de Limpieza/Cafeteria<text:s text:c="52"/></text:p>
          </table:table-cell>
          <table:table-cell office:value-type="float" office:value="4629.38" table:style-name="ce25">
            <text:p>4.629</text:p>
          </table:table-cell>
          <table:table-cell office:value-type="float" office:value="-3068.38" table:formula="of:=[.G106]-[.J106]" table:style-name="ce26">
            <text:p>(3.06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1" table:style-name="ce22">
            <text:p>520205010011<text:s/></text:p>
          </table:table-cell>
          <table:table-cell office:value-type="string" table:style-name="ce23">
            <text:p>Gastos Menores de activos Administración<text:s text:c="40"/></text:p>
          </table:table-cell>
          <table:table-cell table:style-name="ce24"/>
          <table:table-cell office:value-type="float" office:value="103" table:style-name="ce25">
            <text:p>103</text:p>
          </table:table-cell>
          <table:table-cell table:number-columns-repeated="2" table:style-name="ce25"/>
          <table:table-cell office:value-type="float" office:value="103" table:formula="of:=[.D107]-[.E107]+[.F107]" table:style-name="ce25">
            <text:p>103</text:p>
          </table:table-cell>
          <table:table-cell office:value-type="float" office:value="520205010011" table:style-name="ce22">
            <text:p>520205010011<text:s/></text:p>
          </table:table-cell>
          <table:table-cell office:value-type="string" table:style-name="ce23">
            <text:p>Gastos Menores de activos Administración<text:s text:c="40"/></text:p>
          </table:table-cell>
          <table:table-cell office:value-type="float" office:value="419.49" table:style-name="ce25">
            <text:p>419</text:p>
          </table:table-cell>
          <table:table-cell office:value-type="float" office:value="-316.49" table:formula="of:=[.G107]-[.J107]" table:style-name="ce26">
            <text:p>(31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2" table:style-name="ce22">
            <text:p>520205010012<text:s/></text:p>
          </table:table-cell>
          <table:table-cell office:value-type="string" table:style-name="ce23">
            <text:p>Donaciones<text:s text:c="70"/></text:p>
          </table:table-cell>
          <table:table-cell table:style-name="ce24"/>
          <table:table-cell office:value-type="float" office:value="818" table:style-name="ce25">
            <text:p>818</text:p>
          </table:table-cell>
          <table:table-cell table:number-columns-repeated="2" table:style-name="ce25"/>
          <table:table-cell office:value-type="float" office:value="818" table:formula="of:=[.D108]-[.E108]+[.F108]" table:style-name="ce25">
            <text:p>818</text:p>
          </table:table-cell>
          <table:table-cell office:value-type="float" office:value="520205010012" table:style-name="ce22">
            <text:p>520205010012<text:s/></text:p>
          </table:table-cell>
          <table:table-cell office:value-type="string" table:style-name="ce23">
            <text:p>Donaciones<text:s text:c="70"/></text:p>
          </table:table-cell>
          <table:table-cell office:value-type="float" office:value="3267.41" table:style-name="ce25">
            <text:p>3.267</text:p>
          </table:table-cell>
          <table:table-cell office:value-type="float" office:value="-2449.41" table:formula="of:=[.G108]-[.J108]" table:style-name="ce26">
            <text:p>(2.44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3" table:style-name="ce22">
            <text:p>520205010013<text:s/></text:p>
          </table:table-cell>
          <table:table-cell office:value-type="string" table:style-name="ce23">
            <text:p>Cuotas y Suscripciones<text:s text:c="58"/></text:p>
          </table:table-cell>
          <table:table-cell table:style-name="ce24"/>
          <table:table-cell office:value-type="float" office:value="10659" table:style-name="ce25">
            <text:p>10.659</text:p>
          </table:table-cell>
          <table:table-cell table:number-columns-repeated="2" table:style-name="ce25"/>
          <table:table-cell office:value-type="float" office:value="10659" table:formula="of:=[.D109]-[.E109]+[.F109]" table:style-name="ce25">
            <text:p>10.659</text:p>
          </table:table-cell>
          <table:table-cell office:value-type="float" office:value="520205010013" table:style-name="ce22">
            <text:p>520205010013<text:s/></text:p>
          </table:table-cell>
          <table:table-cell office:value-type="string" table:style-name="ce23">
            <text:p>Cuotas y Suscripciones<text:s text:c="58"/></text:p>
          </table:table-cell>
          <table:table-cell office:value-type="float" office:value="10680" table:style-name="ce25">
            <text:p>10.680</text:p>
          </table:table-cell>
          <table:table-cell office:value-type="float" office:value="-21" table:formula="of:=[.G109]-[.J109]" table:style-name="ce26">
            <text:p>(2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4" table:style-name="ce22">
            <text:p>520205010014<text:s/></text:p>
          </table:table-cell>
          <table:table-cell office:value-type="string" table:style-name="ce23">
            <text:p>IVA no aplicado (gasto)<text:s text:c="57"/></text:p>
          </table:table-cell>
          <table:table-cell table:style-name="ce24"/>
          <table:table-cell office:value-type="float" office:value="62599" table:style-name="ce25">
            <text:p>62.599</text:p>
          </table:table-cell>
          <table:table-cell table:number-columns-repeated="2" table:style-name="ce25"/>
          <table:table-cell office:value-type="float" office:value="62599" table:formula="of:=[.D110]-[.E110]+[.F110]" table:style-name="ce25">
            <text:p>62.599</text:p>
          </table:table-cell>
          <table:table-cell office:value-type="float" office:value="520205010014" table:style-name="ce22">
            <text:p>520205010014<text:s/></text:p>
          </table:table-cell>
          <table:table-cell office:value-type="string" table:style-name="ce23">
            <text:p>IVA no aplicado (gasto)<text:s text:c="57"/></text:p>
          </table:table-cell>
          <table:table-cell office:value-type="float" office:value="93133.08" table:style-name="ce25">
            <text:p>93.133</text:p>
          </table:table-cell>
          <table:table-cell office:value-type="float" office:value="-30534.080000000002" table:formula="of:=[.G110]-[.J110]" table:style-name="ce26">
            <text:p>(30.53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5" table:style-name="ce22">
            <text:p>520205010015<text:s/></text:p>
          </table:table-cell>
          <table:table-cell office:value-type="string" table:style-name="ce23">
            <text:p>Suministros, materiales y repuestos Administración<text:s text:c="30"/></text:p>
          </table:table-cell>
          <table:table-cell table:style-name="ce24"/>
          <table:table-cell office:value-type="float" office:value="863" table:style-name="ce25">
            <text:p>863</text:p>
          </table:table-cell>
          <table:table-cell table:number-columns-repeated="2" table:style-name="ce25"/>
          <table:table-cell office:value-type="float" office:value="863" table:formula="of:=[.D111]-[.E111]+[.F111]" table:style-name="ce25">
            <text:p>863</text:p>
          </table:table-cell>
          <table:table-cell office:value-type="float" office:value="520205010015" table:style-name="ce22">
            <text:p>520205010015<text:s/></text:p>
          </table:table-cell>
          <table:table-cell office:value-type="string" table:style-name="ce23">
            <text:p>Suministros, materiales y repuestos Administración<text:s text:c="30"/></text:p>
          </table:table-cell>
          <table:table-cell office:value-type="float" office:value="2221.4499999999998" table:style-name="ce25">
            <text:p>2.221</text:p>
          </table:table-cell>
          <table:table-cell office:value-type="float" office:value="-1358.4499999999998" table:formula="of:=[.G111]-[.J111]" table:style-name="ce26">
            <text:p>(1.35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6" table:style-name="ce22">
            <text:p>520205010016<text:s/></text:p>
          </table:table-cell>
          <table:table-cell office:value-type="string" table:style-name="ce23">
            <text:p>Arriendo<text:s text:c="72"/></text:p>
          </table:table-cell>
          <table:table-cell table:style-name="ce24"/>
          <table:table-cell office:value-type="float" office:value="135246" table:style-name="ce25">
            <text:p>135.246</text:p>
          </table:table-cell>
          <table:table-cell table:number-columns-repeated="2" table:style-name="ce25"/>
          <table:table-cell office:value-type="float" office:value="135246" table:formula="of:=[.D112]-[.E112]+[.F112]" table:style-name="ce25">
            <text:p>135.246</text:p>
          </table:table-cell>
          <table:table-cell office:value-type="float" office:value="520205010016" table:style-name="ce22">
            <text:p>520205010016<text:s/></text:p>
          </table:table-cell>
          <table:table-cell office:value-type="string" table:style-name="ce23">
            <text:p>Arriendo<text:s text:c="72"/></text:p>
          </table:table-cell>
          <table:table-cell office:value-type="float" office:value="188102.66" table:style-name="ce25">
            <text:p>188.103</text:p>
          </table:table-cell>
          <table:table-cell office:value-type="float" office:value="-52856.66" table:formula="of:=[.G112]-[.J112]" table:style-name="ce26">
            <text:p>(52.85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8" table:style-name="ce22">
            <text:p>520205010018<text:s/></text:p>
          </table:table-cell>
          <table:table-cell office:value-type="string" table:style-name="ce23">
            <text:p>Multas e Intereses<text:s text:c="62"/></text:p>
          </table:table-cell>
          <table:table-cell table:style-name="ce24"/>
          <table:table-cell office:value-type="float" office:value="1750" table:style-name="ce25">
            <text:p>1.750</text:p>
          </table:table-cell>
          <table:table-cell table:number-columns-repeated="2" table:style-name="ce25"/>
          <table:table-cell office:value-type="float" office:value="1750" table:formula="of:=[.D113]-[.E113]+[.F113]" table:style-name="ce25">
            <text:p>1.750</text:p>
          </table:table-cell>
          <table:table-cell office:value-type="float" office:value="520205010018" table:style-name="ce22">
            <text:p>520205010018<text:s/></text:p>
          </table:table-cell>
          <table:table-cell office:value-type="string" table:style-name="ce23">
            <text:p>Multas e Intereses<text:s text:c="62"/></text:p>
          </table:table-cell>
          <table:table-cell office:value-type="float" office:value="1198.4000000000001" table:style-name="ce25">
            <text:p>1.198</text:p>
          </table:table-cell>
          <table:table-cell office:value-type="float" office:value="551.59999999999991" table:formula="of:=[.G113]-[.J113]" table:style-name="ce26">
            <text:p>552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9" table:style-name="ce22">
            <text:p>520205010019<text:s/></text:p>
          </table:table-cell>
          <table:table-cell office:value-type="string" table:style-name="ce23">
            <text:p>Otros costos de importación y producción<text:s text:c="40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14]-[.E114]+[.F114]" table:style-name="ce25">
            <text:p>0</text:p>
          </table:table-cell>
          <table:table-cell office:value-type="float" office:value="520205010019" table:style-name="ce22">
            <text:p>520205010019<text:s/></text:p>
          </table:table-cell>
          <table:table-cell office:value-type="string" table:style-name="ce23">
            <text:p>Otros costos de importación y producción<text:s text:c="40"/></text:p>
          </table:table-cell>
          <table:table-cell office:value-type="float" office:value="689.71" table:style-name="ce25">
            <text:p>690</text:p>
          </table:table-cell>
          <table:table-cell office:value-type="float" office:value="-689.71" table:formula="of:=[.G114]-[.J114]" table:style-name="ce26">
            <text:p>(69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0" table:style-name="ce22">
            <text:p>520205010020<text:s/></text:p>
          </table:table-cell>
          <table:table-cell office:value-type="string" table:style-name="ce23">
            <text:p>Ajustes de centavos<text:s text:c="61"/></text:p>
          </table:table-cell>
          <table:table-cell table:style-name="ce24"/>
          <table:table-cell office:value-type="float" office:value="46" table:style-name="ce25">
            <text:p>46</text:p>
          </table:table-cell>
          <table:table-cell table:number-columns-repeated="2" table:style-name="ce25"/>
          <table:table-cell office:value-type="float" office:value="46" table:formula="of:=[.D115]-[.E115]+[.F115]" table:style-name="ce25">
            <text:p>46</text:p>
          </table:table-cell>
          <table:table-cell office:value-type="float" office:value="520205010020" table:style-name="ce22">
            <text:p>520205010020<text:s/></text:p>
          </table:table-cell>
          <table:table-cell office:value-type="string" table:style-name="ce23">
            <text:p>Ajustes de centavos<text:s text:c="61"/></text:p>
          </table:table-cell>
          <table:table-cell office:value-type="float" office:value="18.649999999999999" table:style-name="ce25">
            <text:p>19</text:p>
          </table:table-cell>
          <table:table-cell office:value-type="float" office:value="27.35" table:formula="of:=[.G115]-[.J115]" table:style-name="ce26">
            <text:p>2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1" table:style-name="ce22">
            <text:p>520205010021<text:s/></text:p>
          </table:table-cell>
          <table:table-cell office:value-type="string" table:style-name="ce23">
            <text:p>Gastos Legales<text:s text:c="66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16]-[.E116]+[.F116]" table:style-name="ce25">
            <text:p>0</text:p>
          </table:table-cell>
          <table:table-cell office:value-type="float" office:value="520205010021" table:style-name="ce22">
            <text:p>520205010021<text:s/></text:p>
          </table:table-cell>
          <table:table-cell office:value-type="string" table:style-name="ce23">
            <text:p>Gastos Legales<text:s text:c="66"/></text:p>
          </table:table-cell>
          <table:table-cell office:value-type="float" office:value="2121" table:style-name="ce25">
            <text:p>2.121</text:p>
          </table:table-cell>
          <table:table-cell office:value-type="float" office:value="-2121" table:formula="of:=[.G116]-[.J116]" table:style-name="ce26">
            <text:p>(2.12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2" table:style-name="ce22">
            <text:p>520205010022<text:s/></text:p>
          </table:table-cell>
          <table:table-cell office:value-type="string" table:style-name="ce23">
            <text:p>Seguridad<text:s text:c="71"/></text:p>
          </table:table-cell>
          <table:table-cell table:style-name="ce24"/>
          <table:table-cell office:value-type="float" office:value="23760" table:style-name="ce25">
            <text:p>23.760</text:p>
          </table:table-cell>
          <table:table-cell table:number-columns-repeated="2" table:style-name="ce25"/>
          <table:table-cell office:value-type="float" office:value="23760" table:formula="of:=[.D117]-[.E117]+[.F117]" table:style-name="ce25">
            <text:p>23.760</text:p>
          </table:table-cell>
          <table:table-cell office:value-type="float" office:value="520205010022" table:style-name="ce22">
            <text:p>520205010022<text:s/></text:p>
          </table:table-cell>
          <table:table-cell office:value-type="string" table:style-name="ce23">
            <text:p>Seguridad<text:s text:c="71"/></text:p>
          </table:table-cell>
          <table:table-cell office:value-type="float" office:value="31790" table:style-name="ce25">
            <text:p>31.790</text:p>
          </table:table-cell>
          <table:table-cell office:value-type="float" office:value="-8030" table:formula="of:=[.G117]-[.J117]" table:style-name="ce26">
            <text:p>(8.03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3" table:style-name="ce22">
            <text:p>520205010023<text:s/></text:p>
          </table:table-cell>
          <table:table-cell office:value-type="string" table:style-name="ce23">
            <text:p>Gastos no Deducibles<text:s text:c="60"/></text:p>
          </table:table-cell>
          <table:table-cell table:style-name="ce24"/>
          <table:table-cell office:value-type="float" office:value="38217" table:style-name="ce25">
            <text:p>38.217</text:p>
          </table:table-cell>
          <table:table-cell table:number-columns-repeated="2" table:style-name="ce25"/>
          <table:table-cell office:value-type="float" office:value="38217" table:formula="of:=[.D118]-[.E118]+[.F118]" table:style-name="ce25">
            <text:p>38.217</text:p>
          </table:table-cell>
          <table:table-cell office:value-type="float" office:value="520205010023" table:style-name="ce22">
            <text:p>520205010023<text:s/></text:p>
          </table:table-cell>
          <table:table-cell office:value-type="string" table:style-name="ce23">
            <text:p>Gastos no Deducibles<text:s text:c="60"/></text:p>
          </table:table-cell>
          <table:table-cell office:value-type="float" office:value="94478.22" table:style-name="ce25">
            <text:p>94.478</text:p>
          </table:table-cell>
          <table:table-cell office:value-type="float" office:value="-56261.22" table:formula="of:=[.G118]-[.J118]" table:style-name="ce26">
            <text:p>(56.26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4" table:style-name="ce22">
            <text:p>520205010024<text:s/></text:p>
          </table:table-cell>
          <table:table-cell office:value-type="string" table:style-name="ce23">
            <text:p>Gastos de licencias -software y mant ERP<text:s text:c="40"/></text:p>
          </table:table-cell>
          <table:table-cell table:style-name="ce24"/>
          <table:table-cell office:value-type="float" office:value="38152" table:style-name="ce25">
            <text:p>38.152</text:p>
          </table:table-cell>
          <table:table-cell table:number-columns-repeated="2" table:style-name="ce25"/>
          <table:table-cell office:value-type="float" office:value="38152" table:formula="of:=[.D119]-[.E119]+[.F119]" table:style-name="ce25">
            <text:p>38.152</text:p>
          </table:table-cell>
          <table:table-cell office:value-type="float" office:value="520205010024" table:style-name="ce22">
            <text:p>520205010024<text:s/></text:p>
          </table:table-cell>
          <table:table-cell office:value-type="string" table:style-name="ce23">
            <text:p>Gastos de licencias -software y mant ERP<text:s text:c="40"/></text:p>
          </table:table-cell>
          <table:table-cell office:value-type="float" office:value="27632.62" table:style-name="ce25">
            <text:p>27.633</text:p>
          </table:table-cell>
          <table:table-cell office:value-type="float" office:value="10519.380000000001" table:formula="of:=[.G119]-[.J119]" table:style-name="ce26">
            <text:p>10.51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6" table:style-name="ce22">
            <text:p>520205010026<text:s/></text:p>
          </table:table-cell>
          <table:table-cell office:value-type="string" table:style-name="ce23">
            <text:p>Iva Factor de Proporcionalidad<text:s text:c="49"/></text:p>
          </table:table-cell>
          <table:table-cell table:style-name="ce24"/>
          <table:table-cell office:value-type="float" office:value="52310" table:style-name="ce25">
            <text:p>52.310</text:p>
          </table:table-cell>
          <table:table-cell table:number-columns-repeated="2" table:style-name="ce25"/>
          <table:table-cell office:value-type="float" office:value="52310" table:formula="of:=[.D120]-[.E120]+[.F120]" table:style-name="ce25">
            <text:p>52.310</text:p>
          </table:table-cell>
          <table:table-cell office:value-type="float" office:value="520205010026" table:style-name="ce22">
            <text:p>520205010026<text:s/></text:p>
          </table:table-cell>
          <table:table-cell office:value-type="string" table:style-name="ce23">
            <text:p>Iva Factor de Proporcionalidad<text:s text:c="49"/></text:p>
          </table:table-cell>
          <table:table-cell office:value-type="float" office:value="30166.36" table:style-name="ce25">
            <text:p>30.166</text:p>
          </table:table-cell>
          <table:table-cell office:value-type="float" office:value="22143.64" table:formula="of:=[.G120]-[.J120]" table:style-name="ce26">
            <text:p>22.14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7" table:style-name="ce22">
            <text:p>520205010027<text:s/></text:p>
          </table:table-cell>
          <table:table-cell office:value-type="string" table:style-name="ce23">
            <text:p>Promocion y Publicidad Administracion<text:s text:c="43"/></text:p>
          </table:table-cell>
          <table:table-cell table:style-name="ce24"/>
          <table:table-cell office:value-type="float" office:value="397" table:style-name="ce25">
            <text:p>397</text:p>
          </table:table-cell>
          <table:table-cell table:number-columns-repeated="2" table:style-name="ce25"/>
          <table:table-cell office:value-type="float" office:value="397" table:formula="of:=[.D121]-[.E121]+[.F121]" table:style-name="ce25">
            <text:p>397</text:p>
          </table:table-cell>
          <table:table-cell office:value-type="float" office:value="520205010027" table:style-name="ce22">
            <text:p>520205010027<text:s/></text:p>
          </table:table-cell>
          <table:table-cell office:value-type="string" table:style-name="ce23">
            <text:p>Promocion y Publicidad Administracion<text:s text:c="43"/></text:p>
          </table:table-cell>
          <table:table-cell office:value-type="float" office:value="1229" table:style-name="ce25">
            <text:p>1.229</text:p>
          </table:table-cell>
          <table:table-cell office:value-type="float" office:value="-832" table:formula="of:=[.G121]-[.J121]" table:style-name="ce26">
            <text:p>(83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8" table:style-name="ce22">
            <text:p>520205010028<text:s/></text:p>
          </table:table-cell>
          <table:table-cell office:value-type="string" table:style-name="ce23">
            <text:p>Provision Ctas incobrables<text:s text:c="5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2]-[.E122]+[.F122]" table:style-name="ce25">
            <text:p>0</text:p>
          </table:table-cell>
          <table:table-cell office:value-type="float" office:value="520205010028" table:style-name="ce22">
            <text:p>520205010028<text:s/></text:p>
          </table:table-cell>
          <table:table-cell office:value-type="string" table:style-name="ce23">
            <text:p>Provision Ctas incobrables<text:s text:c="54"/></text:p>
          </table:table-cell>
          <table:table-cell office:value-type="float" office:value="24295.58" table:style-name="ce25">
            <text:p>24.296</text:p>
          </table:table-cell>
          <table:table-cell office:value-type="float" office:value="-24295.58" table:formula="of:=[.G122]-[.J122]" table:style-name="ce26">
            <text:p>(24.29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9" table:style-name="ce22">
            <text:p>520205010029<text:s/></text:p>
          </table:table-cell>
          <table:table-cell office:value-type="string" table:style-name="ce23">
            <text:p>Gastos de viaticos administración<text:s text:c="47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3]-[.E123]+[.F123]" table:style-name="ce25">
            <text:p>0</text:p>
          </table:table-cell>
          <table:table-cell office:value-type="float" office:value="520205010029" table:style-name="ce22">
            <text:p>520205010029<text:s/></text:p>
          </table:table-cell>
          <table:table-cell office:value-type="string" table:style-name="ce23">
            <text:p>Gastos de viaticos administración<text:s text:c="47"/></text:p>
          </table:table-cell>
          <table:table-cell office:value-type="float" office:value="1061.6199999999999" table:style-name="ce25">
            <text:p>1.062</text:p>
          </table:table-cell>
          <table:table-cell office:value-type="float" office:value="-1061.6199999999999" table:formula="of:=[.G123]-[.J123]" table:style-name="ce26">
            <text:p>(1.06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0" table:style-name="ce22">
            <text:p>520205010030<text:s/></text:p>
          </table:table-cell>
          <table:table-cell office:value-type="string" table:style-name="ce23">
            <text:p>Gasto Movilizacion Administración<text:s text:c="47"/></text:p>
          </table:table-cell>
          <table:table-cell table:style-name="ce24"/>
          <table:table-cell office:value-type="float" office:value="2228" table:style-name="ce25">
            <text:p>2.228</text:p>
          </table:table-cell>
          <table:table-cell table:number-columns-repeated="2" table:style-name="ce25"/>
          <table:table-cell office:value-type="float" office:value="2228" table:formula="of:=[.D124]-[.E124]+[.F124]" table:style-name="ce25">
            <text:p>2.228</text:p>
          </table:table-cell>
          <table:table-cell office:value-type="float" office:value="520205010030" table:style-name="ce22">
            <text:p>520205010030<text:s/></text:p>
          </table:table-cell>
          <table:table-cell office:value-type="string" table:style-name="ce23">
            <text:p>Gasto Movilizacion Administración<text:s text:c="47"/></text:p>
          </table:table-cell>
          <table:table-cell office:value-type="float" office:value="2118.9499999999998" table:style-name="ce25">
            <text:p>2.119</text:p>
          </table:table-cell>
          <table:table-cell office:value-type="float" office:value="109.05000000000018" table:formula="of:=[.G124]-[.J124]" table:style-name="ce26">
            <text:p>10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1" table:style-name="ce22">
            <text:p>520205010031<text:s/></text:p>
          </table:table-cell>
          <table:table-cell office:value-type="string" table:style-name="ce23">
            <text:p>Retenciones Asumidas<text:s text:c="60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5]-[.E125]+[.F125]" table:style-name="ce25">
            <text:p>0</text:p>
          </table:table-cell>
          <table:table-cell office:value-type="float" office:value="520205010031" table:style-name="ce22">
            <text:p>520205010031<text:s/></text:p>
          </table:table-cell>
          <table:table-cell office:value-type="string" table:style-name="ce23">
            <text:p>Retenciones Asumidas<text:s text:c="60"/></text:p>
          </table:table-cell>
          <table:table-cell office:value-type="float" office:value="362.88" table:style-name="ce25">
            <text:p>363</text:p>
          </table:table-cell>
          <table:table-cell office:value-type="float" office:value="-362.88" table:formula="of:=[.G125]-[.J125]" table:style-name="ce26">
            <text:p>(36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5" table:style-name="ce22">
            <text:p>520205010035<text:s/></text:p>
          </table:table-cell>
          <table:table-cell office:value-type="string" table:style-name="ce23">
            <text:p>Sistema de circuito cerrado<text:s text:c="53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6]-[.E126]+[.F126]" table:style-name="ce25">
            <text:p>0</text:p>
          </table:table-cell>
          <table:table-cell office:value-type="float" office:value="520205010035" table:style-name="ce22">
            <text:p>520205010035<text:s/></text:p>
          </table:table-cell>
          <table:table-cell office:value-type="string" table:style-name="ce23">
            <text:p>Sistema de circuito cerrado<text:s text:c="53"/></text:p>
          </table:table-cell>
          <table:table-cell office:value-type="float" office:value="916.7" table:style-name="ce25">
            <text:p>917</text:p>
          </table:table-cell>
          <table:table-cell office:value-type="float" office:value="-916.7" table:formula="of:=[.G126]-[.J126]" table:style-name="ce26">
            <text:p>(91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6" table:style-name="ce22">
            <text:p>520205010036<text:s/></text:p>
          </table:table-cell>
          <table:table-cell office:value-type="string" table:style-name="ce23">
            <text:p>Otros pagos bienes y servicios administración<text:s text:c="35"/></text:p>
          </table:table-cell>
          <table:table-cell table:style-name="ce24"/>
          <table:table-cell office:value-type="float" office:value="13970" table:style-name="ce25">
            <text:p>13.970</text:p>
          </table:table-cell>
          <table:table-cell table:number-columns-repeated="2" table:style-name="ce25"/>
          <table:table-cell office:value-type="float" office:value="13970" table:formula="of:=[.D127]-[.E127]+[.F127]" table:style-name="ce25">
            <text:p>13.970</text:p>
          </table:table-cell>
          <table:table-cell office:value-type="float" office:value="520205010036" table:style-name="ce22">
            <text:p>520205010036<text:s/></text:p>
          </table:table-cell>
          <table:table-cell office:value-type="string" table:style-name="ce23">
            <text:p>Otros pagos bienes y servicios administración<text:s text:c="35"/></text:p>
          </table:table-cell>
          <table:table-cell office:value-type="float" office:value="30687.19" table:style-name="ce25">
            <text:p>30.687</text:p>
          </table:table-cell>
          <table:table-cell office:value-type="float" office:value="-16717.189999999999" table:formula="of:=[.G127]-[.J127]" table:style-name="ce26">
            <text:p>(16.71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7" table:style-name="ce22">
            <text:p>520205010037<text:s/></text:p>
          </table:table-cell>
          <table:table-cell office:value-type="string" table:style-name="ce23">
            <text:p>Mant equipos de computo<text:s text:c="57"/></text:p>
          </table:table-cell>
          <table:table-cell table:style-name="ce24"/>
          <table:table-cell office:value-type="float" office:value="142" table:style-name="ce25">
            <text:p>142</text:p>
          </table:table-cell>
          <table:table-cell table:number-columns-repeated="2" table:style-name="ce25"/>
          <table:table-cell office:value-type="float" office:value="142" table:formula="of:=[.D128]-[.E128]+[.F128]" table:style-name="ce25">
            <text:p>142</text:p>
          </table:table-cell>
          <table:table-cell office:value-type="float" office:value="520205010037" table:style-name="ce22">
            <text:p>520205010037<text:s/></text:p>
          </table:table-cell>
          <table:table-cell office:value-type="string" table:style-name="ce23">
            <text:p>Mant equipos de computo<text:s text:c="57"/></text:p>
          </table:table-cell>
          <table:table-cell office:value-type="float" office:value="10514" table:style-name="ce25">
            <text:p>10.514</text:p>
          </table:table-cell>
          <table:table-cell office:value-type="float" office:value="-10372" table:formula="of:=[.G128]-[.J128]" table:style-name="ce26">
            <text:p>(10.37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9" table:style-name="ce22">
            <text:p>520205010039<text:s/></text:p>
          </table:table-cell>
          <table:table-cell office:value-type="string" table:style-name="ce23">
            <text:p>Registros y derechos<text:s text:c="60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9]-[.E129]+[.F129]" table:style-name="ce25">
            <text:p>0</text:p>
          </table:table-cell>
          <table:table-cell office:value-type="float" office:value="520205010039" table:style-name="ce22">
            <text:p>520205010039<text:s/></text:p>
          </table:table-cell>
          <table:table-cell office:value-type="string" table:style-name="ce23">
            <text:p>Registros y derechos<text:s text:c="60"/></text:p>
          </table:table-cell>
          <table:table-cell office:value-type="float" office:value="744" table:style-name="ce25">
            <text:p>744</text:p>
          </table:table-cell>
          <table:table-cell office:value-type="float" office:value="-744" table:formula="of:=[.G129]-[.J129]" table:style-name="ce26">
            <text:p>(74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40" table:style-name="ce22">
            <text:p>520205010040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table:style-name="ce24"/>
          <table:table-cell office:value-type="float" office:value="6156" table:style-name="ce25">
            <text:p>6.156</text:p>
          </table:table-cell>
          <table:table-cell table:number-columns-repeated="2" table:style-name="ce25"/>
          <table:table-cell office:value-type="float" office:value="6156" table:formula="of:=[.D130]-[.E130]+[.F130]" table:style-name="ce25">
            <text:p>6.156</text:p>
          </table:table-cell>
          <table:table-cell office:value-type="float" office:value="520205010040" table:style-name="ce22">
            <text:p>520205010040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office:value-type="float" office:value="10935.44" table:style-name="ce25">
            <text:p>10.935</text:p>
          </table:table-cell>
          <table:table-cell office:value-type="float" office:value="-4779.4400000000005" table:formula="of:=[.G130]-[.J130]" table:style-name="ce26">
            <text:p>(4.77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41" table:style-name="ce22">
            <text:p>520205010041<text:s/></text:p>
          </table:table-cell>
          <table:table-cell office:value-type="string" table:style-name="ce23">
            <text:p>Gastos de embarque por reexportacion<text:s text:c="4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31]-[.E131]+[.F131]" table:style-name="ce25">
            <text:p>0</text:p>
          </table:table-cell>
          <table:table-cell office:value-type="float" office:value="520205010041" table:style-name="ce22">
            <text:p>520205010041<text:s/></text:p>
          </table:table-cell>
          <table:table-cell office:value-type="string" table:style-name="ce23">
            <text:p>Gastos de embarque por reexportacion<text:s text:c="44"/></text:p>
          </table:table-cell>
          <table:table-cell office:value-type="float" office:value="250" table:style-name="ce25">
            <text:p>250</text:p>
          </table:table-cell>
          <table:table-cell office:value-type="float" office:value="-250" table:formula="of:=[.G131]-[.J131]" table:style-name="ce26">
            <text:p>(25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132]-[.E132]+[.F132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132]-[.J132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Impuestos y Contribuciones</text:p>
          </table:table-cell>
          <table:table-cell table:style-name="ce24"/>
          <table:table-cell table:number-columns-repeated="3" table:style-name="ce25"/>
          <table:table-cell office:value-type="float" office:value="0" table:formula="of:=[.D133]-[.E133]+[.F133]" table:style-name="ce25">
            <text:p>0</text:p>
          </table:table-cell>
          <table:table-cell table:style-name="ce22"/>
          <table:table-cell office:value-type="string" table:style-name="ce21">
            <text:p>Impuestos y Contribuciones</text:p>
          </table:table-cell>
          <table:table-cell table:style-name="ce25"/>
          <table:table-cell office:value-type="float" office:value="0" table:formula="of:=[.G133]-[.J133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1" table:style-name="ce22">
            <text:p>520206010001<text:s/></text:p>
          </table:table-cell>
          <table:table-cell office:value-type="string" table:style-name="ce23">
            <text:p>Impuestos <text:s/>municipales<text:s text:c="58"/></text:p>
          </table:table-cell>
          <table:table-cell table:style-name="ce24"/>
          <table:table-cell office:value-type="float" office:value="44346" table:style-name="ce25">
            <text:p>44.346</text:p>
          </table:table-cell>
          <table:table-cell table:number-columns-repeated="2" table:style-name="ce25"/>
          <table:table-cell office:value-type="float" office:value="44346" table:formula="of:=[.D134]-[.E134]+[.F134]" table:style-name="ce25">
            <text:p>44.346</text:p>
          </table:table-cell>
          <table:table-cell office:value-type="float" office:value="520206010001" table:style-name="ce22">
            <text:p>520206010001<text:s/></text:p>
          </table:table-cell>
          <table:table-cell office:value-type="string" table:style-name="ce23">
            <text:p>Impuestos <text:s/>municipales<text:s text:c="58"/></text:p>
          </table:table-cell>
          <table:table-cell office:value-type="float" office:value="52658.44" table:style-name="ce25">
            <text:p>52.658</text:p>
          </table:table-cell>
          <table:table-cell office:value-type="float" office:value="-8312.4400000000023" table:formula="of:=[.G134]-[.J134]" table:style-name="ce26">
            <text:p>(8.31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2" table:style-name="ce22">
            <text:p>520206010002<text:s/></text:p>
          </table:table-cell>
          <table:table-cell office:value-type="string" table:style-name="ce23">
            <text:p>Impuesto Cuerpo de Bomberos<text:s text:c="53"/></text:p>
          </table:table-cell>
          <table:table-cell table:style-name="ce24"/>
          <table:table-cell office:value-type="float" office:value="414" table:style-name="ce25">
            <text:p>414</text:p>
          </table:table-cell>
          <table:table-cell table:number-columns-repeated="2" table:style-name="ce25"/>
          <table:table-cell office:value-type="float" office:value="414" table:formula="of:=[.D135]-[.E135]+[.F135]" table:style-name="ce25">
            <text:p>414</text:p>
          </table:table-cell>
          <table:table-cell office:value-type="float" office:value="520206010002" table:style-name="ce22">
            <text:p>520206010002<text:s/></text:p>
          </table:table-cell>
          <table:table-cell office:value-type="string" table:style-name="ce23">
            <text:p>Impuesto Cuerpo de Bomberos<text:s text:c="53"/></text:p>
          </table:table-cell>
          <table:table-cell office:value-type="float" office:value="414" table:style-name="ce25">
            <text:p>414</text:p>
          </table:table-cell>
          <table:table-cell office:value-type="float" office:value="0" table:formula="of:=[.G135]-[.J135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4" table:style-name="ce22">
            <text:p>520206010004<text:s/></text:p>
          </table:table-cell>
          <table:table-cell office:value-type="string" table:style-name="ce23">
            <text:p>Contribuciones <text:s/>Super de Compania<text:s text:c="47"/></text:p>
          </table:table-cell>
          <table:table-cell table:style-name="ce24"/>
          <table:table-cell office:value-type="float" office:value="15627" table:style-name="ce25">
            <text:p>15.627</text:p>
          </table:table-cell>
          <table:table-cell table:number-columns-repeated="2" table:style-name="ce25"/>
          <table:table-cell office:value-type="float" office:value="15627" table:formula="of:=[.D136]-[.E136]+[.F136]" table:style-name="ce25">
            <text:p>15.627</text:p>
          </table:table-cell>
          <table:table-cell office:value-type="float" office:value="520206010004" table:style-name="ce22">
            <text:p>520206010004<text:s/></text:p>
          </table:table-cell>
          <table:table-cell office:value-type="string" table:style-name="ce23">
            <text:p>Contribuciones <text:s/>Super de Compania<text:s text:c="47"/></text:p>
          </table:table-cell>
          <table:table-cell office:value-type="float" office:value="15954.58" table:style-name="ce25">
            <text:p>15.955</text:p>
          </table:table-cell>
          <table:table-cell office:value-type="float" office:value="-327.57999999999993" table:formula="of:=[.G136]-[.J136]" table:style-name="ce26">
            <text:p>(32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5" table:style-name="ce22">
            <text:p>520206010005<text:s/></text:p>
          </table:table-cell>
          <table:table-cell office:value-type="string" table:style-name="ce23">
            <text:p>Contribucion Solca<text:s text:c="62"/></text:p>
          </table:table-cell>
          <table:table-cell table:style-name="ce24"/>
          <table:table-cell office:value-type="float" office:value="2" table:style-name="ce25">
            <text:p>2</text:p>
          </table:table-cell>
          <table:table-cell table:number-columns-repeated="2" table:style-name="ce25"/>
          <table:table-cell office:value-type="float" office:value="2" table:formula="of:=[.D137]-[.E137]+[.F137]" table:style-name="ce25">
            <text:p>2</text:p>
          </table:table-cell>
          <table:table-cell office:value-type="float" office:value="520206010005" table:style-name="ce22">
            <text:p>520206010005<text:s/></text:p>
          </table:table-cell>
          <table:table-cell office:value-type="string" table:style-name="ce23">
            <text:p>Contribución Solca<text:s text:c="62"/></text:p>
          </table:table-cell>
          <table:table-cell office:value-type="float" office:value="1.23" table:style-name="ce25">
            <text:p>1</text:p>
          </table:table-cell>
          <table:table-cell office:value-type="float" office:value="0.77" table:formula="of:=[.G137]-[.J137]" table:style-name="ce26">
            <text:p>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6" table:style-name="ce22">
            <text:p>520206010006<text:s/></text:p>
          </table:table-cell>
          <table:table-cell office:value-type="string" table:style-name="ce23">
            <text:p>Impuesto salida de divisa<text:s text:c="55"/></text:p>
          </table:table-cell>
          <table:table-cell table:style-name="ce24"/>
          <table:table-cell office:value-type="float" office:value="272" table:style-name="ce25">
            <text:p>272</text:p>
          </table:table-cell>
          <table:table-cell table:number-columns-repeated="2" table:style-name="ce25"/>
          <table:table-cell office:value-type="float" office:value="272" table:formula="of:=[.D138]-[.E138]+[.F138]" table:style-name="ce25">
            <text:p>272</text:p>
          </table:table-cell>
          <table:table-cell office:value-type="float" office:value="520206010006" table:style-name="ce22">
            <text:p>520206010006<text:s/></text:p>
          </table:table-cell>
          <table:table-cell office:value-type="string" table:style-name="ce23">
            <text:p>Impuesto salida de divisa<text:s text:c="55"/></text:p>
          </table:table-cell>
          <table:table-cell office:value-type="float" office:value="134.59" table:style-name="ce25">
            <text:p>135</text:p>
          </table:table-cell>
          <table:table-cell office:value-type="float" office:value="137.41" table:formula="of:=[.G138]-[.J138]" table:style-name="ce26">
            <text:p>13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7" table:style-name="ce22">
            <text:p>520206010007<text:s/></text:p>
          </table:table-cell>
          <table:table-cell office:value-type="string" table:style-name="ce23">
            <text:p>Otros Impuestos<text:s text:c="65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39]-[.E139]+[.F139]" table:style-name="ce25">
            <text:p>0</text:p>
          </table:table-cell>
          <table:table-cell office:value-type="float" office:value="520206010007" table:style-name="ce22">
            <text:p>520206010007<text:s/></text:p>
          </table:table-cell>
          <table:table-cell office:value-type="string" table:style-name="ce23">
            <text:p>Otros Impuestos<text:s text:c="65"/></text:p>
          </table:table-cell>
          <table:table-cell office:value-type="float" office:value="200" table:style-name="ce25">
            <text:p>200</text:p>
          </table:table-cell>
          <table:table-cell office:value-type="float" office:value="-200" table:formula="of:=[.G139]-[.J139]" table:style-name="ce26">
            <text:p>(20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8" table:style-name="ce22">
            <text:p>520206010008<text:s/></text:p>
          </table:table-cell>
          <table:table-cell office:value-type="string" table:style-name="ce23">
            <text:p>Tasa de recoleccion de basura<text:s text:c="51"/></text:p>
          </table:table-cell>
          <table:table-cell table:style-name="ce24"/>
          <table:table-cell office:value-type="float" office:value="2280" table:style-name="ce25">
            <text:p>2.280</text:p>
          </table:table-cell>
          <table:table-cell table:number-columns-repeated="2" table:style-name="ce25"/>
          <table:table-cell office:value-type="float" office:value="2280" table:formula="of:=[.D140]-[.E140]+[.F140]" table:style-name="ce25">
            <text:p>2.280</text:p>
          </table:table-cell>
          <table:table-cell office:value-type="float" office:value="520206010008" table:style-name="ce22">
            <text:p>520206010008<text:s/></text:p>
          </table:table-cell>
          <table:table-cell office:value-type="string" table:style-name="ce23">
            <text:p>Tasa de recolección de basura<text:s text:c="51"/></text:p>
          </table:table-cell>
          <table:table-cell office:value-type="float" office:value="2967.69" table:style-name="ce25">
            <text:p>2.968</text:p>
          </table:table-cell>
          <table:table-cell office:value-type="float" office:value="-687.69" table:formula="of:=[.G140]-[.J140]" table:style-name="ce26">
            <text:p>(68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141]-[.E141]+[.F141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141]-[.J141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Depreciaciones</text:p>
          </table:table-cell>
          <table:table-cell table:style-name="ce24"/>
          <table:table-cell table:number-columns-repeated="3" table:style-name="ce25"/>
          <table:table-cell office:value-type="float" office:value="0" table:formula="of:=[.D142]-[.E142]+[.F142]" table:style-name="ce25">
            <text:p>0</text:p>
          </table:table-cell>
          <table:table-cell table:style-name="ce22"/>
          <table:table-cell office:value-type="string" table:style-name="ce21">
            <text:p>Depreciaciones</text:p>
          </table:table-cell>
          <table:table-cell table:style-name="ce25"/>
          <table:table-cell office:value-type="float" office:value="0" table:formula="of:=[.G142]-[.J142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1" table:style-name="ce22">
            <text:p>520207010001<text:s/></text:p>
          </table:table-cell>
          <table:table-cell office:value-type="string" table:style-name="ce23">
            <text:p>Gastos de Depreciación de Edificios<text:s text:c="45"/></text:p>
          </table:table-cell>
          <table:table-cell table:style-name="ce24"/>
          <table:table-cell office:value-type="float" office:value="6144" table:style-name="ce25">
            <text:p>6.144</text:p>
          </table:table-cell>
          <table:table-cell table:number-columns-repeated="2" table:style-name="ce25"/>
          <table:table-cell office:value-type="float" office:value="6144" table:formula="of:=[.D143]-[.E143]+[.F143]" table:style-name="ce25">
            <text:p>6.144</text:p>
          </table:table-cell>
          <table:table-cell office:value-type="float" office:value="520207010001" table:style-name="ce22">
            <text:p>520207010001<text:s/></text:p>
          </table:table-cell>
          <table:table-cell office:value-type="string" table:style-name="ce23">
            <text:p>Gastos de Depreciación de Edificios<text:s text:c="45"/></text:p>
          </table:table-cell>
          <table:table-cell office:value-type="float" office:value="8192.16" table:style-name="ce25">
            <text:p>8.192</text:p>
          </table:table-cell>
          <table:table-cell office:value-type="float" office:value="-2048.16" table:formula="of:=[.G143]-[.J143]" table:style-name="ce26">
            <text:p>(2.04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3" table:style-name="ce22">
            <text:p>520207010003<text:s/></text:p>
          </table:table-cell>
          <table:table-cell office:value-type="string" table:style-name="ce23">
            <text:p>Gastos de Depreciaciones de Muebles y Enseres<text:s text:c="35"/></text:p>
          </table:table-cell>
          <table:table-cell table:style-name="ce24"/>
          <table:table-cell office:value-type="float" office:value="3056" table:style-name="ce25">
            <text:p>3.056</text:p>
          </table:table-cell>
          <table:table-cell table:number-columns-repeated="2" table:style-name="ce25"/>
          <table:table-cell office:value-type="float" office:value="3056" table:formula="of:=[.D144]-[.E144]+[.F144]" table:style-name="ce25">
            <text:p>3.056</text:p>
          </table:table-cell>
          <table:table-cell office:value-type="float" office:value="520207010003" table:style-name="ce22">
            <text:p>520207010003<text:s/></text:p>
          </table:table-cell>
          <table:table-cell office:value-type="string" table:style-name="ce23">
            <text:p>Gastos de Depreciaciones de Muebles y Enseres<text:s text:c="35"/></text:p>
          </table:table-cell>
          <table:table-cell office:value-type="float" office:value="4413.08" table:style-name="ce25">
            <text:p>4.413</text:p>
          </table:table-cell>
          <table:table-cell office:value-type="float" office:value="-1357.08" table:formula="of:=[.G144]-[.J144]" table:style-name="ce26">
            <text:p>(1.35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4" table:style-name="ce22">
            <text:p>520207010004<text:s/></text:p>
          </table:table-cell>
          <table:table-cell office:value-type="string" table:style-name="ce23">
            <text:p>Gastos de Depreciación de Equipos de computacion<text:s text:c="32"/></text:p>
          </table:table-cell>
          <table:table-cell table:style-name="ce24"/>
          <table:table-cell office:value-type="float" office:value="1048" table:style-name="ce25">
            <text:p>1.048</text:p>
          </table:table-cell>
          <table:table-cell table:number-columns-repeated="2" table:style-name="ce25"/>
          <table:table-cell office:value-type="float" office:value="1048" table:formula="of:=[.D145]-[.E145]+[.F145]" table:style-name="ce25">
            <text:p>1.048</text:p>
          </table:table-cell>
          <table:table-cell office:value-type="float" office:value="520207010004" table:style-name="ce22">
            <text:p>520207010004<text:s/></text:p>
          </table:table-cell>
          <table:table-cell office:value-type="string" table:style-name="ce23">
            <text:p>Gastos de Depreciación de Equipos de computacion<text:s text:c="32"/></text:p>
          </table:table-cell>
          <table:table-cell office:value-type="float" office:value="2771.16" table:style-name="ce25">
            <text:p>2.771</text:p>
          </table:table-cell>
          <table:table-cell office:value-type="float" office:value="-1723.1599999999999" table:formula="of:=[.G145]-[.J145]" table:style-name="ce26">
            <text:p>(1.72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5" table:style-name="ce22">
            <text:p>520207010005<text:s/></text:p>
          </table:table-cell>
          <table:table-cell office:value-type="string" table:style-name="ce23">
            <text:p>Gastos de Depreciación de Vehiculos<text:s text:c="45"/></text:p>
          </table:table-cell>
          <table:table-cell table:style-name="ce24"/>
          <table:table-cell office:value-type="float" office:value="27636" table:style-name="ce25">
            <text:p>27.636</text:p>
          </table:table-cell>
          <table:table-cell table:number-columns-repeated="2" table:style-name="ce25"/>
          <table:table-cell office:value-type="float" office:value="27636" table:formula="of:=[.D146]-[.E146]+[.F146]" table:style-name="ce25">
            <text:p>27.636</text:p>
          </table:table-cell>
          <table:table-cell office:value-type="float" office:value="520207010005" table:style-name="ce22">
            <text:p>520207010005<text:s/></text:p>
          </table:table-cell>
          <table:table-cell office:value-type="string" table:style-name="ce23">
            <text:p>Gastos de Depreciación de Vehículos<text:s text:c="45"/></text:p>
          </table:table-cell>
          <table:table-cell office:value-type="float" office:value="34289.67" table:style-name="ce25">
            <text:p>34.290</text:p>
          </table:table-cell>
          <table:table-cell office:value-type="float" office:value="-6653.6699999999983" table:formula="of:=[.G146]-[.J146]" table:style-name="ce26">
            <text:p>(6.65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6" table:style-name="ce22">
            <text:p>520207010006<text:s/></text:p>
          </table:table-cell>
          <table:table-cell office:value-type="string" table:style-name="ce23">
            <text:p>Gastos de Depreciación de Otras propiedades, plantas y Equipos<text:s text:c="18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47]-[.E147]+[.F147]" table:style-name="ce25">
            <text:p>0</text:p>
          </table:table-cell>
          <table:table-cell office:value-type="float" office:value="520207010006" table:style-name="ce22">
            <text:p>520207010006<text:s/></text:p>
          </table:table-cell>
          <table:table-cell office:value-type="string" table:style-name="ce23">
            <text:p>Gastos de Depreciación de Otras propiedades, plantas y Equipos<text:s text:c="18"/></text:p>
          </table:table-cell>
          <table:table-cell office:value-type="float" office:value="255.63" table:style-name="ce25">
            <text:p>256</text:p>
          </table:table-cell>
          <table:table-cell office:value-type="float" office:value="-255.63" table:formula="of:=[.G147]-[.J147]" table:style-name="ce26">
            <text:p>(25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7" table:style-name="ce22">
            <text:p>520207010007<text:s/></text:p>
          </table:table-cell>
          <table:table-cell office:value-type="string" table:style-name="ce23">
            <text:p>Gastos depreciacion equipos de seguridad<text:s text:c="40"/></text:p>
          </table:table-cell>
          <table:table-cell table:style-name="ce24"/>
          <table:table-cell office:value-type="float" office:value="79" table:style-name="ce25">
            <text:p>79</text:p>
          </table:table-cell>
          <table:table-cell table:number-columns-repeated="2" table:style-name="ce25"/>
          <table:table-cell office:value-type="float" office:value="79" table:formula="of:=[.D148]-[.E148]+[.F148]" table:style-name="ce25">
            <text:p>79</text:p>
          </table:table-cell>
          <table:table-cell office:value-type="float" office:value="520207010007" table:style-name="ce22">
            <text:p>520207010007<text:s/></text:p>
          </table:table-cell>
          <table:table-cell office:value-type="string" table:style-name="ce23">
            <text:p>Gastos depreciación equipos de seguridad<text:s text:c="40"/></text:p>
          </table:table-cell>
          <table:table-cell office:value-type="float" office:value="105.36" table:style-name="ce25">
            <text:p>105</text:p>
          </table:table-cell>
          <table:table-cell office:value-type="float" office:value="-26.36" table:formula="of:=[.G148]-[.J148]" table:style-name="ce26">
            <text:p>(2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  <table:table-cell table:style-name="ce32"/>
          <table:table-cell table:style-name="ce30"/>
          <table:table-cell table:style-name="ce33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34"/>
          <table:table-cell office:value-type="string" table:style-name="ce35">
            <text:p>Total</text:p>
          </table:table-cell>
          <table:table-cell table:style-name="ce35"/>
          <table:table-cell office:value-type="float" office:value="1362485" table:formula="of:=SUM([.D12:.D148])" table:style-name="ce36">
            <text:p>1.362.485</text:p>
          </table:table-cell>
          <table:table-cell office:value-type="float" office:value="0" table:formula="of:=SUM([.E12:.E148])" table:style-name="ce36">
            <text:p>0</text:p>
          </table:table-cell>
          <table:table-cell office:value-type="float" office:value="0" table:formula="of:=SUM([.F12:.F148])" table:style-name="ce36">
            <text:p>0</text:p>
          </table:table-cell>
          <table:table-cell office:value-type="float" office:value="1362485" table:formula="of:=SUM([.G12:.G148])" table:style-name="ce36">
            <text:p>1.362.485</text:p>
          </table:table-cell>
          <table:table-cell table:number-columns-repeated="2" table:style-name="ce37"/>
          <table:table-cell office:value-type="float" office:value="2313639.8199999998" table:formula="of:=SUM([.J12:.J148])" table:style-name="ce36">
            <text:p>2.313.640</text:p>
          </table:table-cell>
          <table:table-cell office:value-type="float" office:value="-951154.8199999996" table:formula="of:=SUM([.K12:.K148])" table:style-name="ce38">
            <text:p>(951.155)</text:p>
          </table:table-cell>
          <table:table-cell table:number-columns-repeated="16373" table:style-name="ce39"/>
        </table:table-row>
        <table:table-row table:style-name="ro2">
          <table:table-cell table:number-columns-repeated="1024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0"/>
          <table:table-cell office:value-type="string" table:style-name="ce41">
            <text:p>Saldo al</text:p>
          </table:table-cell>
          <table:table-cell office:value-type="string" table:style-name="ce42">
            <text:p>Saldo al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3">
            <text:p>Nota a los estados financieros:</text:p>
          </table:table-cell>
          <table:table-cell table:style-name="ce43"/>
          <table:table-cell office:value-type="date" office:date-value="2021-12-31T00:00:00" table:style-name="ce44">
            <text:p>31/12/2021</text:p>
          </table:table-cell>
          <table:table-cell office:value-type="date" office:date-value="2020-12-31T00:00:00" table:style-name="ce45">
            <text:p>31/12/20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6"/>
          <table:table-cell table:number-columns-repeated="2" table:style-name="ce47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Gastos Administrativos</text:p>
          </table:table-cell>
          <table:table-cell table:style-name="ce48"/>
          <table:table-cell office:value-type="float" office:value="2745485" table:style-name="ce25">
            <text:p>2.745.485</text:p>
          </table:table-cell>
          <table:table-cell office:value-type="float" office:value="1827739" table:style-name="ce25">
            <text:p>1.827.739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Gastos de Ventas</text:p>
          </table:table-cell>
          <table:table-cell table:style-name="ce48"/>
          <table:table-cell office:value-type="float" office:value="462853" table:style-name="ce25">
            <text:p>462.853</text:p>
          </table:table-cell>
          <table:table-cell office:value-type="float" office:value="570923" table:style-name="ce25">
            <text:p>570.923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Total</text:p>
          </table:table-cell>
          <table:table-cell table:style-name="ce48"/>
          <table:table-cell office:value-type="float" office:value="3208338" table:formula="of:=SUM([.D154:.D156])" table:style-name="ce49">
            <text:p>3.208.338</text:p>
          </table:table-cell>
          <table:table-cell office:value-type="float" office:value="2398662" table:formula="of:=SUM([.E154:.E156])" table:style-name="ce49">
            <text:p>2.398.662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8"/>
          <table:table-cell table:number-columns-repeated="2" table:style-name="ce50"/>
          <table:table-cell table:number-columns-repeated="4"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Sueldos, Salarios, Beneficios Sociales</text:p>
          </table:table-cell>
          <table:table-cell table:style-name="ce48"/>
          <table:table-cell office:value-type="float" office:value="516212" table:formula="of:=SUM([.G11:.G23])+SUM([.G56:.G67])" table:style-name="ce25">
            <text:p>516.212</text:p>
          </table:table-cell>
          <table:table-cell office:value-type="float" office:value="798553.03" table:formula="of:=SUM([.J11:.J23])+SUM([.J56:.J67])" table:style-name="ce25">
            <text:p>798.553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Honorarios Profesionales</text:p>
          </table:table-cell>
          <table:table-cell table:style-name="ce48"/>
          <table:table-cell office:value-type="float" office:value="132304" table:formula="of:=[.G76]" table:style-name="ce25">
            <text:p>132.304</text:p>
          </table:table-cell>
          <table:table-cell office:value-type="float" office:value="362385.14" table:formula="of:=[.J76]" table:style-name="ce25">
            <text:p>362.385</text:p>
          </table:table-cell>
          <table:table-cell table:style-name="ce52"/>
          <table:table-cell table:style-name="ce5"/>
          <table:table-cell table:style-name="ce53"/>
          <table:table-cell table:number-columns-repeated="1016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Arrendamientos</text:p>
          </table:table-cell>
          <table:table-cell table:style-name="ce48"/>
          <table:table-cell office:value-type="float" office:value="135246" table:formula="of:=[.G112]" table:style-name="ce25">
            <text:p>135.246</text:p>
          </table:table-cell>
          <table:table-cell office:value-type="float" office:value="188102.66" table:formula="of:=[.J112]" table:style-name="ce25">
            <text:p>188.103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Impuestos, contribuciones y otros</text:p>
          </table:table-cell>
          <table:table-cell table:style-name="ce48"/>
          <table:table-cell office:value-type="float" office:value="62941" table:formula="of:=SUM([.G133:.G141])" table:style-name="ce25">
            <text:p>62.941</text:p>
          </table:table-cell>
          <table:table-cell office:value-type="float" office:value="72330.53" table:formula="of:=SUM([.J133:.J141])" table:style-name="ce25">
            <text:p>72.331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Depreciaciones</text:p>
          </table:table-cell>
          <table:table-cell table:style-name="ce48"/>
          <table:table-cell office:value-type="float" office:value="37963" table:formula="of:=SUM([.G142:.G148])" table:style-name="ce25">
            <text:p>37.963</text:p>
          </table:table-cell>
          <table:table-cell office:value-type="float" office:value="50027.06" table:formula="of:=SUM([.J142:.J148])" table:style-name="ce25">
            <text:p>50.027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Servicios Básicos</text:p>
          </table:table-cell>
          <table:table-cell table:style-name="ce48"/>
          <table:table-cell office:value-type="float" office:value="31015" table:formula="of:=SUM([.G102:.G105])" table:style-name="ce25">
            <text:p>31.015</text:p>
          </table:table-cell>
          <table:table-cell office:value-type="float" office:value="41813.120000000003" table:formula="of:=SUM([.J102:.J105])" table:style-name="ce25">
            <text:p>41.813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Mantenimiento y reparaciones</text:p>
          </table:table-cell>
          <table:table-cell table:style-name="ce48"/>
          <table:table-cell office:value-type="float" office:value="36563" table:formula="of:=SUM([.G80:.G87])" table:style-name="ce25">
            <text:p>36.563</text:p>
          </table:table-cell>
          <table:table-cell office:value-type="float" office:value="45215.110000000008" table:formula="of:=SUM([.J80:.J87])" table:style-name="ce25">
            <text:p>45.215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Gastos de Gestión</text:p>
          </table:table-cell>
          <table:table-cell table:style-name="ce48"/>
          <table:table-cell office:value-type="float" office:value="29944" table:formula="of:=SUM([.G24:.G29])+SUM([.G68:.G74])" table:style-name="ce25">
            <text:p>29.944</text:p>
          </table:table-cell>
          <table:table-cell office:value-type="float" office:value="59631.19" table:formula="of:=SUM([.J24:.J29])+SUM([.J68:.J74])" table:style-name="ce25">
            <text:p>59.631</text:p>
          </table:table-cell>
          <table:table-cell table:style-name="ce52"/>
          <table:table-cell table:style-name="ce5"/>
          <table:table-cell table:style-name="ce53"/>
          <table:table-cell table:number-columns-repeated="1016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Suministros y Materiales</text:p>
          </table:table-cell>
          <table:table-cell table:style-name="ce48"/>
          <table:table-cell office:value-type="float" office:value="13208" table:formula="of:=[.G39]+[.G40]+[.G101]+[.G111]" table:style-name="ce25">
            <text:p>13.208</text:p>
          </table:table-cell>
          <table:table-cell office:value-type="float" office:value="25302.98" table:formula="of:=[.J39]+[.J40]+[.J101]+[.J111]" table:style-name="ce25">
            <text:p>25.303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Deterioros activos financieros</text:p>
          </table:table-cell>
          <table:table-cell table:style-name="ce48"/>
          <table:table-cell office:value-type="float" office:value="0" table:formula="of:=SUM([.G149:.G149])" table:style-name="ce25">
            <text:p>0</text:p>
          </table:table-cell>
          <table:table-cell office:value-type="float" office:value="0" table:formula="of:=SUM([.J149:.J149])" table:style-name="ce25">
            <text:p>0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Promoción y publicidad</text:p>
          </table:table-cell>
          <table:table-cell table:style-name="ce48"/>
          <table:table-cell office:value-type="float" office:value="5720" table:formula="of:=[.G30]+[.G31]" table:style-name="ce25">
            <text:p>5.720</text:p>
          </table:table-cell>
          <table:table-cell office:value-type="float" office:value="11587.93" table:formula="of:=[.J30]+[.J31]" table:style-name="ce25">
            <text:p>11.588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Seguros y reaseguros</text:p>
          </table:table-cell>
          <table:table-cell table:style-name="ce48"/>
          <table:table-cell office:value-type="float" office:value="30914" table:formula="of:=SUM([.G88:.G95])" table:style-name="ce25">
            <text:p>30.914</text:p>
          </table:table-cell>
          <table:table-cell office:value-type="float" office:value="8239.23" table:formula="of:=SUM([.J88:.J95])" table:style-name="ce25">
            <text:p>8.239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Gastos de viajes</text:p>
          </table:table-cell>
          <table:table-cell table:style-name="ce48"/>
          <table:table-cell office:value-type="float" office:value="13932" table:formula="of:=[.G32]+[.G34]+[.G37]+[.G41]+[.G97]+[.G123]+[.G124]" table:style-name="ce25">
            <text:p>13.932</text:p>
          </table:table-cell>
          <table:table-cell office:value-type="float" office:value="17657.740000000002" table:formula="of:=[.J32]+[.J34]+[.J37]+[.J41]+[.J97]+[.J123]+[.J124]" table:style-name="ce25">
            <text:p>17.658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Otros</text:p>
          </table:table-cell>
          <table:table-cell table:style-name="ce48"/>
          <table:table-cell office:value-type="float" office:value="316523" table:formula="of:=[.G77]+[.G78]+[.G33]+[.G35]+[.G36]+[.G38]+SUM([.G42:.G55])+[.G96]+SUM([.G98:.G100])+SUM([.G106:.G110])+SUM([.G113:.G122])+SUM([.G125:.G132])" table:style-name="ce25">
            <text:p>316.523</text:p>
          </table:table-cell>
          <table:table-cell office:value-type="float" office:value="643298.1" table:formula="of:=[.J77]+[.J78]+[.J33]+[.J35]+[.J36]+[.J38]+SUM([.J42:.J55])+[.J96]+SUM([.J98:.J100])+SUM([.J106:.J110])+SUM([.J113:.J122])+SUM([.J125:.J132])+10504" table:style-name="ce25">
            <text:p>643.298</text:p>
          </table:table-cell>
          <table:table-cell office:value-type="string" table:style-name="ce52">
            <text:p>IVA CARGADO A GASTOS</text:p>
          </table:table-cell>
          <table:table-cell table:style-name="ce5"/>
          <table:table-cell office:value-type="float" office:value="123299.44" table:formula="of:=+[.J120]+[.J110]" table:style-name="ce53">
            <text:p>123.299</text:p>
          </table:table-cell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table:style-name="ce48"/>
          <table:table-cell table:style-name="ce54"/>
          <table:table-cell table:number-columns-repeated="2" table:style-name="ce25"/>
          <table:table-cell office:value-type="string" table:style-name="ce5">
            <text:p>GASTOS DE EXPORTACION</text:p>
          </table:table-cell>
          <table:table-cell table:style-name="ce5"/>
          <table:table-cell office:value-type="float" office:value="140484.82999999999" table:formula="of:=+[.J35]" table:style-name="ce102">
            <text:p>140.485</text:p>
          </table:table-cell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5">
            <text:p>Total</text:p>
          </table:table-cell>
          <table:table-cell table:style-name="ce56"/>
          <table:table-cell office:value-type="float" office:value="1362485" table:formula="of:=SUM([.D159:.D173])" table:style-name="ce36">
            <text:p>1.362.485</text:p>
          </table:table-cell>
          <table:table-cell office:value-type="float" office:value="2324143.8199999998" table:formula="of:=SUM([.E159:.E173])" table:style-name="ce36">
            <text:p>2.324.144</text:p>
          </table:table-cell>
          <table:table-cell table:style-name="ce5"/>
          <table:table-cell table:number-columns-repeated="3" table:style-name="ce53"/>
          <table:table-cell table:number-columns-repeated="1015" table:style-name="ce5"/>
          <table:table-cell table:number-columns-repeated="15360"/>
        </table:table-row>
        <table:table-row table:style-name="ro2">
          <table:table-cell table:number-columns-repeated="1024" table:style-name="ce5"/>
          <table:table-cell table:number-columns-repeated="15360"/>
        </table:table-row>
        <table:table-row table:style-name="ro2">
          <table:table-cell office:value-type="string" table:style-name="ce57">
            <text:p>Fuente:</text:p>
          </table:table-cell>
          <table:table-cell table:number-columns-repeated="9" table:style-name="ce58"/>
          <table:table-cell table:style-name="ce59"/>
          <table:table-cell table:number-columns-repeated="16373"/>
        </table:table-row>
        <table:table-row table:style-name="ro2">
          <table:table-cell office:value-type="string" table:style-name="ce60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1"/>
          <table:table-cell table:number-columns-repeated="16373"/>
        </table:table-row>
        <table:table-row table:style-name="ro2">
          <table:table-cell office:value-type="string" table:style-name="ce60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1"/>
          <table:table-cell table:number-columns-repeated="16373"/>
        </table:table-row>
        <table:table-row table:style-name="ro2">
          <table:table-cell table:style-name="ce60"/>
          <table:table-cell table:number-columns-repeated="9" table:style-name="ce5"/>
          <table:table-cell table:style-name="ce61"/>
          <table:table-cell table:number-columns-repeated="16373"/>
        </table:table-row>
        <table:table-row table:style-name="ro2">
          <table:table-cell office:value-type="string" table:style-name="ce62">
            <text:p>Trabajo realizado:</text:p>
          </table:table-cell>
          <table:table-cell table:number-columns-repeated="9" table:style-name="ce5"/>
          <table:table-cell table:style-name="ce61"/>
          <table:table-cell table:number-columns-repeated="16373"/>
        </table:table-row>
        <table:table-row table:number-rows-repeated="3" table:style-name="ro2">
          <table:table-cell table:style-name="ce60"/>
          <table:table-cell table:number-columns-repeated="9" table:style-name="ce5"/>
          <table:table-cell table:style-name="ce61"/>
          <table:table-cell table:number-columns-repeated="16373"/>
        </table:table-row>
        <table:table-row table:style-name="ro2">
          <table:table-cell office:value-type="string" table:style-name="ce62">
            <text:p>Conclusiones:</text:p>
          </table:table-cell>
          <table:table-cell table:number-columns-repeated="9" table:style-name="ce5"/>
          <table:table-cell table:style-name="ce61"/>
          <table:table-cell table:number-columns-repeated="16373"/>
        </table:table-row>
        <table:table-row table:number-rows-repeated="3" table:style-name="ro2">
          <table:table-cell table:number-columns-repeated="10" table:style-name="ce5"/>
          <table:table-cell table:style-name="ce61"/>
          <table:table-cell table:number-columns-repeated="16373"/>
        </table:table-row>
        <table:table-row table:number-rows-repeated="5" table:style-name="ro2">
          <table:table-cell table:number-columns-repeated="1024" table:style-name="ce5"/>
          <table:table-cell table:number-columns-repeated="15360"/>
        </table:table-row>
        <table:table-row table:number-rows-repeated="1048384" table:style-name="ro5">
          <table:table-cell table:number-columns-repeated="16384"/>
        </table:table-row>
      </table:table>
      <table:table table:name="Examen_sep-21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74">
            <text:p>GRAFIMPAC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5">
            <text:p>RESUMEN Y DETALLE DE GASTOS DE ADMINISTRACION Y VEN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5">
            <text:p>Al 31 de diciembre del 202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6">
            <text:p>Cifras en US dólares</text:p>
          </table:table-cell>
          <table:table-cell table:number-columns-repeated="16383" table:style-name="ce1"/>
        </table:table-row>
        <table:table-row table:style-name="ro2">
          <table:table-cell table:style-name="ce76"/>
          <table:table-cell table:number-columns-repeated="16383" table:style-name="ce1"/>
        </table:table-row>
        <table:table-row table:style-name="ro6">
          <table:table-cell table:style-name="ce1"/>
          <table:table-cell office:value-type="string" table:style-name="ce77">
            <text:p>RESUMEN</text:p>
          </table:table-cell>
          <table:table-cell office:value-type="string" table:style-name="ce78">
            <text:p>Gastos de administracion</text:p>
          </table:table-cell>
          <table:table-cell office:value-type="string" table:style-name="ce78">
            <text:p>Gastos de ventas</text:p>
          </table:table-cell>
          <table:table-cell office:value-type="string" table:style-name="ce77">
            <text:p>Total</text:p>
          </table:table-cell>
          <table:table-cell office:value-type="string" table:style-name="ce77">
            <text:p>Explicación del trabajo realizado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79"/>
          <table:table-cell table:number-columns-repeated="4" table:style-name="ce80"/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Sueldos y beneficios sociales</text:p>
          </table:table-cell>
          <table:table-cell office:value-type="float" office:value="232188.54" table:formula="of:=SUM([.C64:.C70])-[.C12]" table:style-name="ce81">
            <text:p>232189<text:s/></text:p>
          </table:table-cell>
          <table:table-cell office:value-type="float" office:value="213707.18" table:formula="of:=SUM([.C26:.C33])-[.D12]" table:style-name="ce81">
            <text:p>213707<text:s/></text:p>
          </table:table-cell>
          <table:table-cell office:value-type="float" office:value="445895.72" table:formula="of:=+[.C8]+[.D8]" table:style-name="ce81">
            <text:p>445896<text:s/></text:p>
          </table:table-cell>
          <table:table-cell office:value-type="string" table:style-name="ce80">
            <text:p>Probadas en área de nómina y beneficios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Honorarios profesionales</text:p>
          </table:table-cell>
          <table:table-cell office:value-type="float" office:value="135652.56" table:formula="of:=+[.C78]" table:style-name="ce81">
            <text:p>135653<text:s/></text:p>
          </table:table-cell>
          <table:table-cell table:style-name="ce80"/>
          <table:table-cell office:value-type="float" office:value="135652.56" table:formula="of:=+[.C9]+[.D9]" table:style-name="ce81">
            <text:p>135653<text:s/></text:p>
          </table:table-cell>
          <table:table-cell office:value-type="string" table:style-name="ce80">
            <text:p>Ver examen realizado en pestana "Honorario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Arriendos</text:p>
          </table:table-cell>
          <table:table-cell office:value-type="float" office:value="135246" table:formula="of:=+[.C112]" table:style-name="ce81">
            <text:p>135246<text:s/></text:p>
          </table:table-cell>
          <table:table-cell table:style-name="ce81"/>
          <table:table-cell office:value-type="float" office:value="135246" table:formula="of:=+[.C10]+[.D10]" table:style-name="ce81">
            <text:p>135246<text:s/></text:p>
          </table:table-cell>
          <table:table-cell office:value-type="string" table:style-name="ce80">
            <text:p>Ver examen realizado en pestana "arriendo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Impuestos y contribuciones</text:p>
          </table:table-cell>
          <table:table-cell office:value-type="float" office:value="62941.21" table:formula="of:=+[.C124]" table:style-name="ce81">
            <text:p>62941<text:s/></text:p>
          </table:table-cell>
          <table:table-cell table:style-name="ce80"/>
          <table:table-cell office:value-type="float" office:value="62941.21" table:formula="of:=+[.C11]+[.D11]" table:style-name="ce81">
            <text:p>62941<text:s/></text:p>
          </table:table-cell>
          <table:table-cell office:value-type="string" table:style-name="ce80">
            <text:p>ver examen realizado es pestana "impuesto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Aportes al IESS</text:p>
          </table:table-cell>
          <table:table-cell office:value-type="float" office:value="23806.09" table:formula="of:=+[.C66]" table:style-name="ce81">
            <text:p>23806<text:s/></text:p>
          </table:table-cell>
          <table:table-cell office:value-type="float" office:value="21715.16" table:formula="of:=+[.C29]" table:style-name="ce81">
            <text:p>21715<text:s/></text:p>
          </table:table-cell>
          <table:table-cell office:value-type="float" office:value="45521.25" table:formula="of:=+[.C12]+[.D12]" table:style-name="ce81">
            <text:p>45521<text:s/></text:p>
          </table:table-cell>
          <table:table-cell office:value-type="string" table:style-name="ce80">
            <text:p>Probado en área de nómina y beneficios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Depreciación</text:p>
          </table:table-cell>
          <table:table-cell office:value-type="float" office:value="38107.82" table:formula="of:=+[.C55]+[.C132]" table:style-name="ce81">
            <text:p>38108<text:s/></text:p>
          </table:table-cell>
          <table:table-cell office:value-type="float" office:value="0" table:formula="of:=+[.D59]+[.D60]" table:style-name="ce81">
            <text:p>-<text:s/></text:p>
          </table:table-cell>
          <table:table-cell office:value-type="float" office:value="38107.82" table:formula="of:=+[.C13]+[.D13]" table:style-name="ce81">
            <text:p>38108<text:s/></text:p>
          </table:table-cell>
          <table:table-cell office:value-type="string" table:style-name="ce80">
            <text:p>Probado en área de propiedades, planta y equipos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Servicios básicos (agua, energía, teléfono, internet)</text:p>
          </table:table-cell>
          <table:table-cell office:value-type="float" office:value="31014.78" table:formula="of:=+[.C102]+[.C103]+[.C104]+[.C105]" table:style-name="ce81">
            <text:p>31015<text:s/></text:p>
          </table:table-cell>
          <table:table-cell table:style-name="ce80"/>
          <table:table-cell office:value-type="float" office:value="31014.78" table:formula="of:=+[.C14]+[.D14]" table:style-name="ce81">
            <text:p>31015<text:s/></text:p>
          </table:table-cell>
          <table:table-cell office:value-type="string" table:style-name="ce80">
            <text:p>Ver examen realizado en pestana "Servicios básico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Jubilacion y desahucio</text:p>
          </table:table-cell>
          <table:table-cell office:value-type="float" office:value="12892.300000000001" table:formula="of:=+[.C71]+[.C72]" table:style-name="ce81">
            <text:p>12892<text:s/></text:p>
          </table:table-cell>
          <table:table-cell office:value-type="float" office:value="11903.869999999999" table:formula="of:=+[.C34]+[.C35]" table:style-name="ce81">
            <text:p>11904<text:s/></text:p>
          </table:table-cell>
          <table:table-cell office:value-type="float" office:value="24796.17" table:formula="of:=+[.C15]+[.D15]" table:style-name="ce81">
            <text:p>24796<text:s/></text:p>
          </table:table-cell>
          <table:table-cell office:value-type="string" table:style-name="ce80">
            <text:p>Probado en área de "Jubilación y desahucio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Seguros</text:p>
          </table:table-cell>
          <table:table-cell office:value-type="float" office:value="37563.58" table:formula="of:=+[.C52]+[.C60]+[.C90]" table:style-name="ce81">
            <text:p>37564<text:s/></text:p>
          </table:table-cell>
          <table:table-cell table:style-name="ce80"/>
          <table:table-cell office:value-type="float" office:value="37563.58" table:formula="of:=+[.C16]+[.D16]" table:style-name="ce81">
            <text:p>37564<text:s/></text:p>
          </table:table-cell>
          <table:table-cell office:value-type="string" table:style-name="ce80">
            <text:p>Probado en área de "Otros activos corriente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Bajas de inventarios</text:p>
          </table:table-cell>
          <table:table-cell table:number-columns-repeated="2" table:style-name="ce80"/>
          <table:table-cell office:value-type="float" office:value="0" table:formula="of:=+[.C17]+[.D17]" table:style-name="ce81">
            <text:p>-<text:s/></text:p>
          </table:table-cell>
          <table:table-cell table:style-name="ce80"/>
          <table:table-cell table:number-columns-repeated="16378"/>
        </table:table-row>
        <table:table-row table:style-name="ro2">
          <table:table-cell table:style-name="ce1"/>
          <table:table-cell office:value-type="string" table:style-name="ce80">
            <text:p>Otros</text:p>
          </table:table-cell>
          <table:table-cell office:value-type="float" office:value="329821" table:style-name="ce82">
            <text:p><text:s/>329821<text:s/></text:p>
          </table:table-cell>
          <table:table-cell office:value-type="float" office:value="75961" table:style-name="ce82">
            <text:p><text:s/>75961<text:s/></text:p>
          </table:table-cell>
          <table:table-cell office:value-type="float" office:value="405782" table:formula="of:=+[.C18]+[.D18]" table:style-name="ce81">
            <text:p>405782<text:s/></text:p>
          </table:table-cell>
          <table:table-cell office:value-type="string" table:style-name="ce80">
            <text:p>Ver examen realizado en…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3">
            <text:p>SUMAN</text:p>
          </table:table-cell>
          <table:table-cell office:value-type="float" office:value="1039233.8799999999" table:formula="of:=SUM([.C8:.C18])" table:style-name="ce84">
            <text:p>1039234<text:s/></text:p>
          </table:table-cell>
          <table:table-cell office:value-type="float" office:value="323287.20999999996" table:formula="of:=SUM([.D8:.D18])" table:style-name="ce84">
            <text:p>323287<text:s/></text:p>
          </table:table-cell>
          <table:table-cell office:value-type="float" office:value="1362521.0899999999" table:formula="of:=SUM([.E8:.E18])" table:style-name="ce84">
            <text:p>1362521<text:s/></text:p>
          </table:table-cell>
          <table:table-cell table:style-name="ce85"/>
          <table:table-cell table:number-columns-repeated="16378"/>
        </table:table-row>
        <table:table-row table:style-name="ro2">
          <table:table-cell table:number-columns-repeated="2" table:style-name="ce1"/>
          <table:table-cell office:value-type="float" office:value="0.43999999994412065" table:formula="of:=+[.C19]-[.C61]" table:style-name="ce86">
            <text:p>0</text:p>
          </table:table-cell>
          <table:table-cell office:value-type="float" office:value="-0.45000000001164153" table:formula="of:=+[.D19]-[.C23]" table:style-name="ce86">
            <text:p>0</text:p>
          </table:table-cell>
          <table:table-cell table:style-name="ce87"/>
          <table:table-cell table:number-columns-repeated="16379" table:style-name="ce1"/>
        </table:table-row>
        <table:table-row table:style-name="ro2">
          <table:table-cell office:value-type="string" table:style-name="ce88">
            <text:p>DETALLE DE GASTOS DE ADMINISTRACIÓN Y VENTAS SEGÚN BALANCE DE COMPROBACIÓN A SEPTIEMBRE 2020</text:p>
          </table:table-cell>
          <table:table-cell table:number-columns-repeated="5" table:style-name="ce88"/>
          <table:table-cell table:number-columns-repeated="16378"/>
        </table:table-row>
        <table:table-row table:style-name="ro2">
          <table:table-cell office:value-type="float" office:value="52" table:style-name="ce89">
            <text:p>52</text:p>
          </table:table-cell>
          <table:table-cell office:value-type="string" table:style-name="ce90">
            <text:p>GASTOS DE ADMINISTRACION &amp; VENTAS<text:s text:c="37"/></text:p>
          </table:table-cell>
          <table:table-cell office:value-type="float" office:value="1405216.71" table:style-name="ce89">
            <text:p>1.405.217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" table:style-name="ce89">
            <text:p>5.201</text:p>
          </table:table-cell>
          <table:table-cell office:value-type="string" table:style-name="ce90">
            <text:p>GASTOS DE VENTA<text:s text:c="55"/></text:p>
          </table:table-cell>
          <table:table-cell office:value-type="float" office:value="323287.65999999997" table:style-name="ce89">
            <text:p>323.288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" table:style-name="ce89">
            <text:p>520.101</text:p>
          </table:table-cell>
          <table:table-cell office:value-type="string" table:style-name="ce90">
            <text:p>SUELDOS, SALARIOS Y DEMÁS REMUNERACIONES<text:s text:c="30"/></text:p>
          </table:table-cell>
          <table:table-cell office:value-type="float" office:value="323287.65999999997" table:style-name="ce89">
            <text:p>323.288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" table:style-name="ce89">
            <text:p>52.010.101</text:p>
          </table:table-cell>
          <table:table-cell office:value-type="string" table:style-name="ce90">
            <text:p>GASTOS DE NOMINA DE VENTAS<text:s text:c="44"/></text:p>
          </table:table-cell>
          <table:table-cell office:value-type="float" office:value="247326.21" table:style-name="ce89">
            <text:p>247.326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1" table:style-name="ce89">
            <text:p>520.101.010.001</text:p>
          </table:table-cell>
          <table:table-cell office:value-type="string" table:style-name="ce90">
            <text:p>Sueldos<text:s text:c="63"/></text:p>
          </table:table-cell>
          <table:table-cell office:value-type="float" office:value="104343.03999999999" table:style-name="ce89">
            <text:p>104.343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2" table:style-name="ce89">
            <text:p>520.101.010.002</text:p>
          </table:table-cell>
          <table:table-cell office:value-type="string" table:style-name="ce90">
            <text:p>Sobretiempos<text:s text:c="58"/></text:p>
          </table:table-cell>
          <table:table-cell office:value-type="float" office:value="12680.89" table:style-name="ce89">
            <text:p>12.681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3" table:style-name="ce89">
            <text:p>520.101.010.003</text:p>
          </table:table-cell>
          <table:table-cell office:value-type="string" table:style-name="ce90">
            <text:p>Comisiones<text:s text:c="60"/></text:p>
          </table:table-cell>
          <table:table-cell office:value-type="float" office:value="61678.47" table:style-name="ce89">
            <text:p>61.678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4" table:style-name="ce89">
            <text:p>520.101.010.004</text:p>
          </table:table-cell>
          <table:table-cell office:value-type="string" table:style-name="ce90">
            <text:p>Aporte Patronal 12.15%<text:s text:c="48"/></text:p>
          </table:table-cell>
          <table:table-cell office:value-type="float" office:value="21715.16" table:style-name="ce89">
            <text:p>21.715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5" table:style-name="ce89">
            <text:p>520.101.010.005</text:p>
          </table:table-cell>
          <table:table-cell office:value-type="string" table:style-name="ce90">
            <text:p>Fondo de Reserva<text:s text:c="54"/></text:p>
          </table:table-cell>
          <table:table-cell office:value-type="float" office:value="11736.3" table:style-name="ce89">
            <text:p>11.736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6" table:style-name="ce89">
            <text:p>520.101.010.006</text:p>
          </table:table-cell>
          <table:table-cell office:value-type="string" table:style-name="ce90">
            <text:p>Decimo Tercer Sueldo<text:s text:c="50"/></text:p>
          </table:table-cell>
          <table:table-cell office:value-type="float" office:value="14825.23" table:style-name="ce89">
            <text:p>14.825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7" table:style-name="ce89">
            <text:p>520.101.010.007</text:p>
          </table:table-cell>
          <table:table-cell office:value-type="string" table:style-name="ce90">
            <text:p>Decimo Cuarto Sueldo<text:s text:c="50"/></text:p>
          </table:table-cell>
          <table:table-cell office:value-type="float" office:value="5045.0600000000004" table:style-name="ce89">
            <text:p>5.045</text:p>
          </table:table-cell>
          <table:table-cell table:style-name="ce91"/>
          <table:table-cell table:number-columns-repeated="16380" table:style-name="ce1"/>
        </table:table-row>
        <table:table-row table:style-name="ro2">
          <table:table-cell office:value-type="float" office:value="520101010008" table:style-name="ce89">
            <text:p>520.101.010.008</text:p>
          </table:table-cell>
          <table:table-cell office:value-type="string" table:style-name="ce90">
            <text:p>Vacaciones<text:s text:c="60"/></text:p>
          </table:table-cell>
          <table:table-cell office:value-type="float" office:value="3398.19" table:style-name="ce89">
            <text:p>3.39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10009" table:style-name="ce89">
            <text:p>520.101.010.009</text:p>
          </table:table-cell>
          <table:table-cell office:value-type="string" table:style-name="ce90">
            <text:p>Desahucio Ventas<text:s text:c="54"/></text:p>
          </table:table-cell>
          <table:table-cell office:value-type="float" office:value="3049.89" table:style-name="ce89">
            <text:p>3.05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10012" table:style-name="ce89">
            <text:p>520.101.010.012</text:p>
          </table:table-cell>
          <table:table-cell office:value-type="string" table:style-name="ce90">
            <text:p>Jubilación Patronal Ventas<text:s text:c="44"/></text:p>
          </table:table-cell>
          <table:table-cell office:value-type="float" office:value="8853.98" table:style-name="ce89">
            <text:p>8.85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2" table:style-name="ce89">
            <text:p>52.010.102</text:p>
          </table:table-cell>
          <table:table-cell office:value-type="string" table:style-name="ce90">
            <text:p>OTRAS GASTOS DE PERSONAL<text:s text:c="46"/></text:p>
          </table:table-cell>
          <table:table-cell office:value-type="float" office:value="9137.02" table:style-name="ce89">
            <text:p>9.13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20002" table:style-name="ce89">
            <text:p>520.101.020.002</text:p>
          </table:table-cell>
          <table:table-cell office:value-type="string" table:style-name="ce90">
            <text:p>Alimentacion Ventas<text:s text:c="51"/></text:p>
          </table:table-cell>
          <table:table-cell office:value-type="float" office:value="8228.69" table:style-name="ce89">
            <text:p>8.229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20006" table:style-name="ce89">
            <text:p>520.101.020.006</text:p>
          </table:table-cell>
          <table:table-cell office:value-type="string" table:style-name="ce90">
            <text:p>Capacitación y Seminarios Ventas<text:s text:c="38"/></text:p>
          </table:table-cell>
          <table:table-cell office:value-type="float" office:value="792.5" table:style-name="ce89">
            <text:p>79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20008" table:style-name="ce89">
            <text:p>520.101.020.008</text:p>
          </table:table-cell>
          <table:table-cell office:value-type="string" table:style-name="ce90">
            <text:p>Otros gastos de personal Ventas<text:s text:c="39"/></text:p>
          </table:table-cell>
          <table:table-cell office:value-type="float" office:value="115.83" table:style-name="ce89">
            <text:p>11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" table:style-name="ce89">
            <text:p>52.010.103</text:p>
          </table:table-cell>
          <table:table-cell office:value-type="string" table:style-name="ce90">
            <text:p>GASTOS <text:s/>GENERALES <text:s/>DE VENTA<text:s text:c="43"/></text:p>
          </table:table-cell>
          <table:table-cell office:value-type="float" office:value="66824.429999999993" table:style-name="ce89">
            <text:p>66.82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02" table:style-name="ce89">
            <text:p>520.101.030.002</text:p>
          </table:table-cell>
          <table:table-cell office:value-type="string" table:style-name="ce90">
            <text:p>Promoción y Publicidad<text:s text:c="48"/></text:p>
          </table:table-cell>
          <table:table-cell office:value-type="float" office:value="5720" table:style-name="ce89">
            <text:p>5.72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03" table:style-name="ce89">
            <text:p>520.101.030.003</text:p>
          </table:table-cell>
          <table:table-cell office:value-type="string" table:style-name="ce90">
            <text:p>Gastos de Viaje Ventas<text:s text:c="48"/></text:p>
          </table:table-cell>
          <table:table-cell office:value-type="float" office:value="1593.51" table:style-name="ce89">
            <text:p>1.59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04" table:style-name="ce89">
            <text:p>520.101.030.004</text:p>
          </table:table-cell>
          <table:table-cell office:value-type="string" table:style-name="ce90">
            <text:p>Mant. Vehiculos Ventas<text:s text:c="48"/></text:p>
          </table:table-cell>
          <table:table-cell office:value-type="float" office:value="4770.29" table:style-name="ce89">
            <text:p>4.77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05" table:style-name="ce89">
            <text:p>520.101.030.005</text:p>
          </table:table-cell>
          <table:table-cell office:value-type="string" table:style-name="ce90">
            <text:p>Combustibles Ventas<text:s text:c="51"/></text:p>
          </table:table-cell>
          <table:table-cell office:value-type="float" office:value="8374.76" table:style-name="ce89">
            <text:p>8.375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07" table:style-name="ce89">
            <text:p>520.101.030.007</text:p>
          </table:table-cell>
          <table:table-cell office:value-type="string" table:style-name="ce90">
            <text:p>Atención a clientes<text:s text:c="51"/></text:p>
          </table:table-cell>
          <table:table-cell office:value-type="float" office:value="822.58" table:style-name="ce89">
            <text:p>82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08" table:style-name="ce89">
            <text:p>520.101.030.008</text:p>
          </table:table-cell>
          <table:table-cell office:value-type="string" table:style-name="ce90">
            <text:p>Gastos Viaticos<text:s text:c="55"/></text:p>
          </table:table-cell>
          <table:table-cell office:value-type="float" office:value="591.86" table:style-name="ce89">
            <text:p>59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09" table:style-name="ce89">
            <text:p>520.101.030.009</text:p>
          </table:table-cell>
          <table:table-cell office:value-type="string" table:style-name="ce90">
            <text:p>Telefonía celular ventas<text:s text:c="46"/></text:p>
          </table:table-cell>
          <table:table-cell office:value-type="float" office:value="2019.89" table:style-name="ce89">
            <text:p>2.02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1" table:style-name="ce89">
            <text:p>520.101.030.011</text:p>
          </table:table-cell>
          <table:table-cell office:value-type="string" table:style-name="ce90">
            <text:p>Suministros de oficina y comput ventas y diseño<text:s text:c="23"/></text:p>
          </table:table-cell>
          <table:table-cell office:value-type="float" office:value="1668.62" table:style-name="ce89">
            <text:p>1.669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2" table:style-name="ce89">
            <text:p>520.101.030.012</text:p>
          </table:table-cell>
          <table:table-cell office:value-type="string" table:style-name="ce90">
            <text:p>Movilizacion Ventas<text:s text:c="51"/></text:p>
          </table:table-cell>
          <table:table-cell office:value-type="float" office:value="147.25" table:style-name="ce89">
            <text:p>14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3" table:style-name="ce89">
            <text:p>520.101.030.013</text:p>
          </table:table-cell>
          <table:table-cell office:value-type="string" table:style-name="ce90">
            <text:p>Obsequios y muestras a clientes (autoconsumo)<text:s text:c="25"/></text:p>
          </table:table-cell>
          <table:table-cell office:value-type="float" office:value="586.74" table:style-name="ce89">
            <text:p>58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4" table:style-name="ce89">
            <text:p>520.101.030.014</text:p>
          </table:table-cell>
          <table:table-cell office:value-type="string" table:style-name="ce90">
            <text:p>Gastos de depreciación de equipos de computación<text:s text:c="22"/></text:p>
          </table:table-cell>
          <table:table-cell office:value-type="float" office:value="1526.52" table:style-name="ce89">
            <text:p>1.52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5" table:style-name="ce89">
            <text:p>520.101.030.015</text:p>
          </table:table-cell>
          <table:table-cell office:value-type="string" table:style-name="ce90">
            <text:p>Seguros vehículos ventas<text:s text:c="46"/></text:p>
          </table:table-cell>
          <table:table-cell office:value-type="float" office:value="231.25" table:style-name="ce89">
            <text:p>231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6" table:style-name="ce89">
            <text:p>520.101.030.016</text:p>
          </table:table-cell>
          <table:table-cell office:value-type="string" table:style-name="ce90">
            <text:p>Mantenimiento <text:s/>Instalaciones<text:s text:c="42"/></text:p>
          </table:table-cell>
          <table:table-cell office:value-type="float" office:value="2392.83" table:style-name="ce89">
            <text:p>2.39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7" table:style-name="ce89">
            <text:p>520.101.030.017</text:p>
          </table:table-cell>
          <table:table-cell office:value-type="string" table:style-name="ce90">
            <text:p>Mantenimiento Muebles y equipos<text:s text:c="39"/></text:p>
          </table:table-cell>
          <table:table-cell office:value-type="float" office:value="2828" table:style-name="ce89">
            <text:p>2.82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18" table:style-name="ce89">
            <text:p>520.101.030.018</text:p>
          </table:table-cell>
          <table:table-cell office:value-type="string" table:style-name="ce90">
            <text:p>Gasto de Depreciacion Muebles y Enseres<text:s text:c="31"/></text:p>
          </table:table-cell>
          <table:table-cell office:value-type="float" office:value="145.44" table:style-name="ce89">
            <text:p>145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20" table:style-name="ce89">
            <text:p>520.101.030.020</text:p>
          </table:table-cell>
          <table:table-cell office:value-type="string" table:style-name="ce90">
            <text:p>Otros pagos bienes y servicios ventas<text:s text:c="33"/></text:p>
          </table:table-cell>
          <table:table-cell office:value-type="float" office:value="1703.07" table:style-name="ce89">
            <text:p>1.70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21" table:style-name="ce89">
            <text:p>520.101.030.021</text:p>
          </table:table-cell>
          <table:table-cell office:value-type="string" table:style-name="ce90">
            <text:p>Mant equipos de computo<text:s text:c="47"/></text:p>
          </table:table-cell>
          <table:table-cell office:value-type="float" office:value="3006" table:style-name="ce89">
            <text:p>3.00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22" table:style-name="ce89">
            <text:p>520.101.030.022</text:p>
          </table:table-cell>
          <table:table-cell office:value-type="string" table:style-name="ce90">
            <text:p>Correo y Courrier<text:s text:c="53"/></text:p>
          </table:table-cell>
          <table:table-cell office:value-type="float" office:value="16591.580000000002" table:style-name="ce89">
            <text:p>16.59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23" table:style-name="ce89">
            <text:p>520.101.030.023</text:p>
          </table:table-cell>
          <table:table-cell office:value-type="string" table:style-name="ce90">
            <text:p>Iva No aplicado ( Gasto)<text:s text:c="46"/></text:p>
          </table:table-cell>
          <table:table-cell office:value-type="float" office:value="5686.06" table:style-name="ce89">
            <text:p>5.68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101030024" table:style-name="ce89">
            <text:p>520.101.030.024</text:p>
          </table:table-cell>
          <table:table-cell office:value-type="string" table:style-name="ce90">
            <text:p>Seguros de Exportación<text:s text:c="48"/></text:p>
          </table:table-cell>
          <table:table-cell office:value-type="float" office:value="6418.18" table:style-name="ce89">
            <text:p>6.41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" table:style-name="ce89">
            <text:p>5.202</text:p>
          </table:table-cell>
          <table:table-cell office:value-type="string" table:style-name="ce90">
            <text:p>GASTOS DE ADMINISTRATIVOS<text:s text:c="45"/></text:p>
          </table:table-cell>
          <table:table-cell office:value-type="float" office:value="1039233.44" table:style-name="ce89">
            <text:p>1.039.23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" table:style-name="ce89">
            <text:p>520.201</text:p>
          </table:table-cell>
          <table:table-cell office:value-type="string" table:style-name="ce90">
            <text:p>SUELDOS, SALARIOS Y DEMÁS REMUNERACIONES<text:s text:c="30"/></text:p>
          </table:table-cell>
          <table:table-cell office:value-type="float" office:value="289700.65000000002" table:style-name="ce89">
            <text:p>289.701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" table:style-name="ce89">
            <text:p>52.020.101</text:p>
          </table:table-cell>
          <table:table-cell office:value-type="string" table:style-name="ce90">
            <text:p>GASTOS DE NOMINA DE ADMINISTRACION<text:s text:c="36"/></text:p>
          </table:table-cell>
          <table:table-cell office:value-type="float" office:value="268886.93" table:style-name="ce89">
            <text:p>268.88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1" table:style-name="ce89">
            <text:p>520.201.010.001</text:p>
          </table:table-cell>
          <table:table-cell office:value-type="string" table:style-name="ce90">
            <text:p>Sueldos<text:s text:c="63"/></text:p>
          </table:table-cell>
          <table:table-cell office:value-type="float" office:value="184275.26" table:style-name="ce89">
            <text:p>184.275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2" table:style-name="ce89">
            <text:p>520.201.010.002</text:p>
          </table:table-cell>
          <table:table-cell office:value-type="string" table:style-name="ce90">
            <text:p>Sobretiempos<text:s text:c="58"/></text:p>
          </table:table-cell>
          <table:table-cell office:value-type="float" office:value="5187.07" table:style-name="ce89">
            <text:p>5.18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3" table:style-name="ce89">
            <text:p>520.201.010.003</text:p>
          </table:table-cell>
          <table:table-cell office:value-type="string" table:style-name="ce90">
            <text:p>Aporte Patronal 12.15%<text:s text:c="48"/></text:p>
          </table:table-cell>
          <table:table-cell office:value-type="float" office:value="23806.09" table:style-name="ce89">
            <text:p>23.80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4" table:style-name="ce89">
            <text:p>520.201.010.004</text:p>
          </table:table-cell>
          <table:table-cell office:value-type="string" table:style-name="ce90">
            <text:p>Fondo de Reserva<text:s text:c="54"/></text:p>
          </table:table-cell>
          <table:table-cell office:value-type="float" office:value="14777.31" table:style-name="ce89">
            <text:p>14.77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5" table:style-name="ce89">
            <text:p>520.201.010.005</text:p>
          </table:table-cell>
          <table:table-cell office:value-type="string" table:style-name="ce90">
            <text:p>Decimo Tercer Sueldo<text:s text:c="50"/></text:p>
          </table:table-cell>
          <table:table-cell office:value-type="float" office:value="15605.93" table:style-name="ce89">
            <text:p>15.60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6" table:style-name="ce89">
            <text:p>520.201.010.006</text:p>
          </table:table-cell>
          <table:table-cell office:value-type="string" table:style-name="ce90">
            <text:p>Decimo Cuarto Sueldo<text:s text:c="50"/></text:p>
          </table:table-cell>
          <table:table-cell office:value-type="float" office:value="6424.93" table:style-name="ce89">
            <text:p>6.425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7" table:style-name="ce89">
            <text:p>520.201.010.007</text:p>
          </table:table-cell>
          <table:table-cell office:value-type="string" table:style-name="ce90">
            <text:p>Vacaciones<text:s text:c="60"/></text:p>
          </table:table-cell>
          <table:table-cell office:value-type="float" office:value="5918.04" table:style-name="ce89">
            <text:p>5.91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08" table:style-name="ce89">
            <text:p>520.201.010.008</text:p>
          </table:table-cell>
          <table:table-cell office:value-type="string" table:style-name="ce90">
            <text:p>Desahucio Administración<text:s text:c="46"/></text:p>
          </table:table-cell>
          <table:table-cell office:value-type="float" office:value="3999.6" table:style-name="ce89">
            <text:p>4.00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10011" table:style-name="ce89">
            <text:p>520.201.010.011</text:p>
          </table:table-cell>
          <table:table-cell office:value-type="string" table:style-name="ce90">
            <text:p>Jubilación Patronal Administración<text:s text:c="36"/></text:p>
          </table:table-cell>
          <table:table-cell office:value-type="float" office:value="8892.7000000000007" table:style-name="ce89">
            <text:p>8.89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2" table:style-name="ce89">
            <text:p>52.020.102</text:p>
          </table:table-cell>
          <table:table-cell office:value-type="string" table:style-name="ce90">
            <text:p>OTRAS GASTOS DE PERSONAL<text:s text:c="46"/></text:p>
          </table:table-cell>
          <table:table-cell office:value-type="float" office:value="20813.72" table:style-name="ce89">
            <text:p>20.81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20002" table:style-name="ce89">
            <text:p>520.201.020.002</text:p>
          </table:table-cell>
          <table:table-cell office:value-type="string" table:style-name="ce90">
            <text:p>Alimentacion Administración<text:s text:c="43"/></text:p>
          </table:table-cell>
          <table:table-cell office:value-type="float" office:value="7141.87" table:style-name="ce89">
            <text:p>7.14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20003" table:style-name="ce89">
            <text:p>520.201.020.003</text:p>
          </table:table-cell>
          <table:table-cell office:value-type="string" table:style-name="ce90">
            <text:p>Movilizacion/Transp de Personal Administración<text:s text:c="24"/></text:p>
          </table:table-cell>
          <table:table-cell office:value-type="float" office:value="540" table:style-name="ce89">
            <text:p>54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20004" table:style-name="ce89">
            <text:p>520.201.020.004</text:p>
          </table:table-cell>
          <table:table-cell office:value-type="string" table:style-name="ce90">
            <text:p>Gastos Médicos ventas y administración<text:s text:c="32"/></text:p>
          </table:table-cell>
          <table:table-cell office:value-type="float" office:value="10411.85" table:style-name="ce89">
            <text:p>10.41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1020006" table:style-name="ce89">
            <text:p>520.201.020.006</text:p>
          </table:table-cell>
          <table:table-cell office:value-type="string" table:style-name="ce90">
            <text:p>Capacitación y Seminarios Administración<text:s text:c="30"/></text:p>
          </table:table-cell>
          <table:table-cell office:value-type="float" office:value="2720" table:style-name="ce89">
            <text:p>2.72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2" table:style-name="ce89">
            <text:p>520.202</text:p>
          </table:table-cell>
          <table:table-cell office:value-type="string" table:style-name="ce90">
            <text:p>HONORARIOS, COMISIONES Y DIETAS<text:s text:c="39"/></text:p>
          </table:table-cell>
          <table:table-cell office:value-type="float" office:value="135652.56" table:style-name="ce89">
            <text:p>135.65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201" table:style-name="ce89">
            <text:p>52.020.201</text:p>
          </table:table-cell>
          <table:table-cell office:value-type="string" table:style-name="ce90">
            <text:p>HONORARIOS<text:s text:c="60"/></text:p>
          </table:table-cell>
          <table:table-cell office:value-type="float" office:value="135652.56" table:style-name="ce89">
            <text:p>135.65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2010001" table:style-name="ce89">
            <text:p>520.202.010.001</text:p>
          </table:table-cell>
          <table:table-cell office:value-type="string" table:style-name="ce90">
            <text:p>Honorarios Profesionales<text:s text:c="46"/></text:p>
          </table:table-cell>
          <table:table-cell office:value-type="float" office:value="132304.22" table:style-name="ce89">
            <text:p>132.30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2010005" table:style-name="ce89">
            <text:p>520.202.010.005</text:p>
          </table:table-cell>
          <table:table-cell office:value-type="string" table:style-name="ce90">
            <text:p>Auditorías<text:s text:c="60"/></text:p>
          </table:table-cell>
          <table:table-cell office:value-type="float" office:value="3348.34" table:style-name="ce89">
            <text:p>3.34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" table:style-name="ce89">
            <text:p>520.203</text:p>
          </table:table-cell>
          <table:table-cell office:value-type="string" table:style-name="ce90">
            <text:p>MANTENIMIENTO Y REPARACIONES<text:s text:c="42"/></text:p>
          </table:table-cell>
          <table:table-cell office:value-type="float" office:value="36592.49" table:style-name="ce89">
            <text:p>36.59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01" table:style-name="ce89">
            <text:p>52.020.301</text:p>
          </table:table-cell>
          <table:table-cell office:value-type="string" table:style-name="ce90">
            <text:p>MANTENIMIENTO<text:s text:c="57"/></text:p>
          </table:table-cell>
          <table:table-cell office:value-type="float" office:value="36592.49" table:style-name="ce89">
            <text:p>36.59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010001" table:style-name="ce89">
            <text:p>520.203.010.001</text:p>
          </table:table-cell>
          <table:table-cell office:value-type="string" table:style-name="ce90">
            <text:p>Mantenimiento de Edificios y oficinas Administración<text:s text:c="18"/></text:p>
          </table:table-cell>
          <table:table-cell office:value-type="float" office:value="1000" table:style-name="ce89">
            <text:p>1.00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010002" table:style-name="ce89">
            <text:p>520.203.010.002</text:p>
          </table:table-cell>
          <table:table-cell office:value-type="string" table:style-name="ce90">
            <text:p>Mantenimiento Instalaciones<text:s text:c="43"/></text:p>
          </table:table-cell>
          <table:table-cell office:value-type="float" office:value="1000" table:style-name="ce89">
            <text:p>1.00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010003" table:style-name="ce89">
            <text:p>520.203.010.003</text:p>
          </table:table-cell>
          <table:table-cell office:value-type="string" table:style-name="ce90">
            <text:p>Mant. Vehiculos Administracion<text:s text:c="40"/></text:p>
          </table:table-cell>
          <table:table-cell office:value-type="float" office:value="10647.09" table:style-name="ce89">
            <text:p>10.64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010004" table:style-name="ce89">
            <text:p>520.203.010.004</text:p>
          </table:table-cell>
          <table:table-cell office:value-type="string" table:style-name="ce90">
            <text:p>Mantenimiento Muebles y Equipos Administración<text:s text:c="24"/></text:p>
          </table:table-cell>
          <table:table-cell office:value-type="float" office:value="9392.83" table:style-name="ce89">
            <text:p>9.39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010005" table:style-name="ce89">
            <text:p>520.203.010.005</text:p>
          </table:table-cell>
          <table:table-cell office:value-type="string" table:style-name="ce90">
            <text:p>Combustibles Administración<text:s text:c="43"/></text:p>
          </table:table-cell>
          <table:table-cell office:value-type="float" office:value="6243.88" table:style-name="ce89">
            <text:p>6.24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3010007" table:style-name="ce89">
            <text:p>520.203.010.007</text:p>
          </table:table-cell>
          <table:table-cell office:value-type="string" table:style-name="ce90">
            <text:p>Matricula e impuestos <text:s/>vehicular <text:s/>Adm<text:s text:c="33"/></text:p>
          </table:table-cell>
          <table:table-cell office:value-type="float" office:value="8308.69" table:style-name="ce89">
            <text:p>8.309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4" table:style-name="ce89">
            <text:p>520.204</text:p>
          </table:table-cell>
          <table:table-cell office:value-type="string" table:style-name="ce90">
            <text:p>SEGUROS Y REASEGUROS<text:s text:c="50"/></text:p>
          </table:table-cell>
          <table:table-cell office:value-type="float" office:value="30914.15" table:style-name="ce89">
            <text:p>30.91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401" table:style-name="ce89">
            <text:p>52.020.401</text:p>
          </table:table-cell>
          <table:table-cell office:value-type="string" table:style-name="ce90">
            <text:p>SEGUROS Y REASEGUROS<text:s text:c="50"/></text:p>
          </table:table-cell>
          <table:table-cell office:value-type="float" office:value="30914.15" table:style-name="ce89">
            <text:p>30.91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4010002" table:style-name="ce89">
            <text:p>520.204.010.002</text:p>
          </table:table-cell>
          <table:table-cell office:value-type="string" table:style-name="ce90">
            <text:p>Seguro de Vehiculos<text:s text:c="51"/></text:p>
          </table:table-cell>
          <table:table-cell office:value-type="float" office:value="8372.9699999999993" table:style-name="ce89">
            <text:p>8.37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4010004" table:style-name="ce89">
            <text:p>520.204.010.004</text:p>
          </table:table-cell>
          <table:table-cell office:value-type="string" table:style-name="ce90">
            <text:p>Seguro Contra Asalto y Robos<text:s text:c="42"/></text:p>
          </table:table-cell>
          <table:table-cell office:value-type="float" office:value="3997.8" table:style-name="ce89">
            <text:p>3.99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4010007" table:style-name="ce89">
            <text:p>520.204.010.007</text:p>
          </table:table-cell>
          <table:table-cell office:value-type="string" table:style-name="ce90">
            <text:p>Otros seguros<text:s text:c="57"/></text:p>
          </table:table-cell>
          <table:table-cell office:value-type="float" office:value="18543.38" table:style-name="ce89">
            <text:p>18.54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" table:style-name="ce89">
            <text:p>520.205</text:p>
          </table:table-cell>
          <table:table-cell office:value-type="string" table:style-name="ce90">
            <text:p>OTROS GASTOS DE ADMINISTRACION<text:s text:c="40"/></text:p>
          </table:table-cell>
          <table:table-cell office:value-type="float" office:value="445470" table:style-name="ce89">
            <text:p>445.47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" table:style-name="ce89">
            <text:p>52.020.501</text:p>
          </table:table-cell>
          <table:table-cell office:value-type="string" table:style-name="ce90">
            <text:p>OTROS GASTOS<text:s text:c="58"/></text:p>
          </table:table-cell>
          <table:table-cell office:value-type="float" office:value="445470" table:style-name="ce89">
            <text:p>445.47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1" table:style-name="ce89">
            <text:p>520.205.010.001</text:p>
          </table:table-cell>
          <table:table-cell office:value-type="string" table:style-name="ce90">
            <text:p>Gastos de Viaje Administración<text:s text:c="40"/></text:p>
          </table:table-cell>
          <table:table-cell office:value-type="float" office:value="996" table:style-name="ce89">
            <text:p>99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2" table:style-name="ce89">
            <text:p>520.205.010.002</text:p>
          </table:table-cell>
          <table:table-cell office:value-type="string" table:style-name="ce90">
            <text:p>Gastos de Gestión<text:s text:c="53"/></text:p>
          </table:table-cell>
          <table:table-cell office:value-type="float" office:value="12345.6" table:style-name="ce89">
            <text:p>12.34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3" table:style-name="ce89">
            <text:p>520.205.010.003</text:p>
          </table:table-cell>
          <table:table-cell office:value-type="string" table:style-name="ce90">
            <text:p>Telefonía Celular<text:s text:c="53"/></text:p>
          </table:table-cell>
          <table:table-cell office:value-type="float" office:value="1455.79" table:style-name="ce89">
            <text:p>1.45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4" table:style-name="ce89">
            <text:p>520.205.010.004</text:p>
          </table:table-cell>
          <table:table-cell office:value-type="string" table:style-name="ce90">
            <text:p>Correo y Courrier<text:s text:c="53"/></text:p>
          </table:table-cell>
          <table:table-cell office:value-type="float" office:value="3.84" table:style-name="ce89">
            <text:p>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5" table:style-name="ce89">
            <text:p>520.205.010.005</text:p>
          </table:table-cell>
          <table:table-cell office:value-type="string" table:style-name="ce90">
            <text:p>Suministros de Oficina y Computación<text:s text:c="34"/></text:p>
          </table:table-cell>
          <table:table-cell office:value-type="float" office:value="10675.69" table:style-name="ce89">
            <text:p>10.67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6" table:style-name="ce89">
            <text:p>520.205.010.006</text:p>
          </table:table-cell>
          <table:table-cell office:value-type="string" table:style-name="ce90">
            <text:p>Energía Eléctrica Administración<text:s text:c="38"/></text:p>
          </table:table-cell>
          <table:table-cell office:value-type="float" office:value="18380.16" table:style-name="ce89">
            <text:p>18.38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7" table:style-name="ce89">
            <text:p>520.205.010.007</text:p>
          </table:table-cell>
          <table:table-cell office:value-type="string" table:style-name="ce90">
            <text:p>Agua Administración<text:s text:c="51"/></text:p>
          </table:table-cell>
          <table:table-cell office:value-type="float" office:value="649.61" table:style-name="ce89">
            <text:p>65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8" table:style-name="ce89">
            <text:p>520.205.010.008</text:p>
          </table:table-cell>
          <table:table-cell office:value-type="string" table:style-name="ce90">
            <text:p>Telefonía Convencional<text:s text:c="48"/></text:p>
          </table:table-cell>
          <table:table-cell office:value-type="float" office:value="2301.0100000000002" table:style-name="ce89">
            <text:p>2.301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09" table:style-name="ce89">
            <text:p>520.205.010.009</text:p>
          </table:table-cell>
          <table:table-cell office:value-type="string" table:style-name="ce90">
            <text:p>Internet<text:s text:c="62"/></text:p>
          </table:table-cell>
          <table:table-cell office:value-type="float" office:value="9684" table:style-name="ce89">
            <text:p>9.68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0" table:style-name="ce89">
            <text:p>520.205.010.010</text:p>
          </table:table-cell>
          <table:table-cell office:value-type="string" table:style-name="ce90">
            <text:p>Utiles de Limpieza/Cafeteria<text:s text:c="42"/></text:p>
          </table:table-cell>
          <table:table-cell office:value-type="float" office:value="1560.54" table:style-name="ce89">
            <text:p>1.561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1" table:style-name="ce89">
            <text:p>520.205.010.011</text:p>
          </table:table-cell>
          <table:table-cell office:value-type="string" table:style-name="ce90">
            <text:p>Gastos Menores de activos Administración<text:s text:c="30"/></text:p>
          </table:table-cell>
          <table:table-cell office:value-type="float" office:value="102.68" table:style-name="ce89">
            <text:p>10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2" table:style-name="ce89">
            <text:p>520.205.010.012</text:p>
          </table:table-cell>
          <table:table-cell office:value-type="string" table:style-name="ce90">
            <text:p>Donaciones<text:s text:c="60"/></text:p>
          </table:table-cell>
          <table:table-cell office:value-type="float" office:value="817.97" table:style-name="ce89">
            <text:p>81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3" table:style-name="ce89">
            <text:p>520.205.010.013</text:p>
          </table:table-cell>
          <table:table-cell office:value-type="string" table:style-name="ce90">
            <text:p>Cuotas y Suscripciones<text:s text:c="48"/></text:p>
          </table:table-cell>
          <table:table-cell office:value-type="float" office:value="10658.89" table:style-name="ce89">
            <text:p>10.659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4" table:style-name="ce89">
            <text:p>520.205.010.014</text:p>
          </table:table-cell>
          <table:table-cell office:value-type="string" table:style-name="ce90">
            <text:p>IVA no aplicado (gasto)<text:s text:c="47"/></text:p>
          </table:table-cell>
          <table:table-cell office:value-type="float" office:value="62598.63" table:style-name="ce89">
            <text:p>62.599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5" table:style-name="ce89">
            <text:p>520.205.010.015</text:p>
          </table:table-cell>
          <table:table-cell office:value-type="string" table:style-name="ce90">
            <text:p>Suministros, materiales y repuestos Administración<text:s text:c="20"/></text:p>
          </table:table-cell>
          <table:table-cell office:value-type="float" office:value="862.78" table:style-name="ce89">
            <text:p>863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6" table:style-name="ce89">
            <text:p>520.205.010.016</text:p>
          </table:table-cell>
          <table:table-cell office:value-type="string" table:style-name="ce90">
            <text:p>Arriendo<text:s text:c="62"/></text:p>
          </table:table-cell>
          <table:table-cell office:value-type="float" office:value="135246" table:style-name="ce89">
            <text:p>135.24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18" table:style-name="ce89">
            <text:p>520.205.010.018</text:p>
          </table:table-cell>
          <table:table-cell office:value-type="string" table:style-name="ce90">
            <text:p>Multas e Intereses<text:s text:c="52"/></text:p>
          </table:table-cell>
          <table:table-cell office:value-type="float" office:value="1749.85" table:style-name="ce89">
            <text:p>1.75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20" table:style-name="ce89">
            <text:p>520.205.010.020</text:p>
          </table:table-cell>
          <table:table-cell office:value-type="string" table:style-name="ce90">
            <text:p>Ajustes de centavos<text:s text:c="51"/></text:p>
          </table:table-cell>
          <table:table-cell office:value-type="float" office:value="46.35" table:style-name="ce89">
            <text:p>4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22" table:style-name="ce89">
            <text:p>520.205.010.022</text:p>
          </table:table-cell>
          <table:table-cell office:value-type="string" table:style-name="ce90">
            <text:p>Seguridad<text:s text:c="61"/></text:p>
          </table:table-cell>
          <table:table-cell office:value-type="float" office:value="23760" table:style-name="ce89">
            <text:p>23.76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23" table:style-name="ce89">
            <text:p>520.205.010.023</text:p>
          </table:table-cell>
          <table:table-cell office:value-type="string" table:style-name="ce90">
            <text:p>Gastos no Deducibles<text:s text:c="50"/></text:p>
          </table:table-cell>
          <table:table-cell office:value-type="float" office:value="38216.61" table:style-name="ce89">
            <text:p>38.21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24" table:style-name="ce89">
            <text:p>520.205.010.024</text:p>
          </table:table-cell>
          <table:table-cell office:value-type="string" table:style-name="ce90">
            <text:p>Gastos de licencias -software y mant ERP<text:s text:c="30"/></text:p>
          </table:table-cell>
          <table:table-cell office:value-type="float" office:value="38152.379999999997" table:style-name="ce89">
            <text:p>38.15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26" table:style-name="ce89">
            <text:p>520.205.010.026</text:p>
          </table:table-cell>
          <table:table-cell office:value-type="string" table:style-name="ce90">
            <text:p>Iva Facrtor de Proporcionalidad<text:s text:c="39"/></text:p>
          </table:table-cell>
          <table:table-cell office:value-type="float" office:value="52310.3" table:style-name="ce89">
            <text:p>52.31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27" table:style-name="ce89">
            <text:p>520.205.010.027</text:p>
          </table:table-cell>
          <table:table-cell office:value-type="string" table:style-name="ce90">
            <text:p>Promocion y Publicidad Administracion<text:s text:c="33"/></text:p>
          </table:table-cell>
          <table:table-cell office:value-type="float" office:value="396.8" table:style-name="ce89">
            <text:p>39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30" table:style-name="ce89">
            <text:p>520.205.010.030</text:p>
          </table:table-cell>
          <table:table-cell office:value-type="string" table:style-name="ce90">
            <text:p>Gasto Movilizacion Administración<text:s text:c="37"/></text:p>
          </table:table-cell>
          <table:table-cell office:value-type="float" office:value="2228.44" table:style-name="ce89">
            <text:p>2.22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36" table:style-name="ce89">
            <text:p>520.205.010.036</text:p>
          </table:table-cell>
          <table:table-cell office:value-type="string" table:style-name="ce90">
            <text:p>Otros pagos bienes y servicios administración<text:s text:c="25"/></text:p>
          </table:table-cell>
          <table:table-cell office:value-type="float" office:value="13971.77" table:style-name="ce89">
            <text:p>13.97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37" table:style-name="ce89">
            <text:p>520.205.010.037</text:p>
          </table:table-cell>
          <table:table-cell office:value-type="string" table:style-name="ce90">
            <text:p>Mant equipos de computo<text:s text:c="47"/></text:p>
          </table:table-cell>
          <table:table-cell office:value-type="float" office:value="142" table:style-name="ce89">
            <text:p>14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5010040" table:style-name="ce89">
            <text:p>520.205.010.040</text:p>
          </table:table-cell>
          <table:table-cell office:value-type="string" table:style-name="ce90">
            <text:p>Obsequios y muestras a clientes (autoconsumo)<text:s text:c="25"/></text:p>
          </table:table-cell>
          <table:table-cell office:value-type="float" office:value="6156.31" table:style-name="ce89">
            <text:p>6.15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" table:style-name="ce89">
            <text:p>520.206</text:p>
          </table:table-cell>
          <table:table-cell office:value-type="string" table:style-name="ce90">
            <text:p>IMPUESTOS, CONTRIBUCIONES Y OTROS<text:s text:c="37"/></text:p>
          </table:table-cell>
          <table:table-cell office:value-type="float" office:value="62941.21" table:style-name="ce89">
            <text:p>62.941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01" table:style-name="ce89">
            <text:p>52.020.601</text:p>
          </table:table-cell>
          <table:table-cell office:value-type="string" table:style-name="ce90">
            <text:p>IMPUESTOS Y CONTRIBUCIONES<text:s text:c="44"/></text:p>
          </table:table-cell>
          <table:table-cell office:value-type="float" office:value="62941.21" table:style-name="ce89">
            <text:p>62.941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010001" table:style-name="ce89">
            <text:p>520.206.010.001</text:p>
          </table:table-cell>
          <table:table-cell office:value-type="string" table:style-name="ce90">
            <text:p>Impuestos <text:s/>municipales<text:s text:c="48"/></text:p>
          </table:table-cell>
          <table:table-cell office:value-type="float" office:value="44346" table:style-name="ce89">
            <text:p>44.34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010002" table:style-name="ce89">
            <text:p>520.206.010.002</text:p>
          </table:table-cell>
          <table:table-cell office:value-type="string" table:style-name="ce90">
            <text:p>Impuesto Cuerpo de Bomberos<text:s text:c="43"/></text:p>
          </table:table-cell>
          <table:table-cell office:value-type="float" office:value="414" table:style-name="ce89">
            <text:p>41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010004" table:style-name="ce89">
            <text:p>520.206.010.004</text:p>
          </table:table-cell>
          <table:table-cell office:value-type="string" table:style-name="ce90">
            <text:p>Contribuciones <text:s/>Super de Compania<text:s text:c="37"/></text:p>
          </table:table-cell>
          <table:table-cell office:value-type="float" office:value="15627.28" table:style-name="ce89">
            <text:p>15.627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010005" table:style-name="ce89">
            <text:p>520.206.010.005</text:p>
          </table:table-cell>
          <table:table-cell office:value-type="string" table:style-name="ce90">
            <text:p>Contribucion Solca<text:s text:c="52"/></text:p>
          </table:table-cell>
          <table:table-cell office:value-type="float" office:value="2.14" table:style-name="ce89">
            <text:p>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010006" table:style-name="ce89">
            <text:p>520.206.010.006</text:p>
          </table:table-cell>
          <table:table-cell office:value-type="string" table:style-name="ce90">
            <text:p>Impuesto salida de divisa<text:s text:c="45"/></text:p>
          </table:table-cell>
          <table:table-cell office:value-type="float" office:value="272" table:style-name="ce89">
            <text:p>27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6010008" table:style-name="ce89">
            <text:p>520.206.010.008</text:p>
          </table:table-cell>
          <table:table-cell office:value-type="string" table:style-name="ce90">
            <text:p>Tasa de recoleccion de basura<text:s text:c="41"/></text:p>
          </table:table-cell>
          <table:table-cell office:value-type="float" office:value="2279.79" table:style-name="ce89">
            <text:p>2.280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7" table:style-name="ce89">
            <text:p>520.207</text:p>
          </table:table-cell>
          <table:table-cell office:value-type="string" table:style-name="ce90">
            <text:p>DEPRECIACIONES:<text:s text:c="55"/></text:p>
          </table:table-cell>
          <table:table-cell office:value-type="float" office:value="37962.379999999997" table:style-name="ce89">
            <text:p>37.96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701" table:style-name="ce89">
            <text:p>52.020.701</text:p>
          </table:table-cell>
          <table:table-cell office:value-type="string" table:style-name="ce90">
            <text:p>PROPIEDADES, PLANTA Y EQUIPO<text:s text:c="42"/></text:p>
          </table:table-cell>
          <table:table-cell office:value-type="float" office:value="37962.379999999997" table:style-name="ce89">
            <text:p>37.962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7010001" table:style-name="ce89">
            <text:p>520.207.010.001</text:p>
          </table:table-cell>
          <table:table-cell office:value-type="string" table:style-name="ce90">
            <text:p>Gastos de Depreciación de Edificios<text:s text:c="35"/></text:p>
          </table:table-cell>
          <table:table-cell office:value-type="float" office:value="6144.12" table:style-name="ce89">
            <text:p>6.144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7010003" table:style-name="ce89">
            <text:p>520.207.010.003</text:p>
          </table:table-cell>
          <table:table-cell office:value-type="string" table:style-name="ce90">
            <text:p>Gastos de Depreciaciones de Muebles y Enseres<text:s text:c="25"/></text:p>
          </table:table-cell>
          <table:table-cell office:value-type="float" office:value="3056.07" table:style-name="ce89">
            <text:p>3.05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7010004" table:style-name="ce89">
            <text:p>520.207.010.004</text:p>
          </table:table-cell>
          <table:table-cell office:value-type="string" table:style-name="ce90">
            <text:p>Gastos de Depreciación de Equipos de computacion<text:s text:c="22"/></text:p>
          </table:table-cell>
          <table:table-cell office:value-type="float" office:value="1047.51" table:style-name="ce89">
            <text:p>1.048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7010005" table:style-name="ce89">
            <text:p>520.207.010.005</text:p>
          </table:table-cell>
          <table:table-cell office:value-type="string" table:style-name="ce90">
            <text:p>Gastos de Depreciación de Vehiculos<text:s text:c="35"/></text:p>
          </table:table-cell>
          <table:table-cell office:value-type="float" office:value="27635.66" table:style-name="ce89">
            <text:p>27.636</text:p>
          </table:table-cell>
          <table:table-cell table:style-name="ce91"/>
          <table:table-cell table:number-columns-repeated="16380"/>
        </table:table-row>
        <table:table-row table:style-name="ro2">
          <table:table-cell office:value-type="float" office:value="520207010007" table:style-name="ce89">
            <text:p>520.207.010.007</text:p>
          </table:table-cell>
          <table:table-cell office:value-type="string" table:style-name="ce90">
            <text:p>Gastos depreciacion equipos de seguridad<text:s text:c="30"/></text:p>
          </table:table-cell>
          <table:table-cell office:value-type="float" office:value="79.02" table:style-name="ce89">
            <text:p>79</text:p>
          </table:table-cell>
          <table:table-cell table:style-name="ce91"/>
          <table:table-cell table:number-columns-repeated="16380"/>
        </table:table-row>
        <table:table-row table:number-rows-repeated="12" table:style-name="ro2">
          <table:table-cell table:style-name="ce92"/>
          <table:table-cell table:number-columns-repeated="2" table:style-name="ce93"/>
          <table:table-cell table:style-name="ce94"/>
          <table:table-cell table:number-columns-repeated="16380"/>
        </table:table-row>
        <table:table-row table:style-name="ro2">
          <table:table-cell table:style-name="ce92"/>
          <table:table-cell table:style-name="ce93"/>
          <table:table-cell table:style-name="ce1"/>
          <table:table-cell table:style-name="ce93"/>
          <table:table-cell table:number-columns-repeated="16380"/>
        </table:table-row>
        <table:table-row table:number-rows-repeated="9" table:style-name="ro2">
          <table:table-cell table:style-name="ce92"/>
          <table:table-cell table:number-columns-repeated="2" table:style-name="ce93"/>
          <table:table-cell table:style-name="ce94"/>
          <table:table-cell table:number-columns-repeated="16380"/>
        </table:table-row>
        <table:table-row table:number-rows-repeated="1048416" table:style-name="ro5">
          <table:table-cell table:number-columns-repeated="16384"/>
        </table:table-row>
      </table:table>
      <table:table table:name="Honorari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Arriendos" table:style-name="ta3">
        <table:table-column table:style-name="co16" table:default-cell-style-name="ce97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4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21" table:default-cell-style-name="ce1"/>
        <table:table-column table:style-name="co19" table:default-cell-style-name="ce1"/>
        <table:table-column table:style-name="co20" table:default-cell-style-name="ce1"/>
        <table:table-column table:style-name="co35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21" table:default-cell-style-name="ce1"/>
        <table:table-column table:style-name="co19" table:default-cell-style-name="ce1"/>
        <table:table-column table:style-name="co20" table:default-cell-style-name="ce1"/>
        <table:table-column table:style-name="co35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21" table:default-cell-style-name="ce1"/>
        <table:table-column table:style-name="co19" table:default-cell-style-name="ce1"/>
        <table:table-column table:style-name="co20" table:default-cell-style-name="ce1"/>
        <table:table-column table:style-name="co35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95">
            <text:p>codigo</text:p>
          </table:table-cell>
          <table:table-cell office:value-type="string" table:style-name="ce96">
            <text:p>nombre</text:p>
          </table:table-cell>
          <table:table-cell office:value-type="string" table:style-name="ce96">
            <text:p>tipo</text:p>
          </table:table-cell>
          <table:table-cell office:value-type="string" table:style-name="ce96">
            <text:p>numero</text:p>
          </table:table-cell>
          <table:table-cell office:value-type="string" table:style-name="ce96">
            <text:p>fecha</text:p>
          </table:table-cell>
          <table:table-cell office:value-type="string" table:style-name="ce96">
            <text:p>descrip</text:p>
          </table:table-cell>
          <table:table-cell office:value-type="string" table:style-name="ce96">
            <text:p>referencia</text:p>
          </table:table-cell>
          <table:table-cell office:value-type="string" table:style-name="ce96">
            <text:p>debito</text:p>
          </table:table-cell>
          <table:table-cell office:value-type="string" table:style-name="ce96">
            <text:p>credito</text:p>
          </table:table-cell>
          <table:table-cell office:value-type="string" table:style-name="ce96">
            <text:p>saldo</text:p>
          </table:table-cell>
          <table:table-cell office:value-type="string" table:style-name="ce96">
            <text:p>cheque</text:p>
          </table:table-cell>
          <table:table-cell office:value-type="string" table:style-name="ce96">
            <text:p>beneficia</text:p>
          </table:table-cell>
          <table:table-cell office:value-type="string" table:style-name="ce96">
            <text:p>valreg</text:p>
          </table:table-cell>
          <table:table-cell office:value-type="string" table:style-name="ce96">
            <text:p>negrita</text:p>
          </table:table-cell>
          <table:table-cell office:value-type="string" table:style-name="ce96">
            <text:p>tipmov</text:p>
          </table:table-cell>
          <table:table-cell table:number-columns-repeated="16369" table:style-name="ce96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date" office:date-value="2020-12-31T00:00:00" table:style-name="ce98">
            <text:p>31/12/2020</text:p>
          </table:table-cell>
          <table:table-cell office:value-type="string" table:style-name="ce1">
            <text:p>S a l d o <text:s text:c="3"/>I n i c i a 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6855" table:style-name="ce1">
            <text:p>46855</text:p>
          </table:table-cell>
          <table:table-cell office:value-type="date" office:date-value="2021-01-31T00:00:00" table:style-name="ce98">
            <text:p>31/1/2021</text:p>
          </table:table-cell>
          <table:table-cell office:value-type="string" table:style-name="ce1">
            <text:p>ARRIENDO MES DE ENERO/2021 FACº 426 (SABELLA S.A.)</text:p>
          </table:table-cell>
          <table:table-cell office:value-type="string" table:style-name="ce1">
            <text:p>FA 426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363" table:style-name="ce1">
            <text:p>47363</text:p>
          </table:table-cell>
          <table:table-cell office:value-type="date" office:date-value="2021-02-28T00:00:00" table:style-name="ce98">
            <text:p>28/2/2021</text:p>
          </table:table-cell>
          <table:table-cell office:value-type="string" table:style-name="ce1">
            <text:p>SERV ARRIENDO DE MES DE FEBRERO DEL2021 FAC# 427 (SABELLA S.A.)</text:p>
          </table:table-cell>
          <table:table-cell office:value-type="string" table:style-name="ce1">
            <text:p>FA 427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402" table:style-name="ce1">
            <text:p>47402</text:p>
          </table:table-cell>
          <table:table-cell office:value-type="date" office:date-value="2021-03-08T00:00:00" table:style-name="ce98">
            <text:p>8/3/2021</text:p>
          </table:table-cell>
          <table:table-cell office:value-type="string" table:style-name="ce1">
            <text:p>FAC# 428 ARRIENDO MES DE MARZO/2021 (SABELLA S.A.)</text:p>
          </table:table-cell>
          <table:table-cell office:value-type="string" table:style-name="ce1">
            <text:p>FA 428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892" table:style-name="ce1">
            <text:p>47892</text:p>
          </table:table-cell>
          <table:table-cell office:value-type="date" office:date-value="2021-04-07T00:00:00" table:style-name="ce98">
            <text:p>7/4/2021</text:p>
          </table:table-cell>
          <table:table-cell office:value-type="string" table:style-name="ce1">
            <text:p>FAC# 429 ARRIENDO MES DE ABRIL 2021 (SABELLA S.A.)</text:p>
          </table:table-cell>
          <table:table-cell office:value-type="string" table:style-name="ce1">
            <text:p>FA 429</text:p>
          </table:table-cell>
          <table:table-cell office:value-type="float" office:value="1500" table:style-name="ce99">
            <text:p>1.5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897" table:style-name="ce1">
            <text:p>47897</text:p>
          </table:table-cell>
          <table:table-cell office:value-type="date" office:date-value="2021-04-07T00:00:00" table:style-name="ce98">
            <text:p>7/4/2021</text:p>
          </table:table-cell>
          <table:table-cell office:value-type="string" table:style-name="ce1">
            <text:p>Registro Anulado por el Usuario CONTADOR (MARONCELI S.A.)</text:p>
          </table:table-cell>
          <table:table-cell office:value-type="string" table:style-name="ce1">
            <text:p>FA 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355" table:style-name="ce1">
            <text:p>49355</text:p>
          </table:table-cell>
          <table:table-cell office:value-type="date" office:date-value="2021-06-30T00:00:00" table:style-name="ce98">
            <text:p>30/6/2021</text:p>
          </table:table-cell>
          <table:table-cell office:value-type="string" table:style-name="ce1">
            <text:p>ARRIENDO MES DE JUNIO 2021 F/431 (SABELLA S.A.)</text:p>
          </table:table-cell>
          <table:table-cell office:value-type="string" table:style-name="ce1">
            <text:p>FA 431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CB</text:p>
          </table:table-cell>
          <table:table-cell office:value-type="float" office:value="8756" table:style-name="ce1">
            <text:p>8756</text:p>
          </table:table-cell>
          <table:table-cell office:value-type="date" office:date-value="2021-07-30T00:00:00" table:style-name="ce98">
            <text:p>30/7/2021</text:p>
          </table:table-cell>
          <table:table-cell office:value-type="string" table:style-name="ce1">
            <text:p>N/C# 1 APLICA A FAC# 429 POR ANULACION DE FACT</text:p>
          </table:table-cell>
          <table:table-cell table:style-name="ce1"/>
          <table:table-cell office:value-type="float" office:value="0" table:style-name="ce99">
            <text:p>0,00</text:p>
          </table:table-cell>
          <table:table-cell office:value-type="float" office:value="1500" table:style-name="ce99">
            <text:p>1.50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CB</text:p>
          </table:table-cell>
          <table:table-cell office:value-type="float" office:value="8756" table:style-name="ce1">
            <text:p>8756</text:p>
          </table:table-cell>
          <table:table-cell office:value-type="date" office:date-value="2021-07-30T00:00:00" table:style-name="ce98">
            <text:p>30/7/2021</text:p>
          </table:table-cell>
          <table:table-cell office:value-type="string" table:style-name="ce1">
            <text:p>N/C# 1 APLICA A FAC# 429 POR ANULACION DE FACT</text:p>
          </table:table-cell>
          <table:table-cell table:style-name="ce1"/>
          <table:table-cell office:value-type="float" office:value="246" table:style-name="ce99">
            <text:p>246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7" table:style-name="ce1">
            <text:p>49817</text:p>
          </table:table-cell>
          <table:table-cell office:value-type="date" office:date-value="2021-07-30T00:00:00" table:style-name="ce98">
            <text:p>30/7/2021</text:p>
          </table:table-cell>
          <table:table-cell office:value-type="string" table:style-name="ce1">
            <text:p>F/ 3 ARRIENDO MES DE MAYO 2021 (SABELLA S.A.)</text:p>
          </table:table-cell>
          <table:table-cell office:value-type="string" table:style-name="ce1">
            <text:p>FA 3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8" table:style-name="ce1">
            <text:p>49818</text:p>
          </table:table-cell>
          <table:table-cell office:value-type="date" office:date-value="2021-07-30T00:00:00" table:style-name="ce98">
            <text:p>30/7/2021</text:p>
          </table:table-cell>
          <table:table-cell office:value-type="string" table:style-name="ce1">
            <text:p>F/ 4 ARRIENDO MES DE JULIO 2021 (SABELLA S.A.)</text:p>
          </table:table-cell>
          <table:table-cell office:value-type="string" table:style-name="ce1">
            <text:p>FA 4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9" table:style-name="ce1">
            <text:p>49819</text:p>
          </table:table-cell>
          <table:table-cell office:value-type="date" office:date-value="2021-08-02T00:00:00" table:style-name="ce98">
            <text:p>2/8/2021</text:p>
          </table:table-cell>
          <table:table-cell office:value-type="string" table:style-name="ce1">
            <text:p>F/ 5 ARRIENDO MES DE ABRIL 2021 (SABELLA S.A.)</text:p>
          </table:table-cell>
          <table:table-cell office:value-type="string" table:style-name="ce1">
            <text:p>FA 5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50419" table:style-name="ce1">
            <text:p>50419</text:p>
          </table:table-cell>
          <table:table-cell office:value-type="date" office:date-value="2021-09-08T00:00:00" table:style-name="ce98">
            <text:p>8/9/2021</text:p>
          </table:table-cell>
          <table:table-cell office:value-type="string" table:style-name="ce1">
            <text:p>ARRIENDO MES DE SEPTIEMBRE 2021 FAC° 7 (SABELLA S.A.)</text:p>
          </table:table-cell>
          <table:table-cell office:value-type="string" table:style-name="ce1">
            <text:p>FA 7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50420" table:style-name="ce1">
            <text:p>50420</text:p>
          </table:table-cell>
          <table:table-cell office:value-type="date" office:date-value="2021-09-08T00:00:00" table:style-name="ce98">
            <text:p>8/9/2021</text:p>
          </table:table-cell>
          <table:table-cell office:value-type="string" table:style-name="ce1">
            <text:p>ARRIENDO MES DE AGOSTO/2021 FAC° 6 (SABELLA S.A.)</text:p>
          </table:table-cell>
          <table:table-cell office:value-type="string" table:style-name="ce1">
            <text:p>FA 6</text:p>
          </table:table-cell>
          <table:table-cell office:value-type="float" office:value="15000" table:style-name="ce99">
            <text:p>15.00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style-name="ce97"/>
          <table:table-cell table:number-columns-repeated="6" table:style-name="ce1"/>
          <table:table-cell office:value-type="float" office:value="136746" table:formula="of:=SUM([.H2:.H15])" table:style-name="ce100">
            <text:p><text:s/>136.746,00<text:s/></text:p>
          </table:table-cell>
          <table:table-cell office:value-type="float" office:value="1500" table:formula="of:=SUM([.I2:.I15])" table:style-name="ce100">
            <text:p><text:s/>1.500,00<text:s/></text:p>
          </table:table-cell>
          <table:table-cell office:value-type="float" office:value="135246" table:formula="of:=+[.H16]-[.I16]" table:style-name="ce101">
            <text:p>135.246,00</text:p>
          </table:table-cell>
          <table:table-cell table:number-columns-repeated="16374" table:style-name="ce1"/>
        </table:table-row>
        <table:table-row table:number-rows-repeated="1048560" table:style-name="ro5">
          <table:table-cell table:number-columns-repeated="16384"/>
        </table:table-row>
      </table:table>
      <table:table table:name="Servicios_basic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Impuest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Otr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  <style:font-face style:name="Tahoma1" svg:font-family="Tahoma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text> </number:text>
      <number:number number:decimal-places="2" number:min-decimal-places="2" number:min-integer-digits="1" number:grouping="true"/>
      <number:text> </number:text>
    </number:number-style>
    <number:number-style style:name="N37P1">
      <number:text>-</number:text>
      <number:number number:decimal-places="2" number:min-decimal-places="2" number:min-integer-digits="1" number:grouping="true"/>
      <number:text> </number:text>
    </number:number-style>
    <number:number-style style:name="N37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decimal-places="0" number:min-integer-digits="1" number:grouping="true"/>
    </number:number-style>
    <number:number-style style:name="N38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number-style style:name="N39P0">
      <number:number number:decimal-places="0" number:min-decimal-places="0" number:min-integer-digits="1">
        <number:embedded-text number:position="0"> </number:embedded-text>
      </number:number>
    </number:number-style>
    <number:number-style style:name="N39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9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/</number:text>
      <number:month number:style="long"/>
      <number:text>/</number:text>
      <number:year number:style="long"/>
    </number:date-style>
    <number:percentage-style style:name="N41">
      <number:number number:decimal-places="2" number:min-decimal-places="2" number:min-integer-digits="1"/>
      <number:text> %</number:text>
    </number:percentage-style>
    <number:date-style style:name="N42">
      <number:day number:style="long"/>
      <number:text>/</number:text>
      <number:month number:style="long"/>
      <number:text>/</number:text>
      <number:year/>
    </number:date-style>
    <number:number-style style:name="N43P0">
      <number:number number:decimal-places="2" number:min-decimal-places="2" number:min-integer-digits="1" number:grouping="true"/>
      <number:text> </number:text>
    </number:number-style>
    <number:number-style style:name="N43P1">
      <number:text>(</number:text>
      <number:number number:decimal-places="2" number:min-decimal-places="2" number:min-integer-digits="1" number:grouping="true"/>
      <number:text>)</number:text>
    </number:number-style>
    <number:number-style style:name="N43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decimal-places="0" number:min-integer-digits="1">
        <number:embedded-text number:position="0"> </number:embedded-text>
      </number:number>
    </number:number-style>
    <number:number-style style:name="N44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4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5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5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percentage-style style:name="N46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7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ara Macias</meta:initial-creator>
    <dc:creator>Carlos Almeida</dc:creator>
    <meta:creation-date>2020-10-19T12:23:50Z</meta:creation-date>
    <dc:date>2022-03-18T15:57:56Z</dc:date>
    <meta:editing-cycles>15</meta:editing-cycles>
    <meta:editing-duration>PT8126S</meta:editing-duration>
  </office:meta>
</office:document-meta>
</file>